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 manifest:full-path="Pictures/TablePreview6.svm"/>
  <manifest:file-entry manifest:media-type="" manifest:full-path="Pictures/TablePreview7.svm"/>
  <manifest:file-entry manifest:media-type="" manifest:full-path="Pictures/TablePreview8.svm"/>
  <manifest:file-entry manifest:media-type="" manifest:full-path="Pictures/TablePreview9.svm"/>
  <manifest:file-entry manifest:media-type="" manifest:full-path="Pictures/TablePreview1.svm"/>
  <manifest:file-entry manifest:media-type="" manifest:full-path="Pictures/TablePreview10.svm"/>
  <manifest:file-entry manifest:media-type="" manifest:full-path="Pictures/TablePreview2.svm"/>
  <manifest:file-entry manifest:media-type="" manifest:full-path="Pictures/TablePreview3.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svg:stroke-color="#000000"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fill="solid" draw:fill-color="#ff0000" draw:textarea-vertical-align="middle"/>
    </style:style>
    <style:style style:name="gr6" style:family="graphic" style:parent-style-name="standard">
      <style:graphic-properties draw:marker-end="Arrow" draw:textarea-vertical-align="middle"/>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 style:family="graphic" style:parent-style-name="objectwithoutfill">
      <style:graphic-properties draw:stroke="dash" draw:stroke-dash="Fine_20_Dashed_20__28_var_29_" svg:stroke-width="0.051cm" draw:marker-start-width="0.356cm" draw:marker-end-width="0.356cm" draw:fill="none" draw:textarea-vertical-align="middle" fo:padding-top="0.151cm" fo:padding-bottom="0.151cm" fo:padding-left="0.276cm" fo:padding-right="0.276cm"/>
    </style:style>
    <style:style style:name="gr9" style:family="graphic" style:parent-style-name="standard">
      <style:graphic-properties draw:stroke="dash" draw:stroke-dash="Fine_20_Dashed_20__28_var_29_" svg:stroke-width="0.051cm" svg:stroke-color="#ff0000" draw:marker-start-width="0.355cm" draw:marker-end="Arrow" draw:marker-end-width="0.355cm" draw:textarea-vertical-align="middle" fo:padding-top="0.15cm" fo:padding-bottom="0.15cm" fo:padding-left="0.275cm" fo:padding-right="0.275cm"/>
    </style:style>
    <style:style style:name="gr10" style:family="graphic" style:parent-style-name="objectwithoutfill">
      <style:graphic-properties svg:stroke-width="0.127cm" svg:stroke-color="#ff0000" draw:marker-start-width="0.571cm" draw:marker-end="Arrow" draw:marker-end-width="0.457cm" draw:fill="none" draw:textarea-vertical-align="middle" fo:padding-top="0.188cm" fo:padding-bottom="0.188cm" fo:padding-left="0.313cm" fo:padding-right="0.313cm"/>
    </style:style>
    <style:style style:name="gr11" style:family="graphic" style:parent-style-name="standard">
      <style:graphic-properties draw:stroke="none" svg:stroke-color="#000000" draw:fill="none" draw:fill-color="#ffffff" draw:auto-grow-height="true" draw:auto-grow-width="false" fo:max-height="0cm" fo:min-height="1.525cm"/>
    </style:style>
    <style:style style:name="gr12" style:family="graphic">
      <style:graphic-properties style:protect="size"/>
    </style:style>
    <style:style style:name="gr13" style:family="graphic" style:parent-style-name="standard">
      <style:graphic-properties draw:stroke="dash" draw:stroke-dash="Ultrafine_20_2_20_Dots_20_3_20_Dashes" svg:stroke-width="0.051cm" svg:stroke-color="#ff0000" draw:marker-start="" draw:marker-start-width="0.355cm" draw:marker-end="Arrow" draw:marker-end-width="0.355cm" draw:textarea-vertical-align="middle" fo:padding-top="0.15cm" fo:padding-bottom="0.15cm" fo:padding-left="0.275cm" fo:padding-right="0.275cm"/>
    </style:style>
    <style:style style:name="gr14" style:family="graphic" style:parent-style-name="standard">
      <style:graphic-properties draw:fill-color="#669933" draw:textarea-vertical-align="middle"/>
    </style:style>
    <style:style style:name="gr15" style:family="graphic" style:parent-style-name="objectwithoutfill">
      <style:graphic-properties svg:stroke-width="0.127cm" svg:stroke-color="#669933" draw:marker-start-width="0.571cm" draw:marker-end="Arrow" draw:marker-end-width="0.457cm" draw:fill="none" draw:textarea-vertical-align="middle" fo:padding-top="0.188cm" fo:padding-bottom="0.188cm" fo:padding-left="0.313cm" fo:padding-right="0.313cm"/>
    </style:style>
    <style:style style:name="gr16" style:family="graphic" style:parent-style-name="standard">
      <style:graphic-properties draw:stroke="solid" svg:stroke-width="0.081cm" svg:stroke-color="#ff0000" draw:marker-start-width="0.321cm" draw:marker-end-width="0.321cm" draw:fill-color="#ff0000" draw:opacity="0%" draw:opacity-name="" draw:textarea-vertical-align="middle" fo:padding-top="0.165cm" fo:padding-bottom="0.165cm" fo:padding-left="0.29cm" fo:padding-right="0.29cm"/>
    </style:style>
    <style:style style:name="gr17" style:family="graphic" style:parent-style-name="standard">
      <style:graphic-properties svg:stroke-width="0.081cm" svg:stroke-color="#ff0000" draw:marker-start-width="0.321cm" draw:marker-end-width="0.321cm" draw:opacity="0%" draw:textarea-vertical-align="middle" fo:padding-top="0.165cm" fo:padding-bottom="0.165cm" fo:padding-left="0.29cm" fo:padding-right="0.29cm"/>
    </style:style>
    <style:style style:name="gr18" style:family="graphic" style:parent-style-name="standard">
      <style:graphic-properties draw:textarea-vertical-align="top"/>
    </style:style>
    <style:style style:name="gr19" style:family="graphic" style:parent-style-name="standard">
      <style:graphic-properties svg:stroke-width="0.127cm" svg:stroke-color="#ff3333" draw:marker-start-width="0.571cm" draw:marker-end-width="0.571cm" draw:fill-color="#ffffff" draw:opacity="0%" draw:textarea-vertical-align="middle" fo:padding-top="0.188cm" fo:padding-bottom="0.188cm" fo:padding-left="0.313cm" fo:padding-right="0.313cm" draw:shadow-opacity="0%"/>
    </style:style>
    <style:style style:name="gr20" style:family="graphic" style:parent-style-name="standard" style:list-style-name="L3">
      <style:graphic-properties draw:stroke="none" svg:stroke-color="#000000" draw:fill="none" draw:fill-color="#ffffff" draw:auto-grow-height="true" draw:auto-grow-width="false" fo:max-height="0cm" fo:min-height="1.528cm"/>
    </style:style>
    <style:style style:name="gr21" style:family="graphic" style:parent-style-name="objectwithoutfill">
      <style:graphic-properties svg:stroke-width="0.106cm" svg:stroke-color="#ff3333" draw:marker-start="Arrow" draw:marker-start-width="0.358cm" draw:marker-end="Arrow" draw:marker-end-width="0.358cm" draw:fill="none" draw:textarea-vertical-align="middle" fo:padding-top="0.177cm" fo:padding-bottom="0.177cm" fo:padding-left="0.302cm" fo:padding-right="0.302cm"/>
    </style:style>
    <style:style style:name="gr22" style:family="graphic" style:parent-style-name="standard">
      <style:graphic-properties svg:stroke-width="0.127cm" svg:stroke-color="#579d1c" draw:marker-start-width="0.571cm" draw:marker-end-width="0.571cm" draw:fill-color="#ffffff" draw:opacity="0%" draw:textarea-vertical-align="middle" fo:padding-top="0.188cm" fo:padding-bottom="0.188cm" fo:padding-left="0.313cm" fo:padding-right="0.313cm" draw:shadow-opacity="0%"/>
    </style:style>
    <style:style style:name="gr23" style:family="graphic" style:parent-style-name="objectwithoutfill">
      <style:graphic-properties draw:stroke="solid" svg:stroke-width="0.081cm" svg:stroke-color="#579d1c" draw:marker-start="Arrow" draw:marker-start-width="0.321cm" draw:marker-end="Arrow" draw:marker-end-width="0.321cm" draw:fill="none" draw:textarea-vertical-align="middle" fo:padding-top="0.165cm" fo:padding-bottom="0.165cm" fo:padding-left="0.29cm" fo:padding-right="0.29cm"/>
    </style:style>
    <style:style style:name="gr24" style:family="graphic" style:parent-style-name="objectwithoutfill">
      <style:graphic-properties svg:stroke-width="0.127cm" svg:stroke-color="#ff9999" draw:marker-start-width="0.571cm" draw:marker-end="Arrow" draw:marker-end-width="0.457cm" draw:fill="none" draw:textarea-vertical-align="middle" fo:padding-top="0.188cm" fo:padding-bottom="0.188cm" fo:padding-left="0.313cm" fo:padding-right="0.313cm"/>
    </style:style>
    <style:style style:name="gr25" style:family="graphic" style:parent-style-name="standard" style:list-style-name="L3">
      <style:graphic-properties draw:stroke="none" svg:stroke-color="#000000" draw:fill="none" draw:fill-color="#ffffff" draw:auto-grow-height="true" draw:auto-grow-width="false" fo:max-height="0cm" fo:min-height="1.528cm"/>
    </style:style>
    <style:style style:name="gr26" style:family="graphic" style:parent-style-name="objectwithoutfill">
      <style:graphic-properties svg:stroke-width="0.051cm" svg:stroke-color="#cc0000" draw:marker-start-width="0.355cm" draw:marker-end="Arrow" draw:marker-end-width="0.355cm" draw:fill="none" draw:textarea-vertical-align="middle" fo:padding-top="0.15cm" fo:padding-bottom="0.15cm" fo:padding-left="0.275cm" fo:padding-right="0.275cm"/>
    </style:style>
    <style:style style:name="gr27" style:family="graphic" style:parent-style-name="standard">
      <style:graphic-properties draw:stroke="dash" draw:stroke-dash="Ultrafine_20_2_20_Dots_20_3_20_Dashes" draw:fill-color="#ffcc00" draw:textarea-vertical-align="middle"/>
    </style:style>
    <style:style style:name="gr28" style:family="graphic" style:parent-style-name="standard">
      <style:graphic-properties draw:stroke="dash" draw:stroke-dash="Ultrafine_20_2_20_Dots_20_3_20_Dashes" svg:stroke-width="0.028cm" draw:marker-start-width="0.242cm" draw:marker-end-width="0.242cm" draw:fill-color="#ffcc00" draw:textarea-vertical-align="middle" fo:padding-top="0.139cm" fo:padding-bottom="0.139cm" fo:padding-left="0.264cm" fo:padding-right="0.264cm"/>
    </style:style>
    <style:style style:name="gr29" style:family="graphic" style:parent-style-name="objectwithoutfill">
      <style:graphic-properties svg:stroke-width="0.051cm" svg:stroke-color="#006600" draw:marker-start-width="0.355cm" draw:marker-end="Arrow" draw:marker-end-width="0.355cm" draw:fill="none" draw:textarea-vertical-align="middle" fo:padding-top="0.15cm" fo:padding-bottom="0.15cm" fo:padding-left="0.275cm" fo:padding-right="0.275cm"/>
    </style:style>
    <style:style style:name="gr30" style:family="graphic" style:parent-style-name="objectwithoutfill">
      <style:graphic-properties svg:stroke-width="0.051cm" svg:stroke-color="#cc0000" draw:marker-start-width="0.355cm" draw:marker-end="Arrow" draw:marker-end-width="0.355cm" draw:fill="none" draw:textarea-vertical-align="middle" fo:padding-top="0.15cm" fo:padding-bottom="0.15cm" fo:padding-left="0.275cm" fo:padding-right="0.275cm" draw:shadow-offset-x="0.203cm" draw:shadow-offset-y="0.203cm"/>
    </style:style>
    <style:style style:name="gr31" style:family="graphic" style:parent-style-name="standard">
      <style:graphic-properties draw:stroke="none" svg:stroke-color="#000000" draw:fill="none" draw:fill-color="#ffffff" draw:auto-grow-height="true" draw:auto-grow-width="false" fo:max-height="0cm" fo:min-height="16.514cm"/>
    </style:style>
    <style:style style:name="gr32" style:family="graphic" style:parent-style-name="objectwithoutfill">
      <style:graphic-properties svg:stroke-width="0.051cm" svg:stroke-color="#9900ff" draw:marker-start-width="0.355cm" draw:marker-end="Arrow" draw:marker-end-width="0.355cm" draw:fill="none" draw:textarea-vertical-align="middle" fo:padding-top="0.15cm" fo:padding-bottom="0.15cm" fo:padding-left="0.275cm" fo:padding-right="0.275cm"/>
    </style:style>
    <style:style style:name="pr1" style:family="presentation" style:parent-style-name="Default-notes">
      <style:graphic-properties draw:fill-color="#ffffff" fo:min-height="11.616cm"/>
    </style:style>
    <style:style style:name="co1" style:family="table-column">
      <style:table-column-properties style:column-width="2.2cm" style:use-optimal-column-width="false"/>
    </style:style>
    <style:style style:name="co2" style:family="table-column">
      <style:table-column-properties style:column-width="3.057cm" style:use-optimal-column-width="false"/>
    </style:style>
    <style:style style:name="co3" style:family="table-column">
      <style:table-column-properties style:column-width="2.791cm" style:use-optimal-column-width="false"/>
    </style:style>
    <style:style style:name="co4" style:family="table-column">
      <style:table-column-properties style:column-width="2.203cm" style:use-optimal-column-width="false"/>
    </style:style>
    <style:style style:name="co5" style:family="table-column">
      <style:table-column-properties style:column-width="2.459cm" style:use-optimal-column-width="false"/>
    </style:style>
    <style:style style:name="co6" style:family="table-column">
      <style:table-column-properties style:column-width="1.941cm" style:use-optimal-column-width="false"/>
    </style:style>
    <style:style style:name="ro1" style:family="table-row">
      <style:table-row-properties style:row-height="0.535cm"/>
    </style:style>
    <style:style style:name="ro2" style:family="table-row">
      <style:table-row-properties style:row-height="1.713cm"/>
    </style:style>
    <style:style style:name="ro3" style:family="table-row">
      <style:table-row-properties style:row-height="0.916cm"/>
    </style:style>
    <style:style style:name="ro4" style:family="table-row">
      <style:table-row-properties style:row-height="0.582cm"/>
    </style:style>
    <style:style style:name="ro5" style:family="table-row">
      <style:table-row-properties style:row-height="1.037cm"/>
    </style:style>
    <style:style style:name="ro6" style:family="table-row">
      <style:table-row-properties style:row-height="0.689cm"/>
    </style:style>
    <style:style style:name="ro7" style:family="table-row">
      <style:table-row-properties style:row-height="0.696cm"/>
    </style:style>
    <style:style style:name="ro8" style:family="table-row">
      <style:table-row-properties style:row-height="0.624cm"/>
    </style:style>
    <style:style style:name="ro9" style:family="table-row">
      <style:table-row-properties style:row-height="0.692cm"/>
    </style:style>
    <style:style style:name="ro10" style:family="table-row">
      <style:table-row-properties style:row-height="0.746cm"/>
    </style:style>
    <style:style style:name="ro11" style:family="table-row">
      <style:table-row-properties style:row-height="0.497cm"/>
    </style:style>
    <style:style style:name="ro12" style:family="table-row">
      <style:table-row-properties style:row-height="0.45cm"/>
    </style:style>
    <style:style style:name="ce1" style:family="table-cell">
      <style:graphic-properties draw:fill="solid" draw:fill-color="#ffcccc" style:repeat="repeat" fo:padding-top="0.102cm" fo:padding-bottom="0.051cm" fo:padding-left="0.102cm" fo:padding-right="0.102cm"/>
      <style:paragraph-properties fo:text-align="center" fo:border="0.001cm solid #000000"/>
      <style:text-properties fo:color="#666666" fo:font-size="9pt" fo:font-weight="bold" style:font-size-asian="9pt" style:font-weight-asian="bold" style:font-size-complex="9pt" style:font-weight-complex="bold"/>
    </style:style>
    <style:style style:name="ce2" style:family="table-cell">
      <style:graphic-properties draw:fill="solid" draw:fill-color="#ffcccc" style:repeat="repeat" fo:padding-top="0.1cm" fo:padding-bottom="0.1cm" fo:padding-left="0.1cm" fo:padding-right="0.1cm"/>
      <style:paragraph-properties fo:text-align="center" fo:border-left="0.001cm solid #000000" fo:border-right="0.001cm solid #000000" fo:border-top="none" fo:border-bottom="0.001cm solid #000000"/>
      <style:text-properties fo:color="#666666" fo:font-size="9pt" fo:font-weight="bold" style:font-size-asian="9pt" style:font-weight-asian="bold" style:font-size-complex="9pt" style:font-weight-complex="bold"/>
    </style:style>
    <style:style style:name="ce3" style:family="table-cell">
      <style:graphic-properties draw:fill="solid" draw:fill-color="#ffcccc" style:repeat="repeat" fo:padding-top="0.1cm" fo:padding-bottom="0.1cm" fo:padding-left="0.1cm" fo:padding-right="0.1cm"/>
      <style:paragraph-properties fo:text-align="center" fo:border="0.001cm solid #000000"/>
      <style:text-properties fo:color="#666666" fo:font-size="9pt" fo:font-weight="bold" style:font-size-asian="9pt" style:font-weight-asian="bold" style:font-size-complex="9pt" style:font-weight-complex="bold"/>
    </style:style>
    <style:style style:name="ce4" style:family="table-cell">
      <style:graphic-properties draw:fill="solid" draw:fill-color="#ffcccc" style:repeat="repeat" fo:padding-top="0.102cm" fo:padding-bottom="0.051cm" fo:padding-left="0.102cm" fo:padding-right="0.102cm"/>
      <style:paragraph-properties fo:text-align="center" fo:border="0.001cm solid #000000"/>
      <style:text-properties fo:color="#666666" fo:font-size="8pt" fo:font-weight="bold" style:font-size-asian="8pt" style:font-weight-asian="bold" style:font-size-complex="8pt" style:font-weight-complex="bold"/>
    </style:style>
    <style:style style:name="ce5" style:family="table-cell">
      <style:graphic-properties draw:fill="solid" draw:fill-color="#ffcccc" style:repeat="repeat" fo:padding-top="0.1cm" fo:padding-bottom="0.1cm" fo:padding-left="0.1cm" fo:padding-right="0.1cm"/>
      <style:paragraph-properties fo:text-align="center" fo:border-left="0.001cm solid #000000" fo:border-right="0.001cm solid #000000" fo:border-top="none" fo:border-bottom="0.001cm solid #000000"/>
      <style:text-properties fo:color="#666666" fo:font-size="8pt" fo:font-weight="bold" style:font-size-asian="8pt" style:font-weight-asian="bold" style:font-size-complex="8pt" style:font-weight-complex="bold"/>
    </style:style>
    <style:style style:name="ce6" style:family="table-cell">
      <style:graphic-properties draw:fill="solid" draw:fill-color="#ffcccc" style:repeat="repeat" fo:padding-top="0.1cm" fo:padding-bottom="0.1cm" fo:padding-left="0.1cm" fo:padding-right="0.1cm"/>
      <style:paragraph-properties fo:text-align="center" fo:border="0.001cm solid #000000"/>
      <style:text-properties fo:color="#666666" fo:font-size="8pt" fo:font-weight="bold" style:font-size-asian="8pt" style:font-weight-asian="bold" style:font-size-complex="8pt" style:font-weight-complex="bold"/>
    </style:style>
    <style:style style:name="P1" style:family="paragraph">
      <style:text-properties fo:font-size="18pt"/>
    </style:style>
    <style:style style:name="P2" style:family="paragraph">
      <style:paragraph-properties fo:text-align="center"/>
    </style:style>
    <style:style style:name="P3" style:family="paragraph">
      <style:paragraph-properties fo:text-align="center"/>
      <style:text-properties fo:font-size="15pt" fo:font-weight="bold" style:font-size-asian="15pt" style:font-weight-asian="bold" style:font-size-complex="15pt" style:font-weight-complex="bold"/>
    </style:style>
    <style:style style:name="P4" style:family="paragraph">
      <style:paragraph-properties fo:margin-left="0cm" fo:margin-right="0cm" fo:text-align="center" fo:text-indent="0cm" style:writing-mode="lr-tb"/>
    </style:style>
    <style:style style:name="P5" style:family="paragraph">
      <style:paragraph-properties fo:margin-left="0cm" fo:margin-right="0cm" fo:text-align="center" fo:text-indent="0cm" style:writing-mode="lr-tb" style:font-independent-line-spacing="true"/>
      <style:text-properties fo:color="#336600" fo:font-size="20pt" style:font-size-asian="20pt" style:font-size-complex="20pt"/>
    </style:style>
    <style:style style:name="P6" style:family="paragraph">
      <style:paragraph-properties fo:margin-left="0cm" fo:margin-right="0cm" fo:text-align="center" fo:text-indent="0cm" style:writing-mode="lr-tb" style:font-independent-line-spacing="true"/>
      <style:text-properties fo:font-size="16pt" style:font-size-asian="16pt" style:font-size-complex="16pt"/>
    </style:style>
    <style:style style:name="P7" style:family="paragraph">
      <style:paragraph-properties fo:text-align="center"/>
      <style:text-properties fo:font-size="12pt" fo:font-weight="bold" style:font-size-asian="12pt" style:font-weight-asian="bold" style:font-size-complex="12pt" style:font-weight-complex="bold"/>
    </style:style>
    <style:style style:name="P8" style:family="paragraph">
      <style:paragraph-properties fo:text-align="center"/>
      <style:text-properties fo:font-size="18pt"/>
    </style:style>
    <style:style style:name="P9" style:family="paragraph">
      <style:text-properties fo:font-size="12pt"/>
    </style:style>
    <style:style style:name="P10" style:family="paragraph">
      <style:paragraph-properties fo:text-align="center"/>
      <style:text-properties fo:color="#ccffff" fo:font-size="15pt" fo:font-weight="bold" style:font-size-asian="15pt" style:font-weight-asian="bold" style:font-size-complex="15pt" style:font-weight-complex="bold"/>
    </style:style>
    <style:style style:name="P11" style:family="paragraph">
      <style:paragraph-properties fo:text-align="center"/>
      <style:text-properties fo:font-size="9pt" fo:font-weight="bold" style:font-size-asian="15pt" style:font-weight-asian="bold" style:font-size-complex="15pt" style:font-weight-complex="bold"/>
    </style:style>
    <style:style style:name="P12" style:family="paragraph">
      <style:text-properties fo:font-size="9pt"/>
    </style:style>
    <style:style style:name="P13" style:family="paragraph">
      <style:paragraph-properties fo:text-align="center"/>
      <style:text-properties fo:font-size="22pt" style:font-size-asian="22pt" style:font-size-complex="22pt"/>
    </style:style>
    <style:style style:name="P14" style:family="paragraph">
      <style:paragraph-properties fo:text-align="center"/>
      <style:text-properties fo:color="#ccffff" fo:font-size="9pt" fo:font-weight="bold" style:font-size-asian="15pt" style:font-weight-asian="bold" style:font-size-complex="15pt" style:font-weight-complex="bold"/>
    </style:style>
    <style:style style:name="P15" style:family="paragraph">
      <style:paragraph-properties fo:margin-left="0cm" fo:margin-right="0cm" fo:text-align="center" fo:text-indent="0cm" style:writing-mode="lr-tb" style:font-independent-line-spacing="true"/>
      <style:text-properties fo:color="#336600" fo:font-size="14pt" style:font-size-asian="14pt" style:font-size-complex="14pt"/>
    </style:style>
    <style:style style:name="P16" style:family="paragraph">
      <style:paragraph-properties fo:text-align="center"/>
      <style:text-properties fo:font-size="8pt" fo:font-weight="bold" style:font-size-asian="8pt" style:font-weight-asian="bold" style:font-size-complex="8pt" style:font-weight-complex="bold"/>
    </style:style>
    <style:style style:name="P17" style:family="paragraph">
      <style:paragraph-properties fo:text-align="center"/>
      <style:text-properties fo:font-size="8pt" style:font-size-asian="8pt" style:font-size-complex="8pt"/>
    </style:style>
    <style:style style:name="P18" style:family="paragraph">
      <style:paragraph-properties fo:text-align="center"/>
      <style:text-properties fo:font-size="11pt" fo:font-weight="bold" style:font-size-asian="11pt" style:font-weight-asian="bold" style:font-size-complex="11pt" style:font-weight-complex="bold"/>
    </style:style>
    <style:style style:name="P19" style:family="paragraph">
      <style:text-properties fo:font-size="10pt" fo:font-weight="bold" style:font-size-asian="10pt" style:font-weight-asian="bold" style:font-size-complex="10pt" style:font-weight-complex="bold"/>
    </style:style>
    <style:style style:name="P20" style:family="paragraph">
      <style:paragraph-properties fo:text-align="start"/>
    </style:style>
    <style:style style:name="T1" style:family="text">
      <style:text-properties fo:font-size="18pt"/>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color="#336600" fo:font-size="20pt" fo:language="en" fo:country="US" fo:font-weight="bold" style:font-size-asian="20pt" style:language-asian="en" style:country-asian="US" style:font-weight-asian="bold" style:font-size-complex="20pt" style:language-complex="en" style:country-complex="US" style:font-weight-complex="bold"/>
    </style:style>
    <style:style style:name="T6"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7" style:family="text">
      <style:text-properties fo:font-size="15pt" style:font-size-asian="15pt" style:font-size-complex="15pt"/>
    </style:style>
    <style:style style:name="T8" style:family="text">
      <style:text-properties fo:font-size="9pt" fo:font-weight="bold" style:font-size-asian="9pt" style:font-weight-asian="bold" style:font-size-complex="9pt" style:font-weight-complex="bold"/>
    </style:style>
    <style:style style:name="T9" style:family="text">
      <style:text-properties fo:color="#666666" fo:font-size="9pt" fo:font-weight="bold" style:font-size-asian="9pt" style:font-weight-asian="bold" style:font-size-complex="9pt" style:font-weight-complex="bold"/>
    </style:style>
    <style:style style:name="T10" style:family="text">
      <style:text-properties fo:font-size="9pt" fo:font-weight="bold" style:font-size-asian="15pt" style:font-weight-asian="bold" style:font-size-complex="15pt" style:font-weight-complex="bold"/>
    </style:style>
    <style:style style:name="T11" style:family="text">
      <style:text-properties fo:color="#336600" fo:font-size="13pt" fo:language="en" fo:country="US" fo:font-weight="bold" style:font-size-asian="13pt" style:language-asian="en" style:country-asian="US" style:font-weight-asian="bold" style:font-size-complex="13pt" style:language-complex="en" style:country-complex="US" style:font-weight-complex="bold"/>
    </style:style>
    <style:style style:name="T12" style:family="text">
      <style:text-properties fo:font-size="22pt" style:font-size-asian="22pt" style:font-size-complex="22pt"/>
    </style:style>
    <style:style style:name="T13" style:family="text">
      <style:text-properties fo:font-size="13pt" style:font-size-asian="13pt" style:font-size-complex="13pt"/>
    </style:style>
    <style:style style:name="T14" style:family="text">
      <style:text-properties fo:font-size="9pt" fo:font-weight="bold" style:font-size-asian="10pt" style:font-weight-asian="bold" style:font-size-complex="10pt" style:font-weight-complex="bold"/>
    </style:style>
    <style:style style:name="T15" style:family="text">
      <style:text-properties fo:font-size="9pt" fo:font-weight="bold" style:font-size-asian="12pt" style:font-weight-asian="bold" style:font-size-complex="12pt" style:font-weight-complex="bold"/>
    </style:style>
    <style:style style:name="T16" style:family="text">
      <style:text-properties fo:font-size="9pt"/>
    </style:style>
    <style:style style:name="T17" style:family="text">
      <style:text-properties fo:color="#336600" fo:font-size="14pt" fo:language="en" fo:country="US" fo:font-weight="bold" style:font-size-asian="14pt" style:language-asian="en" style:country-asian="US" style:font-weight-asian="bold" style:font-size-complex="14pt" style:language-complex="en" style:country-complex="US" style:font-weight-complex="bold"/>
    </style:style>
    <style:style style:name="T18" style:family="text">
      <style:text-properties fo:font-size="8pt" fo:font-weight="bold" style:font-size-asian="8pt" style:font-weight-asian="bold" style:font-size-complex="8pt" style:font-weight-complex="bold"/>
    </style:style>
    <style:style style:name="T19" style:family="text">
      <style:text-properties fo:color="#666666" fo:font-size="8pt" fo:font-weight="bold" style:font-size-asian="8pt" style:font-weight-asian="bold" style:font-size-complex="8pt" style:font-weight-complex="bold"/>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6pt" style:font-size-asian="16pt" style:font-size-complex="16pt"/>
    </style:style>
    <style:style style:name="T22" style:family="text">
      <style:text-properties fo:font-size="18pt" style:font-size-asian="18pt" style:font-size-complex="18pt"/>
    </style:style>
    <style:style style:name="T23" style:family="text">
      <style:text-properties fo:color="#c5000b" fo:font-size="13pt" fo:font-weight="bold" style:font-size-asian="13pt" style:font-weight-asian="bold" style:font-size-complex="13pt" style:font-weight-complex="bold"/>
    </style:style>
    <style:style style:name="T24" style:family="text">
      <style:text-properties fo:font-size="13pt" fo:font-weight="bold" style:font-size-asian="13pt" style:font-weight-asian="bold" style:font-size-complex="13pt" style:font-weight-complex="bold"/>
    </style:style>
    <style:style style:name="T25" style:family="text">
      <style:text-properties fo:color="#006600" fo:font-size="13pt" fo:font-weight="bold" style:font-size-asian="13pt" style:font-weight-asian="bold" style:font-size-complex="13pt" style:font-weight-complex="bold"/>
    </style:style>
    <style:style style:name="T26" style:family="text">
      <style:text-properties fo:color="#9900ff" fo:font-size="13pt" fo:font-weight="bold" style:font-size-asian="13pt" style:font-weight-asian="bold" style:font-size-complex="13pt" style:font-weight-complex="bold"/>
    </style:style>
    <style:style style:name="T27" style:family="text">
      <style:text-properties fo:color="#9900ff" fo:font-size="13pt" style:font-size-asian="13pt" style:font-size-complex="13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rect draw:style-name="gr1" draw:text-style-name="P1" draw:layer="layout" svg:width="12.446cm" svg:height="15.44cm" svg:x="0.508cm" svg:y="3.302cm">
          <text:p><text:span text:style-name="T1"/></text:p>
          <text:p><text:span text:style-name="T1"/></text:p>
        </draw:rect>
        <draw:line draw:style-name="gr2" draw:layer="layout" svg:x1="7.261cm" svg:y1="6.331cm" svg:x2="8.154cm" svg:y2="6.331cm">
          <text:p/>
        </draw:line>
        <draw:rect draw:style-name="gr3" draw:layer="layout" svg:width="18.126cm" svg:height="15.386cm" svg:x="15.494cm" svg:y="3.302cm">
          <text:p/>
        </draw:rect>
        <draw:rect draw:style-name="gr4" draw:text-style-name="P3" draw:layer="layout" svg:width="3.8cm" svg:height="0.824cm" svg:x="8.9cm" svg:y="13.025cm">
          <text:p text:style-name="P2"><text:span text:style-name="T2">G</text:span><text:span text:style-name="T3">k+1</text:span><text:span text:style-name="T2">/S</text:span><text:span text:style-name="T3">j</text:span><text:span text:style-name="T2">/R</text:span><text:span text:style-name="T3">i.</text:span><text:span text:style-name="T4">snirf</text:span></text:p>
        </draw:rect>
        <draw:rect draw:style-name="gr4" draw:text-style-name="P3" draw:layer="layout" svg:width="1.503cm" svg:height="0.824cm" svg:x="1.416cm" svg:y="5.47cm">
          <text:p text:style-name="P2"><text:span text:style-name="T2">G</text:span><text:span text:style-name="T3">k</text:span></text:p>
        </draw:rect>
        <draw:line draw:style-name="gr2" draw:layer="layout" svg:x1="2.919cm" svg:y1="5.845cm" svg:x2="3.936cm" svg:y2="5.845cm">
          <text:p/>
        </draw:line>
        <draw:line draw:style-name="gr2" draw:layer="layout" svg:x1="3.951cm" svg:y1="5.845cm" svg:x2="3.951cm" svg:y2="11.112cm">
          <text:p/>
        </draw:line>
        <draw:rect draw:style-name="gr4" draw:text-style-name="P3" draw:layer="layout" svg:width="2.563cm" svg:height="0.824cm" svg:x="4.698cm" svg:y="9.966cm">
          <text:p text:style-name="P2"><text:span text:style-name="T2">G</text:span><text:span text:style-name="T3">k</text:span><text:span text:style-name="T2">/S</text:span><text:span text:style-name="T3">j+2</text:span></text:p>
        </draw:rect>
        <draw:rect draw:style-name="gr4" draw:text-style-name="P3" draw:layer="layout" svg:width="2.563cm" svg:height="0.824cm" svg:x="4.698cm" svg:y="7.835cm">
          <text:p text:style-name="P2"><text:span text:style-name="T2">G</text:span><text:span text:style-name="T3">k</text:span><text:span text:style-name="T2">/S</text:span><text:span text:style-name="T3">j+1</text:span></text:p>
        </draw:rect>
        <draw:line draw:style-name="gr2" draw:layer="layout" svg:x1="3.935cm" svg:y1="6.3cm" svg:x2="4.697cm" svg:y2="6.3cm">
          <text:p/>
        </draw:line>
        <draw:line draw:style-name="gr2" draw:layer="layout" svg:x1="3.935cm" svg:y1="8.247cm" svg:x2="4.697cm" svg:y2="8.247cm">
          <text:p/>
        </draw:line>
        <draw:line draw:style-name="gr2" draw:layer="layout" svg:x1="3.935cm" svg:y1="10.355cm" svg:x2="4.697cm" svg:y2="10.355cm">
          <text:p/>
        </draw:line>
        <draw:line draw:style-name="gr2" draw:layer="layout" svg:x1="8.138cm" svg:y1="6.868cm" svg:x2="8.9cm" svg:y2="6.868cm">
          <text:p/>
        </draw:line>
        <draw:line draw:style-name="gr2" draw:layer="layout" svg:x1="7.121cm" svg:y1="6.331cm" svg:x2="8.138cm" svg:y2="6.331cm">
          <text:p/>
        </draw:line>
        <draw:line draw:style-name="gr2" draw:layer="layout" svg:x1="8.138cm" svg:y1="6.868cm" svg:x2="8.9cm" svg:y2="6.868cm">
          <text:p/>
        </draw:line>
        <draw:line draw:style-name="gr2" draw:layer="layout" svg:x1="8.138cm" svg:y1="6.868cm" svg:x2="8.9cm" svg:y2="6.868cm">
          <text:p/>
        </draw:line>
        <draw:line draw:style-name="gr2" draw:layer="layout" svg:x1="8.154cm" svg:y1="10.401cm" svg:x2="8.9cm" svg:y2="10.401cm">
          <text:p/>
        </draw:line>
        <draw:line draw:style-name="gr2" draw:layer="layout" svg:x1="8.138cm" svg:y1="6.868cm" svg:x2="8.9cm" svg:y2="6.868cm">
          <text:p/>
        </draw:line>
        <draw:line draw:style-name="gr2" draw:layer="layout" svg:x1="8.138cm" svg:y1="6.868cm" svg:x2="8.9cm" svg:y2="6.868cm">
          <text:p/>
        </draw:line>
        <draw:rect draw:style-name="gr4" draw:text-style-name="P3" draw:layer="layout" svg:width="3.546cm" svg:height="0.824cm" svg:x="8.9cm" svg:y="6.456cm">
          <text:p text:style-name="P2"><text:span text:style-name="T2">G</text:span><text:span text:style-name="T3">k</text:span><text:span text:style-name="T2">/S</text:span><text:span text:style-name="T3">j</text:span><text:span text:style-name="T2">/R</text:span><text:span text:style-name="T3">i.</text:span><text:span text:style-name="T4">snirf</text:span></text:p>
        </draw:rect>
        <draw:line draw:style-name="gr2" draw:layer="layout" svg:x1="8.138cm" svg:y1="6.868cm" svg:x2="8.9cm" svg:y2="6.868cm">
          <text:p/>
        </draw:line>
        <draw:line draw:style-name="gr2" draw:layer="layout" svg:x1="8.138cm" svg:y1="8.085cm" svg:x2="8.9cm" svg:y2="8.085cm">
          <text:p/>
        </draw:line>
        <draw:line draw:style-name="gr2" draw:layer="layout" svg:x1="8.138cm" svg:y1="8.085cm" svg:x2="8.9cm" svg:y2="8.085cm">
          <text:p/>
        </draw:line>
        <draw:rect draw:style-name="gr5" draw:text-style-name="P3" xml:id="id8" draw:id="id8" draw:layer="layout" svg:width="3.546cm" svg:height="0.824cm" svg:x="8.9cm" svg:y="7.673cm">
          <text:p text:style-name="P2"><text:span text:style-name="T2">G</text:span><text:span text:style-name="T3">k</text:span><text:span text:style-name="T2">/S</text:span><text:span text:style-name="T3">j</text:span><text:span text:style-name="T2">/R</text:span><text:span text:style-name="T3">i+1.</text:span><text:span text:style-name="T4">snirf</text:span></text:p>
        </draw:rect>
        <draw:rect draw:style-name="gr4" draw:text-style-name="P3" draw:layer="layout" svg:width="3.546cm" svg:height="0.824cm" svg:x="8.9cm" svg:y="9.989cm">
          <text:p text:style-name="P2"><text:span text:style-name="T2">G</text:span><text:span text:style-name="T3">k</text:span><text:span text:style-name="T2">/S</text:span><text:span text:style-name="T3">j</text:span><text:span text:style-name="T2">/R</text:span><text:span text:style-name="T3">i+1.</text:span><text:span text:style-name="T4">snirf</text:span></text:p>
        </draw:rect>
        <draw:line draw:style-name="gr2" draw:layer="layout" svg:x1="0.95cm" svg:y1="5.27cm" svg:x2="0.95cm" svg:y2="15.938cm">
          <text:p/>
        </draw:line>
        <draw:line draw:style-name="gr2" draw:layer="layout" svg:x1="0.934cm" svg:y1="5.994cm" svg:x2="1.416cm" svg:y2="5.994cm">
          <text:p/>
        </draw:line>
        <draw:rect draw:style-name="gr4" draw:text-style-name="P3" draw:layer="layout" svg:width="1.503cm" svg:height="0.824cm" svg:x="1.416cm" svg:y="12.039cm">
          <text:p text:style-name="P2"><text:span text:style-name="T2">G</text:span><text:span text:style-name="T3">k+1</text:span></text:p>
        </draw:rect>
        <draw:line draw:style-name="gr2" draw:layer="layout" svg:x1="2.919cm" svg:y1="12.414cm" svg:x2="3.936cm" svg:y2="12.414cm">
          <text:p/>
        </draw:line>
        <draw:line draw:style-name="gr2" draw:layer="layout" svg:x1="3.951cm" svg:y1="12.414cm" svg:x2="3.951cm" svg:y2="17.462cm">
          <text:p/>
        </draw:line>
        <draw:rect draw:style-name="gr4" draw:text-style-name="P3" draw:layer="layout" svg:width="2.563cm" svg:height="0.824cm" svg:x="4.698cm" svg:y="12.457cm">
          <text:p text:style-name="P2"><text:span text:style-name="T2">G</text:span><text:span text:style-name="T3">k+1</text:span><text:span text:style-name="T2">/S</text:span><text:span text:style-name="T3">j</text:span></text:p>
        </draw:rect>
        <draw:rect draw:style-name="gr4" draw:text-style-name="P3" draw:layer="layout" svg:width="2.563cm" svg:height="0.824cm" svg:x="4.698cm" svg:y="16.431cm">
          <text:p text:style-name="P2"><text:span text:style-name="T2">G</text:span><text:span text:style-name="T3">k+1</text:span><text:span text:style-name="T2">/S</text:span><text:span text:style-name="T3">j+2</text:span></text:p>
        </draw:rect>
        <draw:rect draw:style-name="gr4" draw:text-style-name="P3" draw:layer="layout" svg:width="2.563cm" svg:height="0.824cm" svg:x="4.698cm" svg:y="14.404cm">
          <text:p text:style-name="P2"><text:span text:style-name="T2">G</text:span><text:span text:style-name="T3">k+1</text:span><text:span text:style-name="T2">/S</text:span><text:span text:style-name="T3">j+1</text:span></text:p>
        </draw:rect>
        <draw:line draw:style-name="gr2" draw:layer="layout" svg:x1="3.935cm" svg:y1="12.869cm" svg:x2="4.697cm" svg:y2="12.869cm">
          <text:p/>
        </draw:line>
        <draw:line draw:style-name="gr2" draw:layer="layout" svg:x1="3.935cm" svg:y1="14.816cm" svg:x2="4.697cm" svg:y2="14.816cm">
          <text:p/>
        </draw:line>
        <draw:line draw:style-name="gr2" draw:layer="layout" svg:x1="3.935cm" svg:y1="16.924cm" svg:x2="4.697cm" svg:y2="16.924cm">
          <text:p/>
        </draw:line>
        <draw:line draw:style-name="gr2" draw:layer="layout" svg:x1="8.138cm" svg:y1="13.437cm" svg:x2="8.9cm" svg:y2="13.437cm">
          <text:p/>
        </draw:line>
        <draw:line draw:style-name="gr2" draw:layer="layout" svg:x1="7.121cm" svg:y1="12.9cm" svg:x2="8.138cm" svg:y2="12.9cm">
          <text:p/>
        </draw:line>
        <draw:line draw:style-name="gr2" draw:layer="layout" svg:x1="8.154cm" svg:y1="12.9cm" svg:x2="8.154cm" svg:y2="16.322cm">
          <text:p/>
        </draw:line>
        <draw:line draw:style-name="gr2" draw:layer="layout" svg:x1="8.138cm" svg:y1="13.437cm" svg:x2="8.9cm" svg:y2="13.437cm">
          <text:p/>
        </draw:line>
        <draw:line draw:style-name="gr2" draw:layer="layout" svg:x1="8.138cm" svg:y1="13.437cm" svg:x2="8.9cm" svg:y2="13.437cm">
          <text:p/>
        </draw:line>
        <draw:line draw:style-name="gr2" draw:layer="layout" svg:x1="8.138cm" svg:y1="15.87cm" svg:x2="8.9cm" svg:y2="15.87cm">
          <text:p/>
        </draw:line>
        <draw:line draw:style-name="gr2" draw:layer="layout" svg:x1="8.138cm" svg:y1="13.437cm" svg:x2="8.9cm" svg:y2="13.437cm">
          <text:p/>
        </draw:line>
        <draw:line draw:style-name="gr2" draw:layer="layout" svg:x1="7.121cm" svg:y1="12.9cm" svg:x2="8.138cm" svg:y2="12.9cm">
          <text:p/>
        </draw:line>
        <draw:line draw:style-name="gr2" draw:layer="layout" svg:x1="8.138cm" svg:y1="13.437cm" svg:x2="8.9cm" svg:y2="13.437cm">
          <text:p/>
        </draw:line>
        <draw:line draw:style-name="gr2" draw:layer="layout" svg:x1="8.138cm" svg:y1="13.437cm" svg:x2="8.9cm" svg:y2="13.437cm">
          <text:p/>
        </draw:line>
        <draw:line draw:style-name="gr2" draw:layer="layout" svg:x1="8.138cm" svg:y1="14.654cm" svg:x2="8.9cm" svg:y2="14.654cm">
          <text:p/>
        </draw:line>
        <draw:line draw:style-name="gr2" draw:layer="layout" svg:x1="8.138cm" svg:y1="14.654cm" svg:x2="8.9cm" svg:y2="14.654cm">
          <text:p/>
        </draw:line>
        <draw:rect draw:style-name="gr4" draw:text-style-name="P3" draw:layer="layout" svg:width="3.8cm" svg:height="0.824cm" svg:x="8.9cm" svg:y="14.242cm">
          <text:p text:style-name="P2"><text:span text:style-name="T2">G</text:span><text:span text:style-name="T3">k+1</text:span><text:span text:style-name="T2">/S</text:span><text:span text:style-name="T3">j</text:span><text:span text:style-name="T2">/R</text:span><text:span text:style-name="T3">i+1.</text:span><text:span text:style-name="T4">snirf</text:span></text:p>
        </draw:rect>
        <draw:rect draw:style-name="gr4" draw:text-style-name="P3" draw:layer="layout" svg:width="3.8cm" svg:height="0.824cm" svg:x="8.9cm" svg:y="15.508cm">
          <text:p text:style-name="P2"><text:span text:style-name="T2">G</text:span><text:span text:style-name="T3">k+1</text:span><text:span text:style-name="T2">/S</text:span><text:span text:style-name="T3">j</text:span><text:span text:style-name="T2">/R</text:span><text:span text:style-name="T3">i+2.</text:span><text:span text:style-name="T4">snirf</text:span></text:p>
        </draw:rect>
        <draw:line draw:style-name="gr2" draw:layer="layout" svg:x1="0.934cm" svg:y1="12.494cm" svg:x2="1.416cm" svg:y2="12.494cm">
          <text:p/>
        </draw:line>
        <draw:rect draw:style-name="gr4" draw:text-style-name="P3" xml:id="id1" draw:id="id1" draw:layer="layout" svg:width="1.502cm" svg:height="1.016cm" svg:x="22.758cm" svg:y="5.762cm">
          <text:p text:style-name="P2"><text:span text:style-name="T2">G</text:span><text:span text:style-name="T3">k</text:span></text:p>
        </draw:rect>
        <draw:rect draw:style-name="gr4" draw:text-style-name="P3" xml:id="id2" draw:id="id2" draw:layer="layout" svg:width="2.159cm" svg:height="0.824cm" svg:x="17.299cm" svg:y="8.088cm">
          <text:p text:style-name="P2"><text:span text:style-name="T2">G</text:span><text:span text:style-name="T3">k</text:span><text:span text:style-name="T4">.</text:span><text:span text:style-name="T2">S</text:span><text:span text:style-name="T3">j</text:span></text:p>
        </draw:rect>
        <draw:rect draw:style-name="gr4" draw:text-style-name="P3" draw:layer="layout" svg:width="2.098cm" svg:height="0.824cm" svg:x="19.5cm" svg:y="8.088cm">
          <text:p text:style-name="P2"><text:span text:style-name="T2">G</text:span><text:span text:style-name="T3">k</text:span><text:span text:style-name="T4">.</text:span><text:span text:style-name="T2">S</text:span><text:span text:style-name="T3">j+1</text:span></text:p>
        </draw:rect>
        <draw:rect draw:style-name="gr4" draw:text-style-name="P3" draw:layer="layout" svg:width="2.037cm" svg:height="0.824cm" svg:x="21.601cm" svg:y="8.088cm">
          <text:p text:style-name="P2"><text:span text:style-name="T2">G</text:span><text:span text:style-name="T3">k</text:span><text:span text:style-name="T4">.</text:span><text:span text:style-name="T2">S</text:span><text:span text:style-name="T3">j+2</text:span></text:p>
        </draw:rect>
        <draw:connector draw:style-name="gr6" draw:layer="layout" svg:x1="23.509cm" svg:y1="6.778cm" svg:x2="18.378cm" svg:y2="8.088cm" draw:start-shape="id1" draw:start-glue-point="2" draw:end-shape="id2" draw:end-glue-point="0" svg:d="M23509 6778v655h-5131v655">
          <text:p/>
        </draw:connector>
        <draw:rect draw:style-name="gr4" draw:text-style-name="P3" xml:id="id3" draw:id="id3" draw:layer="layout" svg:width="2.434cm" svg:height="0.824cm" svg:x="16.516cm" svg:y="10.072cm">
          <text:p text:style-name="P2"><text:span text:style-name="T2">G</text:span><text:span text:style-name="T3">k</text:span><text:span text:style-name="T4">.</text:span><text:span text:style-name="T2">S</text:span><text:span text:style-name="T3">j</text:span><text:span text:style-name="T4">.</text:span><text:span text:style-name="T2">R</text:span><text:span text:style-name="T3">i</text:span></text:p>
        </draw:rect>
        <draw:rect draw:style-name="gr5" draw:text-style-name="P3" xml:id="id7" draw:id="id7" draw:layer="layout" svg:width="2.4cm" svg:height="0.824cm" svg:x="18.998cm" svg:y="10.072cm">
          <text:p text:style-name="P2"><text:span text:style-name="T2">G</text:span><text:span text:style-name="T3">k</text:span><text:span text:style-name="T4">.</text:span><text:span text:style-name="T2">S</text:span><text:span text:style-name="T3">j</text:span><text:span text:style-name="T4">.</text:span><text:span text:style-name="T2">R</text:span><text:span text:style-name="T3">i+1</text:span></text:p>
        </draw:rect>
        <draw:rect draw:style-name="gr4" draw:text-style-name="P3" draw:layer="layout" svg:width="2.348cm" svg:height="0.824cm" svg:x="21.398cm" svg:y="10.072cm">
          <text:p text:style-name="P2"><text:span text:style-name="T2">G</text:span><text:span text:style-name="T3">k</text:span><text:span text:style-name="T4">.</text:span><text:span text:style-name="T2">S</text:span><text:span text:style-name="T3">j</text:span><text:span text:style-name="T4">.</text:span><text:span text:style-name="T2">R</text:span><text:span text:style-name="T3">i+2</text:span></text:p>
        </draw:rect>
        <draw:connector draw:style-name="gr6" draw:layer="layout" svg:x1="18.378cm" svg:y1="8.912cm" svg:x2="16.516cm" svg:y2="10.484cm" draw:start-shape="id2" draw:start-glue-point="2" draw:end-shape="id3" draw:end-glue-point="3" svg:d="M18378 8912v580h-2363v992h501">
          <text:p/>
        </draw:connector>
        <draw:rect draw:style-name="gr4" draw:text-style-name="P3" xml:id="id4" draw:id="id4" draw:layer="layout" svg:width="1.502cm" svg:height="1.016cm" svg:x="24.258cm" svg:y="5.762cm">
          <text:p text:style-name="P2"><text:span text:style-name="T2">G</text:span><text:span text:style-name="T3">k+1</text:span></text:p>
        </draw:rect>
        <draw:rect draw:style-name="gr4" draw:text-style-name="P3" xml:id="id5" draw:id="id5" draw:layer="layout" svg:width="2.159cm" svg:height="0.824cm" svg:x="26.499cm" svg:y="8.088cm">
          <text:p text:style-name="P2"><text:span text:style-name="T2">G</text:span><text:span text:style-name="T3">k</text:span><text:span text:style-name="T4">.</text:span><text:span text:style-name="T2">S</text:span><text:span text:style-name="T3">j</text:span></text:p>
        </draw:rect>
        <draw:rect draw:style-name="gr4" draw:text-style-name="P3" draw:layer="layout" svg:width="2.098cm" svg:height="0.824cm" svg:x="28.7cm" svg:y="8.088cm">
          <text:p text:style-name="P2"><text:span text:style-name="T2">G</text:span><text:span text:style-name="T3">k</text:span><text:span text:style-name="T4">.</text:span><text:span text:style-name="T2">S</text:span><text:span text:style-name="T3">j+1</text:span></text:p>
        </draw:rect>
        <draw:rect draw:style-name="gr4" draw:text-style-name="P3" draw:layer="layout" svg:width="2.037cm" svg:height="0.824cm" svg:x="30.801cm" svg:y="8.088cm">
          <text:p text:style-name="P2"><text:span text:style-name="T2">G</text:span><text:span text:style-name="T3">k</text:span><text:span text:style-name="T4">.</text:span><text:span text:style-name="T2">S</text:span><text:span text:style-name="T3">j+2</text:span></text:p>
        </draw:rect>
        <draw:rect draw:style-name="gr4" draw:text-style-name="P3" xml:id="id6" draw:id="id6" draw:layer="layout" svg:width="2.434cm" svg:height="0.824cm" svg:x="25.416cm" svg:y="10.072cm">
          <text:p text:style-name="P2"><text:span text:style-name="T2">G</text:span><text:span text:style-name="T3">k+1</text:span><text:span text:style-name="T4">.</text:span><text:span text:style-name="T2">S</text:span><text:span text:style-name="T3">j</text:span><text:span text:style-name="T4">.</text:span><text:span text:style-name="T2">R</text:span><text:span text:style-name="T3">i</text:span></text:p>
        </draw:rect>
        <draw:rect draw:style-name="gr4" draw:text-style-name="P3" draw:layer="layout" svg:width="2.644cm" svg:height="0.824cm" svg:x="27.898cm" svg:y="10.072cm">
          <text:p text:style-name="P2"><text:span text:style-name="T2">G</text:span><text:span text:style-name="T3">k+1</text:span><text:span text:style-name="T4">.</text:span><text:span text:style-name="T2">S</text:span><text:span text:style-name="T3">j</text:span><text:span text:style-name="T4">.</text:span><text:span text:style-name="T2">R</text:span><text:span text:style-name="T3">i+1</text:span></text:p>
        </draw:rect>
        <draw:rect draw:style-name="gr4" draw:text-style-name="P3" draw:layer="layout" svg:width="2.684cm" svg:height="0.824cm" svg:x="30.598cm" svg:y="10.072cm">
          <text:p text:style-name="P2"><text:span text:style-name="T2">G</text:span><text:span text:style-name="T3">k+1</text:span><text:span text:style-name="T4">.</text:span><text:span text:style-name="T2">S</text:span><text:span text:style-name="T3">j</text:span><text:span text:style-name="T4">.</text:span><text:span text:style-name="T2">R</text:span><text:span text:style-name="T3">i+2</text:span></text:p>
        </draw:rect>
        <draw:connector draw:style-name="gr6" draw:layer="layout" svg:x1="25.009cm" svg:y1="6.778cm" svg:x2="27.578cm" svg:y2="8.088cm" draw:start-shape="id4" draw:start-glue-point="2" draw:end-shape="id5" draw:end-glue-point="0" svg:d="M25009 6778v655h2569v655">
          <text:p/>
        </draw:connector>
        <draw:connector draw:style-name="gr6" draw:layer="layout" svg:x1="27.578cm" svg:y1="8.912cm" svg:x2="25.416cm" svg:y2="10.484cm" draw:start-shape="id5" draw:start-glue-point="2" draw:end-shape="id6" draw:end-glue-point="3" svg:d="M27578 8912v580h-2663v992h501">
          <text:p/>
        </draw:connector>
        <draw:custom-shape draw:name="TextBox 1" draw:style-name="gr7" draw:text-style-name="P5" draw:layer="layout" svg:width="4.961cm" svg:height="1.108cm" svg:x="22.471cm" svg:y="3.716cm">
          <text:list text:style-name="L1">
            <text:list-header>
              <text:p text:style-name="P4"><text:span text:style-name="T5">Data Tree</text:span></text:p>
            </text:list-header>
          </text:list>
          <draw:enhanced-geometry svg:viewBox="0 0 21600 21600" draw:type="mso-spt202" draw:enhanced-path="M 0 0 L 21600 0 21600 21600 0 21600 0 0 Z N"/>
        </draw:custom-shape>
        <draw:custom-shape draw:name="TextBox 1" draw:style-name="gr7" draw:text-style-name="P6" draw:layer="layout" svg:width="6.844cm" svg:height="1.784cm" svg:x="3.556cm" svg:y="3.617cm">
          <text:list text:style-name="L1">
            <text:list-header>
              <text:p text:style-name="P4"><text:span text:style-name="T5">Folder / Files</text:span></text:p>
              <text:p text:style-name="P4"><text:span text:style-name="T6"/></text:p>
            </text:list-header>
          </text:list>
          <draw:enhanced-geometry svg:viewBox="0 0 21600 21600" draw:type="mso-spt202" draw:enhanced-path="M 0 0 L 21600 0 21600 21600 0 21600 0 0 Z N"/>
        </draw:custom-shape>
        <draw:rect draw:style-name="gr4" draw:text-style-name="P3" draw:layer="layout" svg:width="2.563cm" svg:height="0.824cm" svg:x="4.698cm" svg:y="5.888cm">
          <text:p text:style-name="P2"><text:span text:style-name="T2">G</text:span><text:span text:style-name="T3">k</text:span><text:span text:style-name="T2">/S</text:span><text:span text:style-name="T3">j</text:span></text:p>
        </draw:rect>
        <draw:connector draw:style-name="gr3" draw:layer="layout" svg:x1="20.198cm" svg:y1="10.896cm" svg:x2="18.038cm" svg:y2="13.838cm" draw:start-shape="id7" draw:start-glue-point="2" svg:d="M20198 10896v1722h-2160v1220">
          <text:p/>
        </draw:connector>
        <draw:connector draw:style-name="gr3" draw:layer="layout" svg:x1="20.198cm" svg:y1="10.896cm" svg:x2="21.403cm" svg:y2="13.91cm" draw:start-shape="id7" draw:start-glue-point="2" svg:d="M20198 10896v1758h1205v1256">
          <text:p/>
        </draw:connector>
        <draw:line draw:style-name="gr8" draw:text-style-name="P1" draw:layer="layout" svg:x1="8.154cm" svg:y1="16.144cm" svg:x2="8.154cm" svg:y2="17.16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line draw:style-name="gr8" draw:text-style-name="P1" draw:layer="layout" svg:x1="3.954cm" svg:y1="17.144cm" svg:x2="3.954cm" svg:y2="18.16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line draw:style-name="gr8" draw:text-style-name="P1" draw:layer="layout" svg:x1="3.954cm" svg:y1="10.844cm" svg:x2="3.954cm" svg:y2="11.86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line draw:style-name="gr8" draw:text-style-name="P1" draw:layer="layout" svg:x1="0.954cm" svg:y1="15.644cm" svg:x2="0.954cm" svg:y2="16.66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connector draw:style-name="gr9" draw:layer="layout" draw:line-skew="-2.152cm 0.966cm" svg:x1="12.446cm" svg:y1="8.085cm" svg:x2="21.404cm" svg:y2="16.058cm" draw:start-shape="id8" draw:start-glue-point="1" draw:end-shape="id9" draw:end-glue-point="2" svg:d="M12446 8085h1778v9441h7180v-1468">
          <text:p/>
        </draw:connector>
        <draw:line draw:style-name="gr2" draw:layer="layout" svg:x1="8.154cm" svg:y1="6.313cm" svg:x2="8.154cm" svg:y2="11.098cm">
          <text:p/>
        </draw:line>
        <draw:line draw:style-name="gr8" draw:text-style-name="P1" draw:layer="layout" svg:x1="8.154cm" svg:y1="10.757cm" svg:x2="8.154cm" svg:y2="11.773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rect draw:style-name="gr5" draw:text-style-name="P7" draw:layer="layout" svg:width="2.54cm" svg:height="1.524cm" svg:x="28.702cm" svg:y="15.67cm">
          <text:p text:style-name="P2"><text:span text:style-name="T4">CurrElem</text:span></text:p>
        </draw:rect>
        <draw:path draw:style-name="gr10" draw:layer="layout" svg:width="8.458cm" svg:height="4.746cm" svg:x="20.751cm" svg:y="10.909cm" svg:viewBox="0 0 8459 4747" svg:d="M8459 4747c-256-210-339-554-547-804-214-257-394-559-665-752-232-165-513-242-736-416-254-197-538-150-808-181-247-29-492-34-737-26-263 9-523-29-784-52-254-22-512-35-760-104-245-69-507-77-736-207-235-132-489-201-738-286-275-93-533-229-807-311-330-99-381-444-642-648-217-169-304-490-356-778l-143-182">
          <text:p/>
        </draw:path>
        <draw:rect draw:style-name="gr4" draw:text-style-name="P3" draw:layer="layout" svg:width="1.502cm" svg:height="1.016cm" svg:x="25.758cm" svg:y="5.762cm">
          <text:p text:style-name="P2"><text:span text:style-name="T2">. . .</text:span></text:p>
        </draw:rect>
        <draw:frame draw:style-name="gr11" draw:text-style-name="P8" draw:layer="layout" svg:width="20.828cm" svg:height="1.775cm" svg:x="6.49cm" svg:y="0.254cm">
          <draw:text-box>
            <text:p text:style-name="P2"><text:span text:style-name="T1">Homer3 loading Group folder(s) to Data Tree </text:span></text:p>
            <text:p text:style-name="P2"><text:span text:style-name="T7">(shown loading unprocessed data)</text:span></text:p>
          </draw:text-box>
        </draw:frame>
        <draw:frame draw:style-name="standard" xml:id="id9" draw:id="id9" draw:layer="layout" svg:width="2.199cm" svg:height="2.247cm" svg:x="20.305cm" svg:y="13.811cm">
          <table:table table:template-name="default" table:use-first-row-styles="true" table:use-banding-rows-styles="true">
            <table:table-column table:style-name="co1"/>
            <table:table-row table:style-name="ro1">
              <table:table-cell table:style-name="ce1">
                <text:p text:style-name="P2"><text:span text:style-name="T8">Acquired</text:span></text:p>
              </table:table-cell>
            </table:table-row>
            <table:table-row table:style-name="ro2">
              <table:table-cell table:style-name="ce2">
                <text:p text:style-name="P2"><text:span text:style-name="T9">data</text:span></text:p>
              </table:table-cell>
            </table:table-row>
          </table:table>
          <draw:image xlink:href="Pictures/TablePreview1.svm" xlink:type="simple" xlink:show="embed" xlink:actuate="onLoad"/>
        </draw:frame>
        <draw:frame draw:style-name="standard" draw:layer="layout" svg:width="3.056cm" svg:height="2.661cm" svg:x="16.511cm" svg:y="13.739cm">
          <table:table table:template-name="default" table:use-first-row-styles="true" table:use-banding-rows-styles="true">
            <table:table-column table:style-name="co2"/>
            <table:table-row table:style-name="ro3">
              <table:table-cell table:style-name="ce1">
                <text:p text:style-name="P2"><text:span text:style-name="T8">ProcStream (derived data)</text:span></text:p>
              </table:table-cell>
            </table:table-row>
            <table:table-row table:style-name="ro4">
              <table:table-cell table:style-name="ce2">
                <text:p text:style-name="P2"><text:span text:style-name="T9">fcalls</text:span></text:p>
              </table:table-cell>
            </table:table-row>
            <table:table-row table:style-name="ro4">
              <table:table-cell table:style-name="ce3">
                <text:p text:style-name="P2"><text:span text:style-name="T9">input</text:span></text:p>
              </table:table-cell>
            </table:table-row>
            <table:table-row table:style-name="ro4">
              <table:table-cell table:style-name="ce3">
                <text:p text:style-name="P2"><text:span text:style-name="T9">output</text:span></text:p>
              </table:table-cell>
            </table:table-row>
          </table:table>
          <draw:image xlink:href="Pictures/TablePreview2.svm" xlink:type="simple" xlink:show="embed" xlink:actuate="onLoad"/>
        </draw:frame>
        <presentation:notes draw:style-name="dp2">
          <draw:page-thumbnail draw:style-name="gr12" draw:layer="layout" svg:width="17.203cm" svg:height="9.68cm" svg:x="1.132cm" svg:y="1.962cm" draw:page-number="1" presentation:class="page"/>
          <draw:frame presentation:style-name="pr1" draw:text-style-name="P9" draw:layer="layout" svg:width="15.575cm" svg:height="11.616cm" svg:x="1.948cm" svg:y="12.263cm" presentation:class="notes" presentation:placeholder="true">
            <draw:text-box/>
          </draw:frame>
        </presentation:notes>
      </draw:page>
      <draw:page draw:name="page2" draw:style-name="dp3" draw:master-page-name="Default" presentation:use-date-time-name="dtd1">
        <office:forms form:automatic-focus="false" form:apply-design-mode="false"/>
        <draw:rect draw:style-name="gr1" draw:text-style-name="P1" draw:layer="layout" svg:width="12.446cm" svg:height="15.44cm" svg:x="0.508cm" svg:y="3.302cm">
          <text:p><text:span text:style-name="T1"/></text:p>
          <text:p><text:span text:style-name="T1"/></text:p>
        </draw:rect>
        <draw:line draw:style-name="gr2" draw:layer="layout" svg:x1="7.261cm" svg:y1="6.231cm" svg:x2="8.154cm" svg:y2="6.231cm">
          <text:p/>
        </draw:line>
        <draw:rect draw:style-name="gr3" draw:layer="layout" svg:width="18.126cm" svg:height="16.51cm" svg:x="15.494cm" svg:y="2.178cm">
          <text:p/>
        </draw:rect>
        <draw:rect draw:style-name="gr4" draw:text-style-name="P3" draw:layer="layout" svg:width="3.8cm" svg:height="0.824cm" svg:x="8.9cm" svg:y="12.925cm">
          <text:p text:style-name="P2"><text:span text:style-name="T2">G</text:span><text:span text:style-name="T3">k+1</text:span><text:span text:style-name="T2">/S</text:span><text:span text:style-name="T3">j</text:span><text:span text:style-name="T2">/R</text:span><text:span text:style-name="T3">i.</text:span><text:span text:style-name="T4">snirf</text:span></text:p>
        </draw:rect>
        <draw:rect draw:style-name="gr4" draw:text-style-name="P3" draw:layer="layout" svg:width="1.503cm" svg:height="0.824cm" svg:x="1.416cm" svg:y="5.37cm">
          <text:p text:style-name="P2"><text:span text:style-name="T2">G</text:span><text:span text:style-name="T3">k</text:span></text:p>
        </draw:rect>
        <draw:line draw:style-name="gr2" draw:layer="layout" svg:x1="2.919cm" svg:y1="5.745cm" svg:x2="3.936cm" svg:y2="5.745cm">
          <text:p/>
        </draw:line>
        <draw:line draw:style-name="gr2" draw:layer="layout" svg:x1="3.951cm" svg:y1="5.745cm" svg:x2="3.951cm" svg:y2="11.012cm">
          <text:p/>
        </draw:line>
        <draw:rect draw:style-name="gr4" draw:text-style-name="P3" draw:layer="layout" svg:width="2.563cm" svg:height="0.824cm" svg:x="4.698cm" svg:y="9.866cm">
          <text:p text:style-name="P2"><text:span text:style-name="T2">G</text:span><text:span text:style-name="T3">k</text:span><text:span text:style-name="T2">/S</text:span><text:span text:style-name="T3">j+2</text:span></text:p>
        </draw:rect>
        <draw:rect draw:style-name="gr4" draw:text-style-name="P3" draw:layer="layout" svg:width="2.563cm" svg:height="0.824cm" svg:x="4.698cm" svg:y="7.735cm">
          <text:p text:style-name="P2"><text:span text:style-name="T2">G</text:span><text:span text:style-name="T3">k</text:span><text:span text:style-name="T2">/S</text:span><text:span text:style-name="T3">j+1</text:span></text:p>
        </draw:rect>
        <draw:line draw:style-name="gr2" draw:layer="layout" svg:x1="3.935cm" svg:y1="6.2cm" svg:x2="4.697cm" svg:y2="6.2cm">
          <text:p/>
        </draw:line>
        <draw:line draw:style-name="gr2" draw:layer="layout" svg:x1="3.935cm" svg:y1="8.147cm" svg:x2="4.697cm" svg:y2="8.147cm">
          <text:p/>
        </draw:line>
        <draw:line draw:style-name="gr2" draw:layer="layout" svg:x1="3.935cm" svg:y1="10.255cm" svg:x2="4.697cm" svg:y2="10.255cm">
          <text:p/>
        </draw:line>
        <draw:line draw:style-name="gr2" draw:layer="layout" svg:x1="8.138cm" svg:y1="6.768cm" svg:x2="8.9cm" svg:y2="6.768cm">
          <text:p/>
        </draw:line>
        <draw:line draw:style-name="gr2" draw:layer="layout" svg:x1="7.121cm" svg:y1="6.231cm" svg:x2="8.138cm" svg:y2="6.231cm">
          <text:p/>
        </draw:line>
        <draw:line draw:style-name="gr2" draw:layer="layout" svg:x1="8.138cm" svg:y1="6.768cm" svg:x2="8.9cm" svg:y2="6.768cm">
          <text:p/>
        </draw:line>
        <draw:line draw:style-name="gr2" draw:layer="layout" svg:x1="8.138cm" svg:y1="6.768cm" svg:x2="8.9cm" svg:y2="6.768cm">
          <text:p/>
        </draw:line>
        <draw:line draw:style-name="gr2" draw:layer="layout" svg:x1="8.154cm" svg:y1="10.301cm" svg:x2="8.9cm" svg:y2="10.301cm">
          <text:p/>
        </draw:line>
        <draw:line draw:style-name="gr2" draw:layer="layout" svg:x1="8.138cm" svg:y1="6.768cm" svg:x2="8.9cm" svg:y2="6.768cm">
          <text:p/>
        </draw:line>
        <draw:line draw:style-name="gr2" draw:layer="layout" svg:x1="8.138cm" svg:y1="6.768cm" svg:x2="8.9cm" svg:y2="6.768cm">
          <text:p/>
        </draw:line>
        <draw:rect draw:style-name="gr4" draw:text-style-name="P3" draw:layer="layout" svg:width="3.546cm" svg:height="0.824cm" svg:x="8.9cm" svg:y="6.356cm">
          <text:p text:style-name="P2"><text:span text:style-name="T2">G</text:span><text:span text:style-name="T3">k</text:span><text:span text:style-name="T2">/S</text:span><text:span text:style-name="T3">j</text:span><text:span text:style-name="T2">/R</text:span><text:span text:style-name="T3">i.</text:span><text:span text:style-name="T4">snirf</text:span></text:p>
        </draw:rect>
        <draw:line draw:style-name="gr2" draw:layer="layout" svg:x1="8.138cm" svg:y1="6.768cm" svg:x2="8.9cm" svg:y2="6.768cm">
          <text:p/>
        </draw:line>
        <draw:line draw:style-name="gr2" draw:layer="layout" svg:x1="8.138cm" svg:y1="7.985cm" svg:x2="8.9cm" svg:y2="7.985cm">
          <text:p/>
        </draw:line>
        <draw:line draw:style-name="gr2" draw:layer="layout" svg:x1="8.138cm" svg:y1="7.985cm" svg:x2="8.9cm" svg:y2="7.985cm">
          <text:p/>
        </draw:line>
        <draw:rect draw:style-name="gr5" draw:text-style-name="P3" xml:id="id20" draw:id="id20" draw:layer="layout" svg:width="3.546cm" svg:height="0.824cm" svg:x="8.9cm" svg:y="7.573cm">
          <text:p text:style-name="P2"><text:span text:style-name="T2">G</text:span><text:span text:style-name="T3">k</text:span><text:span text:style-name="T2">/S</text:span><text:span text:style-name="T3">j</text:span><text:span text:style-name="T2">/R</text:span><text:span text:style-name="T3">i+1.</text:span><text:span text:style-name="T4">snirf</text:span></text:p>
        </draw:rect>
        <draw:rect draw:style-name="gr4" draw:text-style-name="P3" draw:layer="layout" svg:width="3.546cm" svg:height="0.824cm" svg:x="8.9cm" svg:y="9.889cm">
          <text:p text:style-name="P2"><text:span text:style-name="T2">G</text:span><text:span text:style-name="T3">k</text:span><text:span text:style-name="T2">/S</text:span><text:span text:style-name="T3">j</text:span><text:span text:style-name="T2">/R</text:span><text:span text:style-name="T3">i+1.</text:span><text:span text:style-name="T4">snirf</text:span></text:p>
        </draw:rect>
        <draw:line draw:style-name="gr2" draw:layer="layout" svg:x1="0.95cm" svg:y1="5.17cm" svg:x2="0.95cm" svg:y2="15.838cm">
          <text:p/>
        </draw:line>
        <draw:line draw:style-name="gr2" draw:layer="layout" svg:x1="0.934cm" svg:y1="5.894cm" svg:x2="1.416cm" svg:y2="5.894cm">
          <text:p/>
        </draw:line>
        <draw:rect draw:style-name="gr4" draw:text-style-name="P3" draw:layer="layout" svg:width="1.503cm" svg:height="0.824cm" svg:x="1.416cm" svg:y="11.939cm">
          <text:p text:style-name="P2"><text:span text:style-name="T2">G</text:span><text:span text:style-name="T3">k+1</text:span></text:p>
        </draw:rect>
        <draw:line draw:style-name="gr2" draw:layer="layout" svg:x1="2.919cm" svg:y1="12.314cm" svg:x2="3.936cm" svg:y2="12.314cm">
          <text:p/>
        </draw:line>
        <draw:line draw:style-name="gr2" draw:layer="layout" svg:x1="3.951cm" svg:y1="12.314cm" svg:x2="3.951cm" svg:y2="17.362cm">
          <text:p/>
        </draw:line>
        <draw:rect draw:style-name="gr4" draw:text-style-name="P3" draw:layer="layout" svg:width="2.563cm" svg:height="0.824cm" svg:x="4.698cm" svg:y="12.357cm">
          <text:p text:style-name="P2"><text:span text:style-name="T2">G</text:span><text:span text:style-name="T3">k+1</text:span><text:span text:style-name="T2">/S</text:span><text:span text:style-name="T3">j</text:span></text:p>
        </draw:rect>
        <draw:rect draw:style-name="gr4" draw:text-style-name="P3" draw:layer="layout" svg:width="2.563cm" svg:height="0.824cm" svg:x="4.698cm" svg:y="16.331cm">
          <text:p text:style-name="P2"><text:span text:style-name="T2">G</text:span><text:span text:style-name="T3">k+1</text:span><text:span text:style-name="T2">/S</text:span><text:span text:style-name="T3">j+2</text:span></text:p>
        </draw:rect>
        <draw:rect draw:style-name="gr4" draw:text-style-name="P3" draw:layer="layout" svg:width="2.563cm" svg:height="0.824cm" svg:x="4.698cm" svg:y="14.304cm">
          <text:p text:style-name="P2"><text:span text:style-name="T2">G</text:span><text:span text:style-name="T3">k+1</text:span><text:span text:style-name="T2">/S</text:span><text:span text:style-name="T3">j+1</text:span></text:p>
        </draw:rect>
        <draw:line draw:style-name="gr2" draw:layer="layout" svg:x1="3.935cm" svg:y1="12.769cm" svg:x2="4.697cm" svg:y2="12.769cm">
          <text:p/>
        </draw:line>
        <draw:line draw:style-name="gr2" draw:layer="layout" svg:x1="3.935cm" svg:y1="14.716cm" svg:x2="4.697cm" svg:y2="14.716cm">
          <text:p/>
        </draw:line>
        <draw:line draw:style-name="gr2" draw:layer="layout" svg:x1="3.935cm" svg:y1="16.824cm" svg:x2="4.697cm" svg:y2="16.824cm">
          <text:p/>
        </draw:line>
        <draw:line draw:style-name="gr2" draw:layer="layout" svg:x1="8.138cm" svg:y1="13.337cm" svg:x2="8.9cm" svg:y2="13.337cm">
          <text:p/>
        </draw:line>
        <draw:line draw:style-name="gr2" draw:layer="layout" svg:x1="7.121cm" svg:y1="12.8cm" svg:x2="8.138cm" svg:y2="12.8cm">
          <text:p/>
        </draw:line>
        <draw:line draw:style-name="gr2" draw:layer="layout" svg:x1="8.154cm" svg:y1="12.8cm" svg:x2="8.154cm" svg:y2="16.222cm">
          <text:p/>
        </draw:line>
        <draw:line draw:style-name="gr2" draw:layer="layout" svg:x1="8.138cm" svg:y1="13.337cm" svg:x2="8.9cm" svg:y2="13.337cm">
          <text:p/>
        </draw:line>
        <draw:line draw:style-name="gr2" draw:layer="layout" svg:x1="8.138cm" svg:y1="13.337cm" svg:x2="8.9cm" svg:y2="13.337cm">
          <text:p/>
        </draw:line>
        <draw:line draw:style-name="gr2" draw:layer="layout" svg:x1="8.138cm" svg:y1="15.77cm" svg:x2="8.9cm" svg:y2="15.77cm">
          <text:p/>
        </draw:line>
        <draw:line draw:style-name="gr2" draw:layer="layout" svg:x1="8.138cm" svg:y1="13.337cm" svg:x2="8.9cm" svg:y2="13.337cm">
          <text:p/>
        </draw:line>
        <draw:line draw:style-name="gr2" draw:layer="layout" svg:x1="7.121cm" svg:y1="12.8cm" svg:x2="8.138cm" svg:y2="12.8cm">
          <text:p/>
        </draw:line>
        <draw:line draw:style-name="gr2" draw:layer="layout" svg:x1="8.138cm" svg:y1="13.337cm" svg:x2="8.9cm" svg:y2="13.337cm">
          <text:p/>
        </draw:line>
        <draw:line draw:style-name="gr2" draw:layer="layout" svg:x1="8.138cm" svg:y1="13.337cm" svg:x2="8.9cm" svg:y2="13.337cm">
          <text:p/>
        </draw:line>
        <draw:line draw:style-name="gr2" draw:layer="layout" svg:x1="8.138cm" svg:y1="14.554cm" svg:x2="8.9cm" svg:y2="14.554cm">
          <text:p/>
        </draw:line>
        <draw:line draw:style-name="gr2" draw:layer="layout" svg:x1="8.138cm" svg:y1="14.554cm" svg:x2="8.9cm" svg:y2="14.554cm">
          <text:p/>
        </draw:line>
        <draw:rect draw:style-name="gr4" draw:text-style-name="P3" draw:layer="layout" svg:width="3.8cm" svg:height="0.824cm" svg:x="8.9cm" svg:y="14.142cm">
          <text:p text:style-name="P2"><text:span text:style-name="T2">G</text:span><text:span text:style-name="T3">k+1</text:span><text:span text:style-name="T2">/S</text:span><text:span text:style-name="T3">j</text:span><text:span text:style-name="T2">/R</text:span><text:span text:style-name="T3">i+1.</text:span><text:span text:style-name="T4">snirf</text:span></text:p>
        </draw:rect>
        <draw:rect draw:style-name="gr4" draw:text-style-name="P3" draw:layer="layout" svg:width="3.8cm" svg:height="0.824cm" svg:x="8.9cm" svg:y="15.408cm">
          <text:p text:style-name="P2"><text:span text:style-name="T2">G</text:span><text:span text:style-name="T3">k+1</text:span><text:span text:style-name="T2">/S</text:span><text:span text:style-name="T3">j</text:span><text:span text:style-name="T2">/R</text:span><text:span text:style-name="T3">i+2.</text:span><text:span text:style-name="T4">snirf</text:span></text:p>
        </draw:rect>
        <draw:line draw:style-name="gr2" draw:layer="layout" svg:x1="0.934cm" svg:y1="12.394cm" svg:x2="1.416cm" svg:y2="12.394cm">
          <text:p/>
        </draw:line>
        <draw:rect draw:style-name="gr4" draw:text-style-name="P3" xml:id="id10" draw:id="id10" draw:layer="layout" svg:width="1.502cm" svg:height="1.016cm" svg:x="22.758cm" svg:y="5.662cm">
          <text:p text:style-name="P2"><text:span text:style-name="T2">G</text:span><text:span text:style-name="T3">k</text:span></text:p>
        </draw:rect>
        <draw:rect draw:style-name="gr4" draw:text-style-name="P3" xml:id="id11" draw:id="id11" draw:layer="layout" svg:width="2.159cm" svg:height="0.824cm" svg:x="17.299cm" svg:y="7.988cm">
          <text:p text:style-name="P2"><text:span text:style-name="T2">G</text:span><text:span text:style-name="T3">k</text:span><text:span text:style-name="T4">.</text:span><text:span text:style-name="T2">S</text:span><text:span text:style-name="T3">j</text:span></text:p>
        </draw:rect>
        <draw:rect draw:style-name="gr4" draw:text-style-name="P3" draw:layer="layout" svg:width="2.098cm" svg:height="0.824cm" svg:x="19.5cm" svg:y="7.988cm">
          <text:p text:style-name="P2"><text:span text:style-name="T2">G</text:span><text:span text:style-name="T3">k</text:span><text:span text:style-name="T4">.</text:span><text:span text:style-name="T2">S</text:span><text:span text:style-name="T3">j+1</text:span></text:p>
        </draw:rect>
        <draw:rect draw:style-name="gr4" draw:text-style-name="P3" draw:layer="layout" svg:width="2.037cm" svg:height="0.824cm" svg:x="21.601cm" svg:y="7.988cm">
          <text:p text:style-name="P2"><text:span text:style-name="T2">G</text:span><text:span text:style-name="T3">k</text:span><text:span text:style-name="T4">.</text:span><text:span text:style-name="T2">S</text:span><text:span text:style-name="T3">j+2</text:span></text:p>
        </draw:rect>
        <draw:connector draw:style-name="gr6" draw:layer="layout" svg:x1="23.509cm" svg:y1="6.678cm" svg:x2="18.378cm" svg:y2="7.988cm" draw:start-shape="id10" draw:start-glue-point="2" draw:end-shape="id11" draw:end-glue-point="0" svg:d="M23509 6678v655h-5131v655">
          <text:p/>
        </draw:connector>
        <draw:rect draw:style-name="gr4" draw:text-style-name="P3" xml:id="id12" draw:id="id12" draw:layer="layout" svg:width="2.434cm" svg:height="0.824cm" svg:x="16.516cm" svg:y="9.972cm">
          <text:p text:style-name="P2"><text:span text:style-name="T2">G</text:span><text:span text:style-name="T3">k</text:span><text:span text:style-name="T4">.</text:span><text:span text:style-name="T2">S</text:span><text:span text:style-name="T3">j</text:span><text:span text:style-name="T4">.</text:span><text:span text:style-name="T2">R</text:span><text:span text:style-name="T3">i</text:span></text:p>
        </draw:rect>
        <draw:rect draw:style-name="gr5" draw:text-style-name="P3" xml:id="id16" draw:id="id16" draw:layer="layout" svg:width="2.4cm" svg:height="0.824cm" svg:x="18.998cm" svg:y="9.972cm">
          <text:p text:style-name="P2"><text:span text:style-name="T2">G</text:span><text:span text:style-name="T3">k</text:span><text:span text:style-name="T4">.</text:span><text:span text:style-name="T2">S</text:span><text:span text:style-name="T3">j</text:span><text:span text:style-name="T4">.</text:span><text:span text:style-name="T2">R</text:span><text:span text:style-name="T3">i+1</text:span></text:p>
        </draw:rect>
        <draw:rect draw:style-name="gr4" draw:text-style-name="P3" draw:layer="layout" svg:width="2.348cm" svg:height="0.824cm" svg:x="21.398cm" svg:y="9.972cm">
          <text:p text:style-name="P2"><text:span text:style-name="T2">G</text:span><text:span text:style-name="T3">k</text:span><text:span text:style-name="T4">.</text:span><text:span text:style-name="T2">S</text:span><text:span text:style-name="T3">j</text:span><text:span text:style-name="T4">.</text:span><text:span text:style-name="T2">R</text:span><text:span text:style-name="T3">i+2</text:span></text:p>
        </draw:rect>
        <draw:connector draw:style-name="gr6" draw:layer="layout" svg:x1="18.378cm" svg:y1="8.812cm" svg:x2="16.516cm" svg:y2="10.384cm" draw:start-shape="id11" draw:start-glue-point="2" draw:end-shape="id12" draw:end-glue-point="3" svg:d="M18378 8812v580h-2363v992h501">
          <text:p/>
        </draw:connector>
        <draw:rect draw:style-name="gr4" draw:text-style-name="P3" xml:id="id13" draw:id="id13" draw:layer="layout" svg:width="1.502cm" svg:height="1.016cm" svg:x="24.258cm" svg:y="5.662cm">
          <text:p text:style-name="P2"><text:span text:style-name="T2">G</text:span><text:span text:style-name="T3">k+1</text:span></text:p>
        </draw:rect>
        <draw:rect draw:style-name="gr4" draw:text-style-name="P3" xml:id="id14" draw:id="id14" draw:layer="layout" svg:width="2.159cm" svg:height="0.824cm" svg:x="26.499cm" svg:y="7.988cm">
          <text:p text:style-name="P2"><text:span text:style-name="T2">G</text:span><text:span text:style-name="T3">k</text:span><text:span text:style-name="T4">.</text:span><text:span text:style-name="T2">S</text:span><text:span text:style-name="T3">j</text:span></text:p>
        </draw:rect>
        <draw:rect draw:style-name="gr4" draw:text-style-name="P3" draw:layer="layout" svg:width="2.098cm" svg:height="0.824cm" svg:x="28.7cm" svg:y="7.988cm">
          <text:p text:style-name="P2"><text:span text:style-name="T2">G</text:span><text:span text:style-name="T3">k</text:span><text:span text:style-name="T4">.</text:span><text:span text:style-name="T2">S</text:span><text:span text:style-name="T3">j+1</text:span></text:p>
        </draw:rect>
        <draw:rect draw:style-name="gr4" draw:text-style-name="P3" draw:layer="layout" svg:width="2.037cm" svg:height="0.824cm" svg:x="30.801cm" svg:y="7.988cm">
          <text:p text:style-name="P2"><text:span text:style-name="T2">G</text:span><text:span text:style-name="T3">k</text:span><text:span text:style-name="T4">.</text:span><text:span text:style-name="T2">S</text:span><text:span text:style-name="T3">j+2</text:span></text:p>
        </draw:rect>
        <draw:rect draw:style-name="gr4" draw:text-style-name="P3" xml:id="id15" draw:id="id15" draw:layer="layout" svg:width="2.434cm" svg:height="0.824cm" svg:x="25.416cm" svg:y="9.972cm">
          <text:p text:style-name="P2"><text:span text:style-name="T2">G</text:span><text:span text:style-name="T3">k+1</text:span><text:span text:style-name="T4">.</text:span><text:span text:style-name="T2">S</text:span><text:span text:style-name="T3">j</text:span><text:span text:style-name="T4">.</text:span><text:span text:style-name="T2">R</text:span><text:span text:style-name="T3">i</text:span></text:p>
        </draw:rect>
        <draw:rect draw:style-name="gr4" draw:text-style-name="P3" draw:layer="layout" svg:width="2.644cm" svg:height="0.824cm" svg:x="27.898cm" svg:y="9.972cm">
          <text:p text:style-name="P2"><text:span text:style-name="T2">G</text:span><text:span text:style-name="T3">k+1</text:span><text:span text:style-name="T4">.</text:span><text:span text:style-name="T2">S</text:span><text:span text:style-name="T3">j</text:span><text:span text:style-name="T4">.</text:span><text:span text:style-name="T2">R</text:span><text:span text:style-name="T3">i+1</text:span></text:p>
        </draw:rect>
        <draw:rect draw:style-name="gr4" draw:text-style-name="P3" draw:layer="layout" svg:width="2.684cm" svg:height="0.824cm" svg:x="30.598cm" svg:y="9.972cm">
          <text:p text:style-name="P2"><text:span text:style-name="T2">G</text:span><text:span text:style-name="T3">k+1</text:span><text:span text:style-name="T4">.</text:span><text:span text:style-name="T2">S</text:span><text:span text:style-name="T3">j</text:span><text:span text:style-name="T4">.</text:span><text:span text:style-name="T2">R</text:span><text:span text:style-name="T3">i+2</text:span></text:p>
        </draw:rect>
        <draw:connector draw:style-name="gr6" draw:layer="layout" svg:x1="25.009cm" svg:y1="6.678cm" svg:x2="27.578cm" svg:y2="7.988cm" draw:start-shape="id13" draw:start-glue-point="2" draw:end-shape="id14" draw:end-glue-point="0" svg:d="M25009 6678v655h2569v655">
          <text:p/>
        </draw:connector>
        <draw:connector draw:style-name="gr6" draw:layer="layout" svg:x1="27.578cm" svg:y1="8.812cm" svg:x2="25.416cm" svg:y2="10.384cm" draw:start-shape="id14" draw:start-glue-point="2" draw:end-shape="id15" draw:end-glue-point="3" svg:d="M27578 8812v580h-2663v992h501">
          <text:p/>
        </draw:connector>
        <draw:custom-shape draw:name="TextBox 1" draw:style-name="gr7" draw:text-style-name="P5" draw:layer="layout" svg:width="4.961cm" svg:height="1.108cm" svg:x="22.471cm" svg:y="3.616cm">
          <text:list text:style-name="L1">
            <text:list-header>
              <text:p text:style-name="P4"><text:span text:style-name="T5">Data Tree</text:span></text:p>
            </text:list-header>
          </text:list>
          <draw:enhanced-geometry svg:viewBox="0 0 21600 21600" draw:mirror-horizontal="false" draw:mirror-vertical="false" draw:type="mso-spt202" draw:enhanced-path="M 0 0 L 21600 0 21600 21600 0 21600 0 0 Z N"/>
        </draw:custom-shape>
        <draw:custom-shape draw:name="TextBox 1" draw:style-name="gr7" draw:text-style-name="P6" draw:layer="layout" svg:width="6.844cm" svg:height="1.784cm" svg:x="3.556cm" svg:y="3.517cm">
          <text:list text:style-name="L1">
            <text:list-header>
              <text:p text:style-name="P4"><text:span text:style-name="T5">Folder / Files </text:span></text:p>
              <text:p text:style-name="P4"><text:span text:style-name="T6"/></text:p>
            </text:list-header>
          </text:list>
          <draw:enhanced-geometry svg:viewBox="0 0 21600 21600" draw:mirror-horizontal="false" draw:mirror-vertical="false" draw:type="mso-spt202" draw:enhanced-path="M 0 0 L 21600 0 21600 21600 0 21600 0 0 Z N"/>
        </draw:custom-shape>
        <draw:rect draw:style-name="gr4" draw:text-style-name="P3" draw:layer="layout" svg:width="2.563cm" svg:height="0.824cm" svg:x="4.698cm" svg:y="5.788cm">
          <text:p text:style-name="P2"><text:span text:style-name="T2">G</text:span><text:span text:style-name="T3">k</text:span><text:span text:style-name="T2">/S</text:span><text:span text:style-name="T3">j</text:span></text:p>
        </draw:rect>
        <draw:frame draw:style-name="standard" xml:id="id17" draw:id="id17" draw:layer="layout" svg:width="3.056cm" svg:height="2.661cm" svg:x="16.51cm" svg:y="13.738cm">
          <table:table table:template-name="default" table:use-first-row-styles="true" table:use-banding-rows-styles="true">
            <table:table-column table:style-name="co2"/>
            <table:table-row table:style-name="ro3">
              <table:table-cell table:style-name="ce1">
                <text:p text:style-name="P2"><text:span text:style-name="T8">ProcStream (derived data)</text:span></text:p>
              </table:table-cell>
            </table:table-row>
            <table:table-row table:style-name="ro4">
              <table:table-cell table:style-name="ce2">
                <text:p text:style-name="P2"><text:span text:style-name="T9">fcalls</text:span></text:p>
              </table:table-cell>
            </table:table-row>
            <table:table-row table:style-name="ro4">
              <table:table-cell table:style-name="ce3">
                <text:p text:style-name="P2"><text:span text:style-name="T9">input</text:span></text:p>
              </table:table-cell>
            </table:table-row>
            <table:table-row table:style-name="ro4">
              <table:table-cell table:style-name="ce3">
                <text:p text:style-name="P2"><text:span text:style-name="T9">output</text:span></text:p>
              </table:table-cell>
            </table:table-row>
          </table:table>
          <draw:image xlink:href="Pictures/TablePreview3.svm" xlink:type="simple" xlink:show="embed" xlink:actuate="onLoad"/>
        </draw:frame>
        <draw:connector draw:style-name="gr3" draw:layer="layout" svg:x1="20.198cm" svg:y1="10.796cm" svg:x2="18.038cm" svg:y2="13.738cm" draw:start-shape="id16" draw:start-glue-point="2" draw:end-shape="id17" svg:d="M20198 10796v1471h-2160v1471">
          <text:p/>
        </draw:connector>
        <draw:frame draw:style-name="standard" xml:id="id18" draw:id="id18" draw:layer="layout" svg:width="2.199cm" svg:height="2.247cm" svg:x="20.304cm" svg:y="13.81cm">
          <table:table table:template-name="default" table:use-first-row-styles="true" table:use-banding-rows-styles="true">
            <table:table-column table:style-name="co1"/>
            <table:table-row table:style-name="ro1">
              <table:table-cell table:style-name="ce1">
                <text:p text:style-name="P2"><text:span text:style-name="T8">Acquired</text:span></text:p>
              </table:table-cell>
            </table:table-row>
            <table:table-row table:style-name="ro2">
              <table:table-cell table:style-name="ce2">
                <text:p text:style-name="P2"><text:span text:style-name="T9">data</text:span></text:p>
              </table:table-cell>
            </table:table-row>
          </table:table>
          <draw:image xlink:href="Pictures/TablePreview4.svm" xlink:type="simple" xlink:show="embed" xlink:actuate="onLoad"/>
        </draw:frame>
        <draw:connector draw:style-name="gr3" draw:layer="layout" svg:x1="20.198cm" svg:y1="10.796cm" svg:x2="21.403cm" svg:y2="13.81cm" draw:start-shape="id16" draw:start-glue-point="2" draw:end-shape="id18" draw:end-glue-point="0" svg:d="M20198 10796v1507h1205v1507">
          <text:p/>
        </draw:connector>
        <draw:line draw:style-name="gr8" draw:text-style-name="P1" draw:layer="layout" svg:x1="8.154cm" svg:y1="16.044cm" svg:x2="8.154cm" svg:y2="17.06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line draw:style-name="gr8" draw:text-style-name="P1" draw:layer="layout" svg:x1="3.954cm" svg:y1="17.044cm" svg:x2="3.954cm" svg:y2="18.06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line draw:style-name="gr8" draw:text-style-name="P1" draw:layer="layout" svg:x1="3.954cm" svg:y1="10.744cm" svg:x2="3.954cm" svg:y2="11.76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line draw:style-name="gr8" draw:text-style-name="P1" draw:layer="layout" svg:x1="0.954cm" svg:y1="15.544cm" svg:x2="0.954cm" svg:y2="16.56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rect draw:style-name="gr5" draw:text-style-name="P10" xml:id="id19" draw:id="id19" draw:layer="layout" svg:width="3.546cm" svg:height="0.824cm" svg:x="8.9cm" svg:y="8.373cm">
          <text:p text:style-name="P2"><text:span text:style-name="T2">G</text:span><text:span text:style-name="T3">k</text:span><text:span text:style-name="T2">/S</text:span><text:span text:style-name="T3">j</text:span><text:span text:style-name="T2">/R</text:span><text:span text:style-name="T3">i+1.</text:span><text:span text:style-name="T4">mat</text:span></text:p>
        </draw:rect>
        <draw:connector draw:style-name="gr13" draw:layer="layout" draw:line-skew="-0.381cm 0.955cm" svg:x1="12.446cm" svg:y1="8.785cm" svg:x2="18.038cm" svg:y2="16.399cm" draw:start-shape="id19" draw:start-glue-point="1" draw:end-shape="id17" draw:end-glue-point="2" svg:d="M12446 8785h1651v9071h3941v-1457">
          <text:p/>
        </draw:connector>
        <draw:connector draw:style-name="gr9" draw:layer="layout" draw:line-skew="-1.516cm 1.821cm" svg:x1="12.446cm" svg:y1="7.985cm" svg:x2="21.403cm" svg:y2="16.057cm" draw:start-shape="id20" draw:start-glue-point="1" draw:end-shape="id18" draw:end-glue-point="2" svg:d="M12446 7985h2413v10395h6544v-2323">
          <text:p/>
        </draw:connector>
        <draw:line draw:style-name="gr2" draw:layer="layout" svg:x1="8.154cm" svg:y1="6.213cm" svg:x2="8.154cm" svg:y2="10.998cm">
          <text:p/>
        </draw:line>
        <draw:line draw:style-name="gr8" draw:text-style-name="P1" draw:layer="layout" svg:x1="8.154cm" svg:y1="10.657cm" svg:x2="8.154cm" svg:y2="11.673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rect draw:style-name="gr14" draw:text-style-name="P7" draw:layer="layout" svg:width="2.54cm" svg:height="1.524cm" svg:x="28.702cm" svg:y="15.57cm">
          <text:p text:style-name="P2"><text:span text:style-name="T4">CurrElem</text:span></text:p>
        </draw:rect>
        <draw:path draw:style-name="gr15" draw:layer="layout" svg:width="8.458cm" svg:height="4.746cm" svg:x="20.751cm" svg:y="10.809cm" svg:viewBox="0 0 8459 4747" svg:d="M8459 4747c-256-210-339-554-547-804-214-257-394-559-665-752-232-165-513-242-736-416-254-197-538-150-808-181-247-29-492-34-737-26-263 9-523-29-784-52-254-22-512-35-760-104-245-69-507-77-736-207-235-132-489-201-738-286-275-93-533-229-807-311-330-99-381-444-642-648-217-169-304-490-356-778l-143-182">
          <text:p/>
        </draw:path>
        <draw:rect draw:style-name="gr4" draw:text-style-name="P3" draw:layer="layout" svg:width="1.502cm" svg:height="1.016cm" svg:x="25.758cm" svg:y="5.662cm">
          <text:p text:style-name="P2"><text:span text:style-name="T2">. . .</text:span></text:p>
        </draw:rect>
        <draw:frame draw:style-name="gr11" draw:text-style-name="P8" draw:layer="layout" svg:width="20.828cm" svg:height="1.775cm" svg:x="6.49cm" svg:y="0.255cm">
          <draw:text-box>
            <text:p text:style-name="P2"><text:span text:style-name="T1">Group Folder mapping to Homer3 Data Tree Representation</text:span></text:p>
            <text:p text:style-name="P2"><text:span text:style-name="T7">(shown loading processed data of current element)</text:span></text:p>
          </draw:text-box>
        </draw:frame>
        <draw:rect draw:style-name="gr16" draw:layer="layout" svg:width="3.056cm" svg:height="0.551cm" svg:x="16.51cm" svg:y="15.848cm">
          <text:p/>
        </draw:rect>
        <draw:rect draw:style-name="gr17" draw:layer="layout" svg:width="2.199cm" svg:height="2.164cm" svg:x="20.304cm" svg:y="13.838cm">
          <text:p/>
        </draw:rect>
        <presentation:notes draw:style-name="dp2">
          <draw:page-thumbnail draw:style-name="gr12" draw:layer="layout" svg:width="17.203cm" svg:height="9.68cm" svg:x="1.132cm" svg:y="1.962cm" draw:page-number="2" presentation:class="page"/>
          <draw:frame presentation:style-name="pr1" draw:text-style-name="P9" draw:layer="layout" svg:width="15.575cm" svg:height="11.616cm" svg:x="1.948cm" svg:y="12.263cm" presentation:class="notes" presentation:placeholder="true">
            <draw:text-box/>
          </draw:frame>
        </presentation:notes>
      </draw:page>
      <draw:page draw:name="page3" draw:style-name="dp3" draw:master-page-name="Default" presentation:use-date-time-name="dtd1">
        <office:forms form:automatic-focus="false" form:apply-design-mode="false"/>
        <draw:ellipse draw:style-name="gr18" draw:text-style-name="P8" draw:layer="layout" svg:width="22.28cm" svg:height="15.24cm" svg:x="10.306cm" svg:y="2.694cm">
          <text:p text:style-name="P2"><text:span text:style-name="T1"><text:s/></text:span><text:span text:style-name="T1">DataTreeClass</text:span></text:p>
        </draw:ellipse>
        <draw:g>
          <draw:rect draw:style-name="gr3" draw:layer="layout" svg:width="15.512cm" svg:height="9.707cm" svg:x="13.716cm" svg:y="5.142cm">
            <text:p/>
          </draw:rect>
          <draw:rect draw:style-name="gr4" draw:text-style-name="P11" xml:id="id22" draw:id="id22" draw:layer="layout" svg:width="2.138cm" svg:height="0.602cm" svg:x="14.847cm" svg:y="8.281cm">
            <text:p text:style-name="P2"><text:span text:style-name="T10">Gk.Sj.Ri</text:span></text:p>
          </draw:rect>
          <draw:rect draw:style-name="gr5" draw:text-style-name="P11" xml:id="id27" draw:id="id27" draw:layer="layout" svg:width="2.083cm" svg:height="0.602cm" svg:x="16.954cm" svg:y="8.281cm">
            <text:p text:style-name="P2"><text:span text:style-name="T10">Gk.Sj.Ri+1</text:span></text:p>
          </draw:rect>
          <draw:rect draw:style-name="gr4" draw:text-style-name="P11" draw:layer="layout" svg:width="2.056cm" svg:height="0.602cm" svg:x="19.037cm" svg:y="8.281cm">
            <text:p text:style-name="P2"><text:span text:style-name="T10">Gk.Sj.Ri+2</text:span></text:p>
          </draw:rect>
          <draw:connector draw:style-name="gr6" draw:text-style-name="P12" draw:layer="layout" svg:x1="16.004cm" svg:y1="7.326cm" svg:x2="14.847cm" svg:y2="8.582cm" draw:start-shape="id21" draw:start-glue-point="3" draw:end-shape="id22" draw:end-glue-point="3" svg:d="M16004 7326h-1658v1256h501">
            <text:p/>
          </draw:connector>
          <draw:rect draw:style-name="gr4" draw:text-style-name="P11" xml:id="id26" draw:id="id26" draw:layer="layout" svg:width="2.134cm" svg:height="0.599cm" svg:x="22.109cm" svg:y="8.281cm">
            <text:p text:style-name="P2"><text:span text:style-name="T10">Gk+1.Sj.Ri</text:span></text:p>
          </draw:rect>
          <draw:rect draw:style-name="gr4" draw:text-style-name="P11" draw:layer="layout" svg:width="2.4cm" svg:height="0.599cm" svg:x="24.243cm" svg:y="8.281cm">
            <text:p text:style-name="P2"><text:span text:style-name="T10">Gk+1.Sj.Ri+1</text:span></text:p>
          </draw:rect>
          <draw:rect draw:style-name="gr4" draw:text-style-name="P11" draw:layer="layout" svg:width="2.32cm" svg:height="0.599cm" svg:x="26.643cm" svg:y="8.281cm">
            <text:p text:style-name="P2"><text:span text:style-name="T10">Gk+1.Sj.Ri+2</text:span></text:p>
          </draw:rect>
          <draw:rect draw:style-name="gr4" draw:text-style-name="P11" xml:id="id23" draw:id="id23" draw:layer="layout" svg:width="1.471cm" svg:height="0.5cm" svg:x="19.057cm" svg:y="5.879cm">
            <text:p text:style-name="P2"><text:span text:style-name="T10">Gk</text:span></text:p>
          </draw:rect>
          <draw:rect draw:style-name="gr4" draw:text-style-name="P11" xml:id="id24" draw:id="id24" draw:layer="layout" svg:width="1.824cm" svg:height="0.5cm" svg:x="20.553cm" svg:y="5.879cm">
            <text:p text:style-name="P2"><text:span text:style-name="T10">Gk+1</text:span></text:p>
          </draw:rect>
          <draw:rect draw:style-name="gr4" draw:text-style-name="P11" xml:id="id21" draw:id="id21" draw:layer="layout" svg:width="1.825cm" svg:height="0.602cm" svg:x="16.004cm" svg:y="7.025cm">
            <text:p text:style-name="P2"><text:span text:style-name="T10">Gk.Sj</text:span></text:p>
          </draw:rect>
          <draw:rect draw:style-name="gr4" draw:text-style-name="P11" draw:layer="layout" svg:width="1.823cm" svg:height="0.602cm" svg:x="17.85cm" svg:y="7.025cm">
            <text:p text:style-name="P2"><text:span text:style-name="T10">Gk.Sj+1</text:span></text:p>
          </draw:rect>
          <draw:rect draw:style-name="gr4" draw:text-style-name="P11" draw:layer="layout" svg:width="1.824cm" svg:height="0.602cm" svg:x="19.636cm" svg:y="7.025cm">
            <text:p text:style-name="P2"><text:span text:style-name="T10">Gk.Sj+2</text:span></text:p>
          </draw:rect>
          <draw:connector draw:style-name="gr6" draw:text-style-name="P12" draw:layer="layout" svg:x1="19.057cm" svg:y1="6.129cm" svg:x2="16.916cm" svg:y2="7.025cm" draw:start-shape="id23" draw:start-glue-point="3" draw:end-shape="id21" draw:end-glue-point="0" svg:d="M19057 6129h-2141v896">
            <text:p/>
          </draw:connector>
          <draw:rect draw:style-name="gr4" draw:text-style-name="P11" xml:id="id25" draw:id="id25" draw:layer="layout" svg:width="1.826cm" svg:height="0.602cm" svg:x="22.585cm" svg:y="7.025cm">
            <text:p text:style-name="P2"><text:span text:style-name="T10">Gk.Sj</text:span></text:p>
          </draw:rect>
          <draw:rect draw:style-name="gr4" draw:text-style-name="P11" draw:layer="layout" svg:width="1.826cm" svg:height="0.602cm" svg:x="24.433cm" svg:y="7.025cm">
            <text:p text:style-name="P2"><text:span text:style-name="T10">Gk.Sj+1</text:span></text:p>
          </draw:rect>
          <draw:rect draw:style-name="gr4" draw:text-style-name="P11" draw:layer="layout" svg:width="1.824cm" svg:height="0.602cm" svg:x="26.225cm" svg:y="7.025cm">
            <text:p text:style-name="P2"><text:span text:style-name="T10">Gk.Sj+2</text:span></text:p>
          </draw:rect>
          <draw:connector draw:style-name="gr6" draw:text-style-name="P12" draw:layer="layout" svg:x1="22.377cm" svg:y1="6.129cm" svg:x2="23.498cm" svg:y2="7.025cm" draw:start-shape="id24" draw:start-glue-point="1" draw:end-shape="id25" draw:end-glue-point="0" svg:d="M22377 6129h1121v896">
            <text:p/>
          </draw:connector>
          <draw:connector draw:style-name="gr6" draw:text-style-name="P12" draw:layer="layout" svg:x1="22.585cm" svg:y1="7.326cm" svg:x2="22.109cm" svg:y2="8.58cm" draw:start-shape="id25" draw:start-glue-point="3" draw:end-shape="id26" draw:end-glue-point="3" svg:d="M22585 7326h-977v1254h501">
            <text:p/>
          </draw:connector>
          <draw:frame draw:style-name="standard" xml:id="id28" draw:id="id28" draw:layer="layout" svg:width="2.79cm" svg:height="3.11cm" svg:x="14.376cm" svg:y="11.377cm">
            <table:table table:template-name="default" table:use-first-row-styles="true" table:use-banding-rows-styles="true">
              <table:table-column table:style-name="co3"/>
              <table:table-row table:style-name="ro5">
                <table:table-cell table:style-name="ce1">
                  <text:p text:style-name="P2"><text:span text:style-name="T8">ProcStream </text:span></text:p>
                  <text:p text:style-name="P2"><text:span text:style-name="T8">(derived data)</text:span></text:p>
                </table:table-cell>
              </table:table-row>
              <table:table-row table:style-name="ro6">
                <table:table-cell table:style-name="ce2">
                  <text:p text:style-name="P2"><text:span text:style-name="T9">fcalls</text:span></text:p>
                </table:table-cell>
              </table:table-row>
              <table:table-row table:style-name="ro6">
                <table:table-cell table:style-name="ce3">
                  <text:p text:style-name="P2"><text:span text:style-name="T9">input</text:span></text:p>
                </table:table-cell>
              </table:table-row>
              <table:table-row table:style-name="ro7">
                <table:table-cell table:style-name="ce3">
                  <text:p text:style-name="P2"><text:span text:style-name="T9">output</text:span></text:p>
                </table:table-cell>
              </table:table-row>
            </table:table>
            <draw:image xlink:href="Pictures/TablePreview5.svm" xlink:type="simple" xlink:show="embed" xlink:actuate="onLoad"/>
          </draw:frame>
          <draw:connector draw:style-name="gr3" draw:layer="layout" svg:x1="17.995cm" svg:y1="8.883cm" svg:x2="15.771cm" svg:y2="11.377cm" draw:start-shape="id27" draw:start-glue-point="2" draw:end-shape="id28" draw:end-glue-point="0" svg:d="M17995 8883v1247h-2224v1247">
            <text:p/>
          </draw:connector>
          <draw:frame draw:style-name="standard" xml:id="id29" draw:id="id29" draw:layer="layout" svg:width="2.202cm" svg:height="1.315cm" svg:x="18.745cm" svg:y="12.265cm">
            <table:table table:template-name="default" table:use-first-row-styles="true" table:use-banding-rows-styles="true">
              <table:table-column table:style-name="co4"/>
              <table:table-row table:style-name="ro8">
                <table:table-cell table:style-name="ce1">
                  <text:p text:style-name="P2"><text:span text:style-name="T8">Acquired</text:span></text:p>
                </table:table-cell>
              </table:table-row>
              <table:table-row table:style-name="ro9">
                <table:table-cell table:style-name="ce2">
                  <text:p text:style-name="P2"><text:span text:style-name="T9">data</text:span></text:p>
                </table:table-cell>
              </table:table-row>
            </table:table>
            <draw:image xlink:href="Pictures/TablePreview6.svm" xlink:type="simple" xlink:show="embed" xlink:actuate="onLoad"/>
          </draw:frame>
          <draw:connector draw:style-name="gr3" draw:layer="layout" draw:line-skew="-0.414cm" svg:x1="17.995cm" svg:y1="8.883cm" svg:x2="19.846cm" svg:y2="12.265cm" draw:start-shape="id27" draw:start-glue-point="2" draw:end-shape="id29" draw:end-glue-point="0" svg:d="M17995 8883v1277h1851v2105">
            <text:p/>
          </draw:connector>
          <draw:custom-shape draw:name="TextBox 1" draw:style-name="gr7" draw:text-style-name="P6" draw:layer="layout" svg:width="3.85cm" svg:height="1.487cm" svg:x="24.903cm" svg:y="5.201cm">
            <text:list text:style-name="L1">
              <text:list-header>
                <text:p text:style-name="P4"><text:span text:style-name="T11"/></text:p>
                <text:p text:style-name="P4"><text:span text:style-name="T6"/></text:p>
              </text:list-header>
            </text:list>
            <draw:enhanced-geometry svg:viewBox="0 0 21600 21600" draw:mirror-horizontal="false" draw:mirror-vertical="false" draw:type="mso-spt202" draw:enhanced-path="M 0 0 L 21600 0 21600 21600 0 21600 0 0 Z N"/>
          </draw:custom-shape>
        </draw:g>
        <draw:ellipse draw:style-name="gr19" draw:layer="layout" svg:width="16.002cm" svg:height="5.78cm" svg:x="13.462cm" svg:y="5.142cm">
          <text:p/>
        </draw:ellipse>
        <draw:frame draw:style-name="gr20" draw:text-style-name="P13" draw:layer="layout" svg:width="19.812cm" svg:height="1.778cm" svg:x="7.62cm" svg:y="0.254cm">
          <draw:text-box>
            <text:p text:style-name="P2"><text:span text:style-name="T12">Saving/Loading Aqcuired and Processed Dat</text:span></text:p>
            <text:p text:style-name="P2"><text:span text:style-name="T13">(file distribution scheme)</text:span></text:p>
          </draw:text-box>
        </draw:frame>
        <draw:rect draw:style-name="gr3" draw:layer="layout" svg:width="9.258cm" svg:height="7.313cm" svg:x="0.14cm" svg:y="11.43cm">
          <text:p/>
        </draw:rect>
        <draw:line draw:style-name="gr2" draw:layer="layout" svg:x1="4.976cm" svg:y1="12.729cm" svg:x2="5.632cm" svg:y2="12.729cm">
          <text:p/>
        </draw:line>
        <draw:rect draw:style-name="gr4" draw:text-style-name="P11" draw:layer="layout" svg:width="2.964cm" svg:height="0.611cm" svg:x="6.18cm" svg:y="16.003cm">
          <text:p text:style-name="P2"><text:span text:style-name="T10">G</text:span><text:span text:style-name="T14">k+1</text:span><text:span text:style-name="T10">/S</text:span><text:span text:style-name="T14">j</text:span><text:span text:style-name="T10">/R</text:span><text:span text:style-name="T14">i.</text:span><text:span text:style-name="T15">snirf</text:span></text:p>
        </draw:rect>
        <draw:rect draw:style-name="gr4" draw:text-style-name="P11" draw:layer="layout" svg:width="1.104cm" svg:height="0.426cm" svg:x="0.685cm" svg:y="12.284cm">
          <text:p text:style-name="P2"><text:span text:style-name="T10">G</text:span><text:span text:style-name="T14">k</text:span></text:p>
        </draw:rect>
        <draw:line draw:style-name="gr2" draw:layer="layout" svg:x1="1.788cm" svg:y1="12.478cm" svg:x2="2.535cm" svg:y2="12.478cm">
          <text:p/>
        </draw:line>
        <draw:line draw:style-name="gr2" draw:layer="layout" svg:x1="2.546cm" svg:y1="12.478cm" svg:x2="2.546cm" svg:y2="15.2cm">
          <text:p/>
        </draw:line>
        <draw:rect draw:style-name="gr4" draw:text-style-name="P11" draw:layer="layout" svg:width="1.88cm" svg:height="0.425cm" svg:x="3.096cm" svg:y="14.608cm">
          <text:p text:style-name="P2"><text:span text:style-name="T10">G</text:span><text:span text:style-name="T14">k</text:span><text:span text:style-name="T10">/S</text:span><text:span text:style-name="T14">j+2</text:span></text:p>
        </draw:rect>
        <draw:rect draw:style-name="gr4" draw:text-style-name="P11" draw:layer="layout" svg:width="1.88cm" svg:height="0.426cm" svg:x="3.096cm" svg:y="13.506cm">
          <text:p text:style-name="P2"><text:span text:style-name="T10">G</text:span><text:span text:style-name="T14">k</text:span><text:span text:style-name="T10">/S</text:span><text:span text:style-name="T14">j+1</text:span></text:p>
        </draw:rect>
        <draw:line draw:style-name="gr2" draw:layer="layout" svg:x1="2.534cm" svg:y1="12.713cm" svg:x2="3.094cm" svg:y2="12.713cm">
          <text:p/>
        </draw:line>
        <draw:line draw:style-name="gr2" draw:text-style-name="P12" draw:layer="layout" svg:x1="2.534cm" svg:y1="13.719cm" svg:x2="3.094cm" svg:y2="13.719cm">
          <text:p/>
        </draw:line>
        <draw:line draw:style-name="gr2" draw:text-style-name="P12" draw:layer="layout" svg:x1="2.534cm" svg:y1="14.808cm" svg:x2="3.094cm" svg:y2="14.808cm">
          <text:p/>
        </draw:line>
        <draw:line draw:style-name="gr2" draw:layer="layout" svg:x1="5.62cm" svg:y1="13.006cm" svg:x2="6.18cm" svg:y2="13.006cm">
          <text:p/>
        </draw:line>
        <draw:line draw:style-name="gr2" draw:layer="layout" svg:x1="4.874cm" svg:y1="12.729cm" svg:x2="5.621cm" svg:y2="12.729cm">
          <text:p/>
        </draw:line>
        <draw:line draw:style-name="gr2" draw:layer="layout" svg:x1="5.62cm" svg:y1="13.006cm" svg:x2="6.18cm" svg:y2="13.006cm">
          <text:p/>
        </draw:line>
        <draw:line draw:style-name="gr2" draw:layer="layout" svg:x1="5.62cm" svg:y1="13.006cm" svg:x2="6.18cm" svg:y2="13.006cm">
          <text:p/>
        </draw:line>
        <draw:line draw:style-name="gr2" draw:layer="layout" svg:x1="5.632cm" svg:y1="14.832cm" svg:x2="6.18cm" svg:y2="14.832cm">
          <text:p/>
        </draw:line>
        <draw:line draw:style-name="gr2" draw:layer="layout" svg:x1="5.62cm" svg:y1="13.006cm" svg:x2="6.18cm" svg:y2="13.006cm">
          <text:p/>
        </draw:line>
        <draw:line draw:style-name="gr2" draw:layer="layout" svg:x1="5.62cm" svg:y1="13.006cm" svg:x2="6.18cm" svg:y2="13.006cm">
          <text:p/>
        </draw:line>
        <draw:rect draw:style-name="gr4" draw:text-style-name="P11" draw:layer="layout" svg:width="2.71cm" svg:height="0.425cm" svg:x="6.18cm" svg:y="12.794cm">
          <text:p text:style-name="P2"><text:span text:style-name="T10">G</text:span><text:span text:style-name="T14">k</text:span><text:span text:style-name="T10">/S</text:span><text:span text:style-name="T14">j</text:span><text:span text:style-name="T10">/R</text:span><text:span text:style-name="T14">i.</text:span><text:span text:style-name="T15">snirf</text:span></text:p>
        </draw:rect>
        <draw:line draw:style-name="gr2" draw:layer="layout" svg:x1="5.62cm" svg:y1="13.006cm" svg:x2="6.18cm" svg:y2="13.006cm">
          <text:p/>
        </draw:line>
        <draw:line draw:style-name="gr2" draw:layer="layout" svg:x1="5.62cm" svg:y1="13.635cm" svg:x2="6.18cm" svg:y2="13.635cm">
          <text:p/>
        </draw:line>
        <draw:line draw:style-name="gr2" draw:layer="layout" svg:x1="5.62cm" svg:y1="13.635cm" svg:x2="6.18cm" svg:y2="13.635cm">
          <text:p/>
        </draw:line>
        <draw:rect draw:style-name="gr5" draw:text-style-name="P11" draw:layer="layout" svg:width="2.71cm" svg:height="0.425cm" svg:x="6.18cm" svg:y="13.423cm">
          <text:p text:style-name="P2"><text:span text:style-name="T10">G</text:span><text:span text:style-name="T14">k</text:span><text:span text:style-name="T10">/S</text:span><text:span text:style-name="T14">j</text:span><text:span text:style-name="T10">/R</text:span><text:span text:style-name="T14">i+1.</text:span><text:span text:style-name="T15">snirf</text:span></text:p>
        </draw:rect>
        <draw:rect draw:style-name="gr4" draw:text-style-name="P11" draw:layer="layout" svg:width="2.71cm" svg:height="0.424cm" svg:x="6.18cm" svg:y="14.62cm">
          <text:p text:style-name="P2"><text:span text:style-name="T10">G</text:span><text:span text:style-name="T14">k</text:span><text:span text:style-name="T10">/S</text:span><text:span text:style-name="T14">j</text:span><text:span text:style-name="T10">/R</text:span><text:span text:style-name="T14">i+1.</text:span><text:span text:style-name="T15">snirf</text:span></text:p>
        </draw:rect>
        <draw:line draw:style-name="gr2" draw:layer="layout" svg:x1="0.343cm" svg:y1="12.18cm" svg:x2="0.343cm" svg:y2="17.693cm">
          <text:p/>
        </draw:line>
        <draw:line draw:style-name="gr2" draw:layer="layout" svg:x1="0.331cm" svg:y1="12.455cm" svg:x2="0.685cm" svg:y2="12.455cm">
          <text:p/>
        </draw:line>
        <draw:rect draw:style-name="gr4" draw:text-style-name="P11" draw:layer="layout" svg:width="1.104cm" svg:height="0.427cm" svg:x="0.685cm" svg:y="15.678cm">
          <text:p text:style-name="P2"><text:span text:style-name="T10">G</text:span><text:span text:style-name="T14">k+1</text:span></text:p>
        </draw:rect>
        <draw:line draw:style-name="gr2" draw:text-style-name="P12" draw:layer="layout" svg:x1="1.788cm" svg:y1="15.873cm" svg:x2="2.535cm" svg:y2="15.873cm">
          <text:p/>
        </draw:line>
        <draw:line draw:style-name="gr2" draw:layer="layout" svg:x1="2.546cm" svg:y1="15.873cm" svg:x2="2.546cm" svg:y2="18.482cm">
          <text:p/>
        </draw:line>
        <draw:rect draw:style-name="gr4" draw:text-style-name="P11" draw:layer="layout" svg:width="1.88cm" svg:height="0.426cm" svg:x="3.096cm" svg:y="15.894cm">
          <text:p text:style-name="P2"><text:span text:style-name="T10">G</text:span><text:span text:style-name="T14">k+1</text:span><text:span text:style-name="T10">/S</text:span><text:span text:style-name="T14">j</text:span></text:p>
        </draw:rect>
        <draw:rect draw:style-name="gr4" draw:text-style-name="P11" draw:layer="layout" svg:width="1.88cm" svg:height="0.426cm" svg:x="3.096cm" svg:y="17.948cm">
          <text:p text:style-name="P2"><text:span text:style-name="T10">G</text:span><text:span text:style-name="T14">k+1</text:span><text:span text:style-name="T10">/S</text:span><text:span text:style-name="T14">j+2</text:span></text:p>
        </draw:rect>
        <draw:rect draw:style-name="gr4" draw:text-style-name="P11" draw:layer="layout" svg:width="1.88cm" svg:height="0.425cm" svg:x="3.096cm" svg:y="16.901cm">
          <text:p text:style-name="P2"><text:span text:style-name="T10">G</text:span><text:span text:style-name="T14">k+1</text:span><text:span text:style-name="T10">/S</text:span><text:span text:style-name="T14">j+1</text:span></text:p>
        </draw:rect>
        <draw:line draw:style-name="gr2" draw:text-style-name="P12" draw:layer="layout" svg:x1="2.534cm" svg:y1="16.108cm" svg:x2="3.094cm" svg:y2="16.108cm">
          <text:p/>
        </draw:line>
        <draw:line draw:style-name="gr2" draw:text-style-name="P12" draw:layer="layout" svg:x1="2.534cm" svg:y1="17.114cm" svg:x2="3.094cm" svg:y2="17.114cm">
          <text:p/>
        </draw:line>
        <draw:line draw:style-name="gr2" draw:layer="layout" svg:x1="2.534cm" svg:y1="18.203cm" svg:x2="3.094cm" svg:y2="18.203cm">
          <text:p/>
        </draw:line>
        <draw:line draw:style-name="gr2" draw:layer="layout" svg:x1="5.62cm" svg:y1="16.401cm" svg:x2="6.18cm" svg:y2="16.401cm">
          <text:p/>
        </draw:line>
        <draw:line draw:style-name="gr2" draw:text-style-name="P12" draw:layer="layout" svg:x1="4.874cm" svg:y1="16.124cm" svg:x2="5.621cm" svg:y2="16.124cm">
          <text:p/>
        </draw:line>
        <draw:line draw:style-name="gr2" draw:layer="layout" svg:x1="5.632cm" svg:y1="16.124cm" svg:x2="5.632cm" svg:y2="17.893cm">
          <text:p/>
        </draw:line>
        <draw:line draw:style-name="gr2" draw:layer="layout" svg:x1="5.62cm" svg:y1="16.401cm" svg:x2="6.18cm" svg:y2="16.401cm">
          <text:p/>
        </draw:line>
        <draw:line draw:style-name="gr2" draw:layer="layout" svg:x1="5.62cm" svg:y1="16.401cm" svg:x2="6.18cm" svg:y2="16.401cm">
          <text:p/>
        </draw:line>
        <draw:line draw:style-name="gr2" draw:layer="layout" svg:x1="5.62cm" svg:y1="17.659cm" svg:x2="6.18cm" svg:y2="17.659cm">
          <text:p/>
        </draw:line>
        <draw:line draw:style-name="gr2" draw:layer="layout" svg:x1="5.62cm" svg:y1="16.401cm" svg:x2="6.18cm" svg:y2="16.401cm">
          <text:p/>
        </draw:line>
        <draw:line draw:style-name="gr2" draw:text-style-name="P12" draw:layer="layout" svg:x1="4.874cm" svg:y1="16.124cm" svg:x2="5.621cm" svg:y2="16.124cm">
          <text:p/>
        </draw:line>
        <draw:line draw:style-name="gr2" draw:layer="layout" svg:x1="5.62cm" svg:y1="16.401cm" svg:x2="6.18cm" svg:y2="16.401cm">
          <text:p/>
        </draw:line>
        <draw:line draw:style-name="gr2" draw:layer="layout" svg:x1="5.62cm" svg:y1="16.401cm" svg:x2="6.18cm" svg:y2="16.401cm">
          <text:p/>
        </draw:line>
        <draw:line draw:style-name="gr2" draw:layer="layout" svg:x1="5.62cm" svg:y1="17.03cm" svg:x2="6.18cm" svg:y2="17.03cm">
          <text:p/>
        </draw:line>
        <draw:line draw:style-name="gr2" draw:layer="layout" svg:x1="5.62cm" svg:y1="17.03cm" svg:x2="6.18cm" svg:y2="17.03cm">
          <text:p/>
        </draw:line>
        <draw:rect draw:style-name="gr4" draw:text-style-name="P11" draw:layer="layout" svg:width="2.964cm" svg:height="0.654cm" svg:x="6.18cm" svg:y="16.818cm">
          <text:p text:style-name="P2"><text:span text:style-name="T10">G</text:span><text:span text:style-name="T14">k+1</text:span><text:span text:style-name="T10">/S</text:span><text:span text:style-name="T14">j</text:span><text:span text:style-name="T10">/R</text:span><text:span text:style-name="T14">i+1.</text:span><text:span text:style-name="T15">snirf</text:span></text:p>
        </draw:rect>
        <draw:rect draw:style-name="gr4" draw:text-style-name="P11" draw:layer="layout" svg:width="2.964cm" svg:height="0.717cm" svg:x="6.18cm" svg:y="17.572cm">
          <text:p text:style-name="P2"><text:span text:style-name="T10">G</text:span><text:span text:style-name="T14">k+1</text:span><text:span text:style-name="T10">/S</text:span><text:span text:style-name="T14">j</text:span><text:span text:style-name="T10">/R</text:span><text:span text:style-name="T14">i+2.</text:span><text:span text:style-name="T15">snirf</text:span></text:p>
        </draw:rect>
        <draw:line draw:style-name="gr2" draw:layer="layout" svg:x1="0.331cm" svg:y1="15.914cm" svg:x2="0.685cm" svg:y2="15.914cm">
          <text:p/>
        </draw:line>
        <draw:custom-shape draw:name="TextBox 1" draw:style-name="gr7" draw:text-style-name="P6" draw:layer="layout" svg:width="3.392cm" svg:height="1.487cm" svg:x="3.064cm" svg:y="11.363cm">
          <text:list text:style-name="L1">
            <text:list-header>
              <text:p text:style-name="P4"><text:span text:style-name="T11">Folder / Files</text:span></text:p>
              <text:p text:style-name="P4"><text:span text:style-name="T6"/></text:p>
            </text:list-header>
          </text:list>
          <draw:enhanced-geometry svg:viewBox="0 0 21600 21600" draw:type="mso-spt202" draw:enhanced-path="M 0 0 L 21600 0 21600 21600 0 21600 0 0 Z N"/>
        </draw:custom-shape>
        <draw:rect draw:style-name="gr4" draw:text-style-name="P11" draw:layer="layout" svg:width="1.88cm" svg:height="0.426cm" svg:x="3.096cm" svg:y="12.5cm">
          <text:p text:style-name="P2"><text:span text:style-name="T10">G</text:span><text:span text:style-name="T14">k</text:span><text:span text:style-name="T10">/S</text:span><text:span text:style-name="T14">j</text:span></text:p>
        </draw:rect>
        <draw:line draw:style-name="gr8" draw:text-style-name="P1" draw:layer="layout" svg:x1="5.632cm" svg:y1="17.8cm" svg:x2="5.632cm" svg:y2="18.325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line draw:style-name="gr8" draw:text-style-name="P12" draw:layer="layout" svg:x1="2.548cm" svg:y1="15.061cm" svg:x2="2.548cm" svg:y2="15.586cm">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draw:line>
        <draw:line draw:style-name="gr8" draw:text-style-name="P1" draw:layer="layout" svg:x1="0.345cm" svg:y1="17.542cm" svg:x2="0.345cm" svg:y2="18.067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rect draw:style-name="gr5" draw:text-style-name="P14" draw:layer="layout" svg:width="2.71cm" svg:height="0.424cm" svg:x="6.18cm" svg:y="13.837cm">
          <text:p text:style-name="P2"><text:span text:style-name="T10">G</text:span><text:span text:style-name="T14">k</text:span><text:span text:style-name="T10">/S</text:span><text:span text:style-name="T14">j</text:span><text:span text:style-name="T10">/R</text:span><text:span text:style-name="T14">i+1.</text:span><text:span text:style-name="T15">mat</text:span></text:p>
        </draw:rect>
        <draw:line draw:style-name="gr2" draw:layer="layout" svg:x1="5.632cm" svg:y1="12.719cm" svg:x2="5.632cm" svg:y2="15.192cm">
          <text:p/>
        </draw:line>
        <draw:line draw:style-name="gr8" draw:text-style-name="P1" draw:layer="layout" svg:x1="5.632cm" svg:y1="15.016cm" svg:x2="5.632cm" svg:y2="15.541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rect draw:style-name="gr4" draw:text-style-name="P8" draw:layer="layout" svg:width="6.088cm" svg:height="2.032cm" svg:x="2.794cm" svg:y="4.826cm">
          <text:p text:style-name="P2"><text:span text:style-name="T1">homerOutput.mat</text:span></text:p>
        </draw:rect>
        <draw:path draw:style-name="gr21" draw:layer="layout" svg:width="4.608cm" svg:height="1.74cm" svg:x="8.853cm" svg:y="6.133cm" svg:viewBox="0 0 4609 1741" svg:d="M0 0c183 201 437 376 646 567 180 164 354 335 566 486 232 165 444 350 756 470 255 97 533 140 835 162 297 22 512 18 809 49 330 35 522-81 808-16l189 16">
          <text:p/>
        </draw:path>
        <draw:ellipse draw:style-name="gr19" draw:layer="layout" svg:width="4.229cm" svg:height="4.318cm" svg:x="13.616cm" svg:y="10.876cm">
          <text:p/>
        </draw:ellipse>
        <draw:path draw:style-name="gr21" draw:layer="layout" svg:width="4.979cm" svg:height="0.689cm" svg:x="8.736cm" svg:y="13.48cm" svg:viewBox="0 0 4980 690" svg:d="M0 690c198-79 472-149 698-225 195-65 382-133 612-192 251-66 479-139 816-187 276-38 576-55 902-64 322-9 554-7 874-19 357-14 564 32 874 6l204-6">
          <text:p/>
        </draw:path>
        <draw:ellipse draw:style-name="gr22" draw:layer="layout" svg:width="3.302cm" svg:height="2.54cm" draw:transform="skewX (-0.0066322511575772) rotate (-0.006632251158764) translate (18.234cm 11.662cm)">
          <text:p/>
        </draw:ellipse>
        <draw:path draw:style-name="gr23" draw:layer="layout" svg:width="10.997cm" svg:height="3.637cm" svg:x="8.636cm" svg:y="13.38cm" svg:viewBox="0 0 10998 3638" svg:d="M0 179c308 16 597-146 906-104 261 36 535-236 755 78 205 293 508 500 730 779 186 235 307 516 579 701 286 194 478 522 779 700 263 156 512 334 756 520 238 181 517 263 780 389 283 136 578 249 906 259 337 12 669 115 1007 131 292 13 587 2 880 0 327-3 610-196 907-312 259-102 533-168 805-233 331-80 686-153 957-364 230-180 182-529 226-804 41-265-21-539 25-805v-260-77">
          <text:p/>
        </draw:path>
        <draw:custom-shape draw:name="TextBox 1" draw:style-name="gr7" draw:text-style-name="P15" draw:layer="layout" svg:width="3.066cm" svg:height="0.853cm" svg:x="26.462cm" svg:y="5.142cm">
          <text:list text:style-name="L1">
            <text:list-header>
              <text:p text:style-name="P4"><text:span text:style-name="T17">Data Tree</text:span></text:p>
            </text:list-header>
          </text:list>
          <draw:enhanced-geometry svg:viewBox="0 0 21600 21600" draw:mirror-horizontal="false" draw:mirror-vertical="false" draw:type="mso-spt202" draw:enhanced-path="M 0 0 L 21600 0 21600 21600 0 21600 0 0 Z N"/>
        </draw:custom-shape>
        <draw:rect draw:style-name="gr14" draw:text-style-name="P7" draw:layer="layout" svg:width="1.863cm" svg:height="1.151cm" svg:x="24.485cm" svg:y="12.306cm">
          <text:p text:style-name="P2"><text:span text:style-name="T4">CurrElem</text:span></text:p>
        </draw:rect>
        <draw:path draw:style-name="gr24" draw:layer="layout" svg:width="6.204cm" svg:height="3.584cm" svg:x="18.652cm" svg:y="8.71cm" svg:viewBox="0 0 6205 3585" svg:d="M6205 3585c-187-158-248-418-401-607-157-194-289-422-488-568-170-124-376-183-540-314-186-149-394-113-592-137-182-22-361-25-541-19-193 6-384-22-575-40-186-16-376-26-558-78-179-52-372-58-540-157-172-99-358-151-541-216-202-70-391-173-592-234-242-75-279-336-471-490-159-128-223-370-261-588l-105-137">
          <text:p/>
        </draw:path>
        <presentation:notes draw:style-name="dp2">
          <draw:page-thumbnail draw:style-name="gr12" draw:layer="layout" svg:width="17.203cm" svg:height="9.68cm" svg:x="1.132cm" svg:y="1.962cm" draw:page-number="3" presentation:class="page"/>
          <draw:frame presentation:style-name="pr1" draw:text-style-name="P9" draw:layer="layout" svg:width="15.575cm" svg:height="11.616cm" svg:x="1.948cm" svg:y="12.263cm" presentation:class="notes" presentation:placeholder="true">
            <draw:text-box/>
          </draw:frame>
        </presentation:notes>
      </draw:page>
      <draw:page draw:name="page4" draw:style-name="dp1" draw:master-page-name="Default" presentation:use-date-time-name="dtd1">
        <office:forms form:automatic-focus="false" form:apply-design-mode="false"/>
        <draw:frame draw:style-name="gr25" draw:text-style-name="P13" draw:layer="layout" svg:width="19.812cm" svg:height="1.778cm" svg:x="7.62cm" svg:y="0.254cm">
          <draw:text-box>
            <text:p text:style-name="P2"><text:span text:style-name="T12">Saving/Loading Aqcuired and Processed Data</text:span></text:p>
            <text:list text:style-name="L3">
              <text:list-header>
                <text:p text:style-name="P2"><text:span text:style-name="T13">(memory scheme)</text:span></text:p>
              </text:list-header>
            </text:list>
          </draw:text-box>
        </draw:frame>
        <draw:rect draw:style-name="gr3" draw:layer="layout" svg:width="9.258cm" svg:height="7.313cm" svg:x="0.14cm" svg:y="11.43cm">
          <text:p/>
        </draw:rect>
        <draw:line draw:style-name="gr2" draw:layer="layout" svg:x1="4.976cm" svg:y1="12.729cm" svg:x2="5.632cm" svg:y2="12.729cm">
          <text:p/>
        </draw:line>
        <draw:rect draw:style-name="gr4" draw:text-style-name="P11" draw:layer="layout" svg:width="2.964cm" svg:height="0.611cm" svg:x="6.18cm" svg:y="16.003cm">
          <text:p text:style-name="P2"><text:span text:style-name="T10">G</text:span><text:span text:style-name="T14">k+1</text:span><text:span text:style-name="T10">/S</text:span><text:span text:style-name="T14">j</text:span><text:span text:style-name="T10">/R</text:span><text:span text:style-name="T14">i.</text:span><text:span text:style-name="T15">snirf</text:span></text:p>
        </draw:rect>
        <draw:rect draw:style-name="gr4" draw:text-style-name="P11" draw:layer="layout" svg:width="1.104cm" svg:height="0.426cm" svg:x="0.685cm" svg:y="12.284cm">
          <text:p text:style-name="P2"><text:span text:style-name="T10">G</text:span><text:span text:style-name="T14">k</text:span></text:p>
        </draw:rect>
        <draw:line draw:style-name="gr2" draw:layer="layout" svg:x1="1.788cm" svg:y1="12.478cm" svg:x2="2.535cm" svg:y2="12.478cm">
          <text:p/>
        </draw:line>
        <draw:line draw:style-name="gr2" draw:layer="layout" svg:x1="2.546cm" svg:y1="12.478cm" svg:x2="2.546cm" svg:y2="15.2cm">
          <text:p/>
        </draw:line>
        <draw:rect draw:style-name="gr4" draw:text-style-name="P11" draw:layer="layout" svg:width="1.88cm" svg:height="0.425cm" svg:x="3.096cm" svg:y="14.608cm">
          <text:p text:style-name="P2"><text:span text:style-name="T10">G</text:span><text:span text:style-name="T14">k</text:span><text:span text:style-name="T10">/S</text:span><text:span text:style-name="T14">j+2</text:span></text:p>
        </draw:rect>
        <draw:rect draw:style-name="gr4" draw:text-style-name="P11" draw:layer="layout" svg:width="1.88cm" svg:height="0.426cm" svg:x="3.096cm" svg:y="13.506cm">
          <text:p text:style-name="P2"><text:span text:style-name="T10">G</text:span><text:span text:style-name="T14">k</text:span><text:span text:style-name="T10">/S</text:span><text:span text:style-name="T14">j+1</text:span></text:p>
        </draw:rect>
        <draw:line draw:style-name="gr2" draw:layer="layout" svg:x1="2.534cm" svg:y1="12.713cm" svg:x2="3.094cm" svg:y2="12.713cm">
          <text:p/>
        </draw:line>
        <draw:line draw:style-name="gr2" draw:text-style-name="P12" draw:layer="layout" svg:x1="2.534cm" svg:y1="13.719cm" svg:x2="3.094cm" svg:y2="13.719cm">
          <text:p/>
        </draw:line>
        <draw:line draw:style-name="gr2" draw:text-style-name="P12" draw:layer="layout" svg:x1="2.534cm" svg:y1="14.808cm" svg:x2="3.094cm" svg:y2="14.808cm">
          <text:p/>
        </draw:line>
        <draw:line draw:style-name="gr2" draw:layer="layout" svg:x1="5.62cm" svg:y1="13.006cm" svg:x2="6.18cm" svg:y2="13.006cm">
          <text:p/>
        </draw:line>
        <draw:line draw:style-name="gr2" draw:layer="layout" svg:x1="4.874cm" svg:y1="12.729cm" svg:x2="5.621cm" svg:y2="12.729cm">
          <text:p/>
        </draw:line>
        <draw:line draw:style-name="gr2" draw:layer="layout" svg:x1="5.62cm" svg:y1="13.006cm" svg:x2="6.18cm" svg:y2="13.006cm">
          <text:p/>
        </draw:line>
        <draw:line draw:style-name="gr2" draw:layer="layout" svg:x1="5.62cm" svg:y1="13.006cm" svg:x2="6.18cm" svg:y2="13.006cm">
          <text:p/>
        </draw:line>
        <draw:line draw:style-name="gr2" draw:layer="layout" svg:x1="5.632cm" svg:y1="14.832cm" svg:x2="6.18cm" svg:y2="14.832cm">
          <text:p/>
        </draw:line>
        <draw:line draw:style-name="gr2" draw:layer="layout" svg:x1="5.62cm" svg:y1="13.006cm" svg:x2="6.18cm" svg:y2="13.006cm">
          <text:p/>
        </draw:line>
        <draw:line draw:style-name="gr2" draw:layer="layout" svg:x1="5.62cm" svg:y1="13.006cm" svg:x2="6.18cm" svg:y2="13.006cm">
          <text:p/>
        </draw:line>
        <draw:rect draw:style-name="gr4" draw:text-style-name="P11" draw:layer="layout" svg:width="2.71cm" svg:height="0.425cm" svg:x="6.18cm" svg:y="12.794cm">
          <text:p text:style-name="P2"><text:span text:style-name="T10">G</text:span><text:span text:style-name="T14">k</text:span><text:span text:style-name="T10">/S</text:span><text:span text:style-name="T14">j</text:span><text:span text:style-name="T10">/R</text:span><text:span text:style-name="T14">i.</text:span><text:span text:style-name="T15">snirf</text:span></text:p>
        </draw:rect>
        <draw:line draw:style-name="gr2" draw:layer="layout" svg:x1="5.62cm" svg:y1="13.006cm" svg:x2="6.18cm" svg:y2="13.006cm">
          <text:p/>
        </draw:line>
        <draw:line draw:style-name="gr2" draw:layer="layout" svg:x1="5.62cm" svg:y1="13.635cm" svg:x2="6.18cm" svg:y2="13.635cm">
          <text:p/>
        </draw:line>
        <draw:line draw:style-name="gr2" draw:layer="layout" svg:x1="5.62cm" svg:y1="13.635cm" svg:x2="6.18cm" svg:y2="13.635cm">
          <text:p/>
        </draw:line>
        <draw:rect draw:style-name="gr5" draw:text-style-name="P11" draw:layer="layout" svg:width="2.71cm" svg:height="0.425cm" svg:x="6.18cm" svg:y="13.423cm">
          <text:p text:style-name="P2"><text:span text:style-name="T10">G</text:span><text:span text:style-name="T14">k</text:span><text:span text:style-name="T10">/S</text:span><text:span text:style-name="T14">j</text:span><text:span text:style-name="T10">/R</text:span><text:span text:style-name="T14">i+1.</text:span><text:span text:style-name="T15">snirf</text:span></text:p>
        </draw:rect>
        <draw:rect draw:style-name="gr4" draw:text-style-name="P11" draw:layer="layout" svg:width="2.71cm" svg:height="0.424cm" svg:x="6.18cm" svg:y="14.62cm">
          <text:p text:style-name="P2"><text:span text:style-name="T10">G</text:span><text:span text:style-name="T14">k</text:span><text:span text:style-name="T10">/S</text:span><text:span text:style-name="T14">j</text:span><text:span text:style-name="T10">/R</text:span><text:span text:style-name="T14">i+1.</text:span><text:span text:style-name="T15">snirf</text:span></text:p>
        </draw:rect>
        <draw:line draw:style-name="gr2" draw:layer="layout" svg:x1="0.343cm" svg:y1="12.18cm" svg:x2="0.343cm" svg:y2="17.693cm">
          <text:p/>
        </draw:line>
        <draw:line draw:style-name="gr2" draw:layer="layout" svg:x1="0.331cm" svg:y1="12.455cm" svg:x2="0.685cm" svg:y2="12.455cm">
          <text:p/>
        </draw:line>
        <draw:rect draw:style-name="gr4" draw:text-style-name="P11" draw:layer="layout" svg:width="1.104cm" svg:height="0.427cm" svg:x="0.685cm" svg:y="15.678cm">
          <text:p text:style-name="P2"><text:span text:style-name="T10">G</text:span><text:span text:style-name="T14">k+1</text:span></text:p>
        </draw:rect>
        <draw:line draw:style-name="gr2" draw:text-style-name="P12" draw:layer="layout" svg:x1="1.788cm" svg:y1="15.873cm" svg:x2="2.535cm" svg:y2="15.873cm">
          <text:p/>
        </draw:line>
        <draw:line draw:style-name="gr2" draw:layer="layout" svg:x1="2.546cm" svg:y1="15.873cm" svg:x2="2.546cm" svg:y2="18.482cm">
          <text:p/>
        </draw:line>
        <draw:rect draw:style-name="gr4" draw:text-style-name="P11" draw:layer="layout" svg:width="1.88cm" svg:height="0.426cm" svg:x="3.096cm" svg:y="15.894cm">
          <text:p text:style-name="P2"><text:span text:style-name="T10">G</text:span><text:span text:style-name="T14">k+1</text:span><text:span text:style-name="T10">/S</text:span><text:span text:style-name="T14">j</text:span></text:p>
        </draw:rect>
        <draw:rect draw:style-name="gr4" draw:text-style-name="P11" draw:layer="layout" svg:width="1.88cm" svg:height="0.426cm" svg:x="3.096cm" svg:y="17.948cm">
          <text:p text:style-name="P2"><text:span text:style-name="T10">G</text:span><text:span text:style-name="T14">k+1</text:span><text:span text:style-name="T10">/S</text:span><text:span text:style-name="T14">j+2</text:span></text:p>
        </draw:rect>
        <draw:rect draw:style-name="gr4" draw:text-style-name="P11" draw:layer="layout" svg:width="1.88cm" svg:height="0.425cm" svg:x="3.096cm" svg:y="16.901cm">
          <text:p text:style-name="P2"><text:span text:style-name="T10">G</text:span><text:span text:style-name="T14">k+1</text:span><text:span text:style-name="T10">/S</text:span><text:span text:style-name="T14">j+1</text:span></text:p>
        </draw:rect>
        <draw:line draw:style-name="gr2" draw:text-style-name="P12" draw:layer="layout" svg:x1="2.534cm" svg:y1="16.108cm" svg:x2="3.094cm" svg:y2="16.108cm">
          <text:p/>
        </draw:line>
        <draw:line draw:style-name="gr2" draw:text-style-name="P12" draw:layer="layout" svg:x1="2.534cm" svg:y1="17.114cm" svg:x2="3.094cm" svg:y2="17.114cm">
          <text:p/>
        </draw:line>
        <draw:line draw:style-name="gr2" draw:layer="layout" svg:x1="2.534cm" svg:y1="18.203cm" svg:x2="3.094cm" svg:y2="18.203cm">
          <text:p/>
        </draw:line>
        <draw:line draw:style-name="gr2" draw:layer="layout" svg:x1="5.62cm" svg:y1="16.401cm" svg:x2="6.18cm" svg:y2="16.401cm">
          <text:p/>
        </draw:line>
        <draw:line draw:style-name="gr2" draw:text-style-name="P12" draw:layer="layout" svg:x1="4.874cm" svg:y1="16.124cm" svg:x2="5.621cm" svg:y2="16.124cm">
          <text:p/>
        </draw:line>
        <draw:line draw:style-name="gr2" draw:layer="layout" svg:x1="5.632cm" svg:y1="16.124cm" svg:x2="5.632cm" svg:y2="17.893cm">
          <text:p/>
        </draw:line>
        <draw:line draw:style-name="gr2" draw:layer="layout" svg:x1="5.62cm" svg:y1="16.401cm" svg:x2="6.18cm" svg:y2="16.401cm">
          <text:p/>
        </draw:line>
        <draw:line draw:style-name="gr2" draw:layer="layout" svg:x1="5.62cm" svg:y1="16.401cm" svg:x2="6.18cm" svg:y2="16.401cm">
          <text:p/>
        </draw:line>
        <draw:line draw:style-name="gr2" draw:layer="layout" svg:x1="5.62cm" svg:y1="17.659cm" svg:x2="6.18cm" svg:y2="17.659cm">
          <text:p/>
        </draw:line>
        <draw:line draw:style-name="gr2" draw:layer="layout" svg:x1="5.62cm" svg:y1="16.401cm" svg:x2="6.18cm" svg:y2="16.401cm">
          <text:p/>
        </draw:line>
        <draw:line draw:style-name="gr2" draw:text-style-name="P12" draw:layer="layout" svg:x1="4.874cm" svg:y1="16.124cm" svg:x2="5.621cm" svg:y2="16.124cm">
          <text:p/>
        </draw:line>
        <draw:line draw:style-name="gr2" draw:layer="layout" svg:x1="5.62cm" svg:y1="16.401cm" svg:x2="6.18cm" svg:y2="16.401cm">
          <text:p/>
        </draw:line>
        <draw:line draw:style-name="gr2" draw:layer="layout" svg:x1="5.62cm" svg:y1="16.401cm" svg:x2="6.18cm" svg:y2="16.401cm">
          <text:p/>
        </draw:line>
        <draw:line draw:style-name="gr2" draw:layer="layout" svg:x1="5.62cm" svg:y1="17.03cm" svg:x2="6.18cm" svg:y2="17.03cm">
          <text:p/>
        </draw:line>
        <draw:line draw:style-name="gr2" draw:layer="layout" svg:x1="5.62cm" svg:y1="17.03cm" svg:x2="6.18cm" svg:y2="17.03cm">
          <text:p/>
        </draw:line>
        <draw:rect draw:style-name="gr4" draw:text-style-name="P11" draw:layer="layout" svg:width="2.964cm" svg:height="0.654cm" svg:x="6.18cm" svg:y="16.818cm">
          <text:p text:style-name="P2"><text:span text:style-name="T10">G</text:span><text:span text:style-name="T14">k+1</text:span><text:span text:style-name="T10">/S</text:span><text:span text:style-name="T14">j</text:span><text:span text:style-name="T10">/R</text:span><text:span text:style-name="T14">i+1.</text:span><text:span text:style-name="T15">snirf</text:span></text:p>
        </draw:rect>
        <draw:rect draw:style-name="gr4" draw:text-style-name="P11" draw:layer="layout" svg:width="2.964cm" svg:height="0.717cm" svg:x="6.18cm" svg:y="17.572cm">
          <text:p text:style-name="P2"><text:span text:style-name="T10">G</text:span><text:span text:style-name="T14">k+1</text:span><text:span text:style-name="T10">/S</text:span><text:span text:style-name="T14">j</text:span><text:span text:style-name="T10">/R</text:span><text:span text:style-name="T14">i+2.</text:span><text:span text:style-name="T15">snirf</text:span></text:p>
        </draw:rect>
        <draw:line draw:style-name="gr2" draw:layer="layout" svg:x1="0.331cm" svg:y1="15.914cm" svg:x2="0.685cm" svg:y2="15.914cm">
          <text:p/>
        </draw:line>
        <draw:custom-shape draw:name="TextBox 1" draw:style-name="gr7" draw:text-style-name="P6" draw:layer="layout" svg:width="3.392cm" svg:height="1.487cm" svg:x="3.064cm" svg:y="11.363cm">
          <text:list text:style-name="L1">
            <text:list-header>
              <text:p text:style-name="P4"><text:span text:style-name="T11">Folder / Files</text:span></text:p>
              <text:p text:style-name="P4"><text:span text:style-name="T6"/></text:p>
            </text:list-header>
          </text:list>
          <draw:enhanced-geometry svg:viewBox="0 0 21600 21600" draw:type="mso-spt202" draw:enhanced-path="M 0 0 L 21600 0 21600 21600 0 21600 0 0 Z N"/>
        </draw:custom-shape>
        <draw:rect draw:style-name="gr4" draw:text-style-name="P11" draw:layer="layout" svg:width="1.88cm" svg:height="0.426cm" svg:x="3.096cm" svg:y="12.5cm">
          <text:p text:style-name="P2"><text:span text:style-name="T10">G</text:span><text:span text:style-name="T14">k</text:span><text:span text:style-name="T10">/S</text:span><text:span text:style-name="T14">j</text:span></text:p>
        </draw:rect>
        <draw:line draw:style-name="gr8" draw:text-style-name="P1" draw:layer="layout" svg:x1="5.632cm" svg:y1="17.8cm" svg:x2="5.632cm" svg:y2="18.325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line draw:style-name="gr8" draw:text-style-name="P12" draw:layer="layout" svg:x1="2.548cm" svg:y1="15.061cm" svg:x2="2.548cm" svg:y2="15.586cm">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draw:line>
        <draw:line draw:style-name="gr8" draw:text-style-name="P1" draw:layer="layout" svg:x1="0.345cm" svg:y1="17.542cm" svg:x2="0.345cm" svg:y2="18.067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line draw:style-name="gr2" draw:layer="layout" svg:x1="5.632cm" svg:y1="12.719cm" svg:x2="5.632cm" svg:y2="15.192cm">
          <text:p/>
        </draw:line>
        <draw:line draw:style-name="gr8" draw:text-style-name="P1" draw:layer="layout" svg:x1="5.632cm" svg:y1="15.016cm" svg:x2="5.632cm" svg:y2="15.541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rect draw:style-name="gr4" draw:text-style-name="P8" draw:layer="layout" svg:width="6.088cm" svg:height="2.032cm" svg:x="2.794cm" svg:y="4.826cm">
          <text:p text:style-name="P2"><text:span text:style-name="T1">homerOutput.mat</text:span></text:p>
        </draw:rect>
        <draw:path draw:style-name="gr21" draw:layer="layout" svg:width="4.608cm" svg:height="1.994cm" svg:x="8.853cm" svg:y="6.133cm" svg:viewBox="0 0 4609 1995" svg:d="M0 0c183 230 437 430 646 650 180 188 354 384 566 557 232 189 444 401 756 538 255 112 533 161 835 186 297 25 512 21 809 56 330 40 522-93 808-19l189 19">
          <text:p/>
        </draw:path>
        <draw:path draw:style-name="gr23" draw:layer="layout" svg:width="10.997cm" svg:height="3.637cm" svg:x="8.636cm" svg:y="13.38cm" svg:viewBox="0 0 10998 3638" svg:d="M0 179c308 16 597-146 906-104 261 36 535-236 755 78 205 293 508 500 730 779 186 235 307 516 579 701 286 194 478 522 779 700 263 156 512 334 756 520 238 181 517 263 780 389 283 136 578 249 906 259 337 12 669 115 1007 131 292 13 587 2 880 0 327-3 610-196 907-312 259-102 533-168 805-233 331-80 686-153 957-364 230-180 182-529 226-804 41-265-21-539 25-805v-260-77">
          <text:p/>
        </draw:path>
        <draw:path draw:style-name="gr21" draw:layer="layout" svg:width="5.126cm" svg:height="5.951cm" svg:x="8.636cm" svg:y="6.604cm" svg:viewBox="0 0 5127 5952" svg:d="M0 0c204 686 486 1284 719 1938 200 562 393 1147 629 1663 259 564 494 1198 841 1606 284 334 593 480 929 556 331 74 570 60 899 166 368 118 581-276 900-56l210 56">
          <text:p/>
        </draw:path>
        <draw:ellipse draw:style-name="gr18" draw:text-style-name="P8" draw:layer="layout" svg:width="22.28cm" svg:height="15.24cm" svg:x="10.306cm" svg:y="2.694cm">
          <text:p text:style-name="P2"><text:span text:style-name="T1"><text:s/></text:span><text:span text:style-name="T1">DataTreeClass</text:span></text:p>
        </draw:ellipse>
        <draw:g>
          <draw:rect draw:style-name="gr3" draw:layer="layout" svg:width="15.512cm" svg:height="9.707cm" svg:x="13.716cm" svg:y="5.142cm">
            <text:p/>
          </draw:rect>
          <draw:rect draw:style-name="gr4" draw:text-style-name="P11" xml:id="id31" draw:id="id31" draw:layer="layout" svg:width="2.138cm" svg:height="0.602cm" svg:x="14.847cm" svg:y="8.281cm">
            <text:p text:style-name="P2"><text:span text:style-name="T10">Gk.Sj.Ri</text:span></text:p>
          </draw:rect>
          <draw:rect draw:style-name="gr5" draw:text-style-name="P11" xml:id="id36" draw:id="id36" draw:layer="layout" svg:width="2.083cm" svg:height="0.602cm" svg:x="16.954cm" svg:y="8.281cm">
            <text:p text:style-name="P2"><text:span text:style-name="T10">Gk.Sj.Ri+1</text:span></text:p>
          </draw:rect>
          <draw:rect draw:style-name="gr4" draw:text-style-name="P11" draw:layer="layout" svg:width="2.056cm" svg:height="0.602cm" svg:x="19.037cm" svg:y="8.281cm">
            <text:p text:style-name="P2"><text:span text:style-name="T10">Gk.Sj.Ri+2</text:span></text:p>
          </draw:rect>
          <draw:connector draw:style-name="gr6" draw:text-style-name="P12" draw:layer="layout" svg:x1="16.004cm" svg:y1="7.326cm" svg:x2="14.847cm" svg:y2="8.582cm" draw:start-shape="id30" draw:start-glue-point="3" draw:end-shape="id31" draw:end-glue-point="3" svg:d="M16004 7326h-1658v1256h501">
            <text:p/>
          </draw:connector>
          <draw:rect draw:style-name="gr4" draw:text-style-name="P11" xml:id="id35" draw:id="id35" draw:layer="layout" svg:width="2.134cm" svg:height="0.599cm" svg:x="22.109cm" svg:y="8.281cm">
            <text:p text:style-name="P2"><text:span text:style-name="T10">Gk+1.Sj.Ri</text:span></text:p>
          </draw:rect>
          <draw:rect draw:style-name="gr4" draw:text-style-name="P11" draw:layer="layout" svg:width="2.4cm" svg:height="0.599cm" svg:x="24.243cm" svg:y="8.281cm">
            <text:p text:style-name="P2"><text:span text:style-name="T10">Gk+1.Sj.Ri+1</text:span></text:p>
          </draw:rect>
          <draw:rect draw:style-name="gr4" draw:text-style-name="P11" draw:layer="layout" svg:width="2.32cm" svg:height="0.599cm" svg:x="26.643cm" svg:y="8.281cm">
            <text:p text:style-name="P2"><text:span text:style-name="T10">Gk+1.Sj.Ri+2</text:span></text:p>
          </draw:rect>
          <draw:rect draw:style-name="gr4" draw:text-style-name="P11" xml:id="id32" draw:id="id32" draw:layer="layout" svg:width="1.471cm" svg:height="0.5cm" svg:x="19.057cm" svg:y="5.879cm">
            <text:p text:style-name="P2"><text:span text:style-name="T10">Gk</text:span></text:p>
          </draw:rect>
          <draw:rect draw:style-name="gr4" draw:text-style-name="P11" xml:id="id33" draw:id="id33" draw:layer="layout" svg:width="1.824cm" svg:height="0.5cm" svg:x="20.553cm" svg:y="5.879cm">
            <text:p text:style-name="P2"><text:span text:style-name="T10">Gk+1</text:span></text:p>
          </draw:rect>
          <draw:rect draw:style-name="gr4" draw:text-style-name="P11" xml:id="id30" draw:id="id30" draw:layer="layout" svg:width="1.825cm" svg:height="0.602cm" svg:x="16.004cm" svg:y="7.025cm">
            <text:p text:style-name="P2"><text:span text:style-name="T10">Gk.Sj</text:span></text:p>
          </draw:rect>
          <draw:rect draw:style-name="gr4" draw:text-style-name="P11" draw:layer="layout" svg:width="1.823cm" svg:height="0.602cm" svg:x="17.85cm" svg:y="7.025cm">
            <text:p text:style-name="P2"><text:span text:style-name="T10">Gk.Sj+1</text:span></text:p>
          </draw:rect>
          <draw:rect draw:style-name="gr4" draw:text-style-name="P11" draw:layer="layout" svg:width="1.824cm" svg:height="0.602cm" svg:x="19.636cm" svg:y="7.025cm">
            <text:p text:style-name="P2"><text:span text:style-name="T10">Gk.Sj+2</text:span></text:p>
          </draw:rect>
          <draw:connector draw:style-name="gr6" draw:text-style-name="P12" draw:layer="layout" svg:x1="19.057cm" svg:y1="6.129cm" svg:x2="16.916cm" svg:y2="7.025cm" draw:start-shape="id32" draw:start-glue-point="3" draw:end-shape="id30" draw:end-glue-point="0" svg:d="M19057 6129h-2141v896">
            <text:p/>
          </draw:connector>
          <draw:rect draw:style-name="gr4" draw:text-style-name="P11" xml:id="id34" draw:id="id34" draw:layer="layout" svg:width="1.826cm" svg:height="0.602cm" svg:x="22.585cm" svg:y="7.025cm">
            <text:p text:style-name="P2"><text:span text:style-name="T10">Gk.Sj</text:span></text:p>
          </draw:rect>
          <draw:rect draw:style-name="gr4" draw:text-style-name="P11" draw:layer="layout" svg:width="1.826cm" svg:height="0.602cm" svg:x="24.433cm" svg:y="7.025cm">
            <text:p text:style-name="P2"><text:span text:style-name="T10">Gk.Sj+1</text:span></text:p>
          </draw:rect>
          <draw:rect draw:style-name="gr4" draw:text-style-name="P11" draw:layer="layout" svg:width="1.824cm" svg:height="0.602cm" svg:x="26.225cm" svg:y="7.025cm">
            <text:p text:style-name="P2"><text:span text:style-name="T10">Gk.Sj+2</text:span></text:p>
          </draw:rect>
          <draw:connector draw:style-name="gr6" draw:text-style-name="P12" draw:layer="layout" svg:x1="22.377cm" svg:y1="6.129cm" svg:x2="23.498cm" svg:y2="7.025cm" draw:start-shape="id33" draw:start-glue-point="1" draw:end-shape="id34" draw:end-glue-point="0" svg:d="M22377 6129h1121v896">
            <text:p/>
          </draw:connector>
          <draw:connector draw:style-name="gr6" draw:text-style-name="P12" draw:layer="layout" svg:x1="22.585cm" svg:y1="7.326cm" svg:x2="22.109cm" svg:y2="8.58cm" draw:start-shape="id34" draw:start-glue-point="3" draw:end-shape="id35" draw:end-glue-point="3" svg:d="M22585 7326h-977v1254h501">
            <text:p/>
          </draw:connector>
          <draw:frame draw:style-name="standard" xml:id="id37" draw:id="id37" draw:layer="layout" svg:width="2.79cm" svg:height="3.11cm" svg:x="14.376cm" svg:y="11.377cm">
            <table:table table:template-name="default" table:use-first-row-styles="true" table:use-banding-rows-styles="true">
              <table:table-column table:style-name="co3"/>
              <table:table-row table:style-name="ro5">
                <table:table-cell table:style-name="ce1">
                  <text:p text:style-name="P2"><text:span text:style-name="T8">ProcStream </text:span></text:p>
                  <text:p text:style-name="P2"><text:span text:style-name="T8">(derived data)</text:span></text:p>
                </table:table-cell>
              </table:table-row>
              <table:table-row table:style-name="ro6">
                <table:table-cell table:style-name="ce2">
                  <text:p text:style-name="P2"><text:span text:style-name="T9">fcalls</text:span></text:p>
                </table:table-cell>
              </table:table-row>
              <table:table-row table:style-name="ro6">
                <table:table-cell table:style-name="ce3">
                  <text:p text:style-name="P2"><text:span text:style-name="T9">input</text:span></text:p>
                </table:table-cell>
              </table:table-row>
              <table:table-row table:style-name="ro7">
                <table:table-cell table:style-name="ce3">
                  <text:p text:style-name="P2"><text:span text:style-name="T9">output</text:span></text:p>
                </table:table-cell>
              </table:table-row>
            </table:table>
            <draw:image xlink:href="Pictures/TablePreview7.svm" xlink:type="simple" xlink:show="embed" xlink:actuate="onLoad"/>
          </draw:frame>
          <draw:connector draw:style-name="gr3" draw:layer="layout" svg:x1="17.995cm" svg:y1="8.883cm" svg:x2="15.771cm" svg:y2="11.377cm" draw:start-shape="id36" draw:start-glue-point="2" draw:end-shape="id37" draw:end-glue-point="0" svg:d="M17995 8883v1247h-2224v1247">
            <text:p/>
          </draw:connector>
          <draw:frame draw:style-name="standard" xml:id="id38" draw:id="id38" draw:layer="layout" svg:width="2.202cm" svg:height="1.315cm" svg:x="18.745cm" svg:y="12.265cm">
            <table:table table:template-name="default" table:use-first-row-styles="true" table:use-banding-rows-styles="true">
              <table:table-column table:style-name="co4"/>
              <table:table-row table:style-name="ro8">
                <table:table-cell table:style-name="ce1">
                  <text:p text:style-name="P2"><text:span text:style-name="T8">Acquired</text:span></text:p>
                </table:table-cell>
              </table:table-row>
              <table:table-row table:style-name="ro9">
                <table:table-cell table:style-name="ce2">
                  <text:p text:style-name="P2"><text:span text:style-name="T9">data</text:span></text:p>
                </table:table-cell>
              </table:table-row>
            </table:table>
            <draw:image xlink:href="Pictures/TablePreview8.svm" xlink:type="simple" xlink:show="embed" xlink:actuate="onLoad"/>
          </draw:frame>
          <draw:connector draw:style-name="gr3" draw:layer="layout" draw:line-skew="-0.414cm" svg:x1="17.995cm" svg:y1="8.883cm" svg:x2="19.846cm" svg:y2="12.265cm" draw:start-shape="id36" draw:start-glue-point="2" draw:end-shape="id38" draw:end-glue-point="0" svg:d="M17995 8883v1277h1851v2105">
            <text:p/>
          </draw:connector>
          <draw:custom-shape draw:name="TextBox 1" draw:style-name="gr7" draw:text-style-name="P6" draw:layer="layout" svg:width="3.85cm" svg:height="1.487cm" svg:x="24.903cm" svg:y="5.201cm">
            <text:list text:style-name="L1">
              <text:list-header>
                <text:p text:style-name="P4"><text:span text:style-name="T11"/></text:p>
                <text:p text:style-name="P4"><text:span text:style-name="T6"/></text:p>
              </text:list-header>
            </text:list>
            <draw:enhanced-geometry svg:viewBox="0 0 21600 21600" draw:mirror-horizontal="false" draw:mirror-vertical="false" draw:type="mso-spt202" draw:enhanced-path="M 0 0 L 21600 0 21600 21600 0 21600 0 0 Z N"/>
          </draw:custom-shape>
        </draw:g>
        <draw:ellipse draw:style-name="gr19" draw:layer="layout" svg:width="16.002cm" svg:height="5.88cm" svg:x="13.462cm" svg:y="5.142cm">
          <text:p/>
        </draw:ellipse>
        <draw:ellipse draw:style-name="gr19" draw:layer="layout" svg:width="4.229cm" svg:height="4.318cm" svg:x="13.616cm" svg:y="10.876cm">
          <text:p/>
        </draw:ellipse>
        <draw:ellipse draw:style-name="gr22" draw:layer="layout" svg:width="3.302cm" svg:height="2.54cm" draw:transform="skewX (-0.0066322511575772) rotate (-0.006632251158764) translate (18.234cm 11.662cm)">
          <text:p/>
        </draw:ellipse>
        <draw:custom-shape draw:name="TextBox 1" draw:style-name="gr7" draw:text-style-name="P15" draw:layer="layout" svg:width="3.066cm" svg:height="0.853cm" svg:x="26.462cm" svg:y="5.142cm">
          <text:list text:style-name="L1">
            <text:list-header>
              <text:p text:style-name="P4"><text:span text:style-name="T17">Data Tree</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12" draw:layer="layout" svg:width="17.203cm" svg:height="9.68cm" svg:x="1.132cm" svg:y="1.962cm" draw:page-number="4" presentation:class="page"/>
          <draw:frame presentation:style-name="pr1" draw:text-style-name="P9" draw:layer="layout" svg:width="15.575cm" svg:height="11.616cm" svg:x="1.948cm" svg:y="12.263cm" presentation:class="notes" presentation:placeholder="true">
            <draw:text-box/>
          </draw:frame>
        </presentation:notes>
      </draw:page>
      <draw:page draw:name="page5" draw:style-name="dp3" draw:master-page-name="Default" presentation:use-date-time-name="dtd1">
        <office:forms form:automatic-focus="false" form:apply-design-mode="false"/>
        <draw:ellipse draw:style-name="gr18" draw:text-style-name="P8" draw:layer="layout" svg:width="20.066cm" svg:height="11.938cm" svg:x="4.718cm" svg:y="0.254cm">
          <text:p text:style-name="P2"><text:span text:style-name="T1">DataTreeClass</text:span></text:p>
        </draw:ellipse>
        <draw:g>
          <draw:rect draw:style-name="gr3" draw:layer="layout" svg:width="13.462cm" svg:height="6.096cm" svg:x="8.382cm" svg:y="2.54cm">
            <text:p/>
          </draw:rect>
          <draw:rect draw:style-name="gr4" draw:text-style-name="P11" xml:id="id40" draw:id="id40" draw:layer="layout" svg:width="1.883cm" svg:height="0.432cm" svg:x="9.176cm" svg:y="4.707cm">
            <text:p text:style-name="P2"><text:span text:style-name="T10">Gk.Sj.Ri</text:span></text:p>
          </draw:rect>
          <draw:rect draw:style-name="gr5" draw:text-style-name="P11" xml:id="id45" draw:id="id45" draw:layer="layout" svg:width="1.835cm" svg:height="0.432cm" svg:x="11.031cm" svg:y="4.707cm">
            <text:p text:style-name="P2"><text:span text:style-name="T10">Gk.Sj.Ri+1</text:span></text:p>
          </draw:rect>
          <draw:rect draw:style-name="gr4" draw:text-style-name="P11" draw:layer="layout" svg:width="1.812cm" svg:height="0.432cm" svg:x="12.866cm" svg:y="4.707cm">
            <text:p text:style-name="P2"><text:span text:style-name="T10">Gk.Sj.Ri+2</text:span></text:p>
          </draw:rect>
          <draw:connector draw:style-name="gr6" draw:text-style-name="P12" draw:layer="layout" svg:x1="10.195cm" svg:y1="4.02cm" svg:x2="9.176cm" svg:y2="4.923cm" draw:start-shape="id39" draw:start-glue-point="3" draw:end-shape="id40" draw:end-glue-point="3" svg:d="M10195 4020h-1520v903h501">
            <text:p/>
          </draw:connector>
          <draw:rect draw:style-name="gr4" draw:text-style-name="P11" xml:id="id44" draw:id="id44" draw:layer="layout" svg:width="1.88cm" svg:height="0.43cm" svg:x="15.573cm" svg:y="4.707cm">
            <text:p text:style-name="P2"><text:span text:style-name="T10">Gk+1.Sj.Ri</text:span></text:p>
          </draw:rect>
          <draw:rect draw:style-name="gr4" draw:text-style-name="P11" draw:layer="layout" svg:width="2.114cm" svg:height="0.43cm" svg:x="17.453cm" svg:y="4.707cm">
            <text:p text:style-name="P2"><text:span text:style-name="T10">Gk+1.Sj.Ri+1</text:span></text:p>
          </draw:rect>
          <draw:rect draw:style-name="gr4" draw:text-style-name="P11" draw:layer="layout" svg:width="2.043cm" svg:height="0.43cm" svg:x="19.567cm" svg:y="4.707cm">
            <text:p text:style-name="P2"><text:span text:style-name="T10">Gk+1.Sj.Ri+2</text:span></text:p>
          </draw:rect>
          <draw:rect draw:style-name="gr4" draw:text-style-name="P11" xml:id="id41" draw:id="id41" draw:layer="layout" svg:width="1.296cm" svg:height="0.36cm" svg:x="12.884cm" svg:y="2.98cm">
            <text:p text:style-name="P2"><text:span text:style-name="T10">Gk</text:span></text:p>
          </draw:rect>
          <draw:rect draw:style-name="gr4" draw:text-style-name="P11" xml:id="id42" draw:id="id42" draw:layer="layout" svg:width="1.607cm" svg:height="0.36cm" svg:x="14.202cm" svg:y="2.98cm">
            <text:p text:style-name="P2"><text:span text:style-name="T10">Gk+1</text:span></text:p>
          </draw:rect>
          <draw:rect draw:style-name="gr4" draw:text-style-name="P11" xml:id="id39" draw:id="id39" draw:layer="layout" svg:width="1.607cm" svg:height="0.432cm" svg:x="10.195cm" svg:y="3.804cm">
            <text:p text:style-name="P2"><text:span text:style-name="T10">Gk.Sj</text:span></text:p>
          </draw:rect>
          <draw:rect draw:style-name="gr4" draw:text-style-name="P11" draw:layer="layout" svg:width="1.607cm" svg:height="0.432cm" svg:x="11.82cm" svg:y="3.804cm">
            <text:p text:style-name="P2"><text:span text:style-name="T10">Gk.Sj+1</text:span></text:p>
          </draw:rect>
          <draw:rect draw:style-name="gr4" draw:text-style-name="P11" draw:layer="layout" svg:width="1.607cm" svg:height="0.432cm" svg:x="13.394cm" svg:y="3.804cm">
            <text:p text:style-name="P2"><text:span text:style-name="T10">Gk.Sj+2</text:span></text:p>
          </draw:rect>
          <draw:connector draw:style-name="gr6" draw:text-style-name="P12" draw:layer="layout" svg:x1="12.884cm" svg:y1="3.16cm" svg:x2="10.998cm" svg:y2="3.804cm" draw:start-shape="id41" draw:start-glue-point="3" draw:end-shape="id39" draw:end-glue-point="0" svg:d="M12884 3160h-1886v644">
            <text:p/>
          </draw:connector>
          <draw:rect draw:style-name="gr4" draw:text-style-name="P11" xml:id="id43" draw:id="id43" draw:layer="layout" svg:width="1.608cm" svg:height="0.432cm" svg:x="15.992cm" svg:y="3.804cm">
            <text:p text:style-name="P2"><text:span text:style-name="T10">Gk.Sj</text:span></text:p>
          </draw:rect>
          <draw:rect draw:style-name="gr4" draw:text-style-name="P11" draw:layer="layout" svg:width="1.608cm" svg:height="0.432cm" svg:x="17.62cm" svg:y="3.804cm">
            <text:p text:style-name="P2"><text:span text:style-name="T10">Gk.Sj+1</text:span></text:p>
          </draw:rect>
          <draw:rect draw:style-name="gr4" draw:text-style-name="P11" draw:layer="layout" svg:width="1.608cm" svg:height="0.432cm" svg:x="19.198cm" svg:y="3.804cm">
            <text:p text:style-name="P2"><text:span text:style-name="T10">Gk.Sj+2</text:span></text:p>
          </draw:rect>
          <draw:connector draw:style-name="gr6" draw:text-style-name="P12" draw:layer="layout" svg:x1="15.809cm" svg:y1="3.16cm" svg:x2="16.796cm" svg:y2="3.804cm" draw:start-shape="id42" draw:start-glue-point="1" draw:end-shape="id43" draw:end-glue-point="0" svg:d="M15809 3160h987v644">
            <text:p/>
          </draw:connector>
          <draw:connector draw:style-name="gr6" draw:text-style-name="P12" draw:layer="layout" svg:x1="15.992cm" svg:y1="4.02cm" svg:x2="15.573cm" svg:y2="4.922cm" draw:start-shape="id43" draw:start-glue-point="3" draw:end-shape="id44" draw:end-glue-point="3" svg:d="M15992 4020h-920v902h501">
            <text:p/>
          </draw:connector>
          <draw:frame draw:style-name="standard" xml:id="id46" draw:id="id46" draw:layer="layout" svg:width="2.458cm" svg:height="2.414cm" svg:x="8.761cm" svg:y="6.141cm">
            <table:table table:template-name="default" table:use-first-row-styles="true" table:use-banding-rows-styles="true">
              <table:table-column table:style-name="co5"/>
              <table:table-row table:style-name="ro10">
                <table:table-cell table:style-name="ce4">
                  <text:p text:style-name="P16"><text:span text:style-name="T18">ProcStream </text:span></text:p>
                  <text:p text:style-name="P16"><text:span text:style-name="T18">(derived data)</text:span></text:p>
                </table:table-cell>
              </table:table-row>
              <table:table-row table:style-name="ro11">
                <table:table-cell table:style-name="ce5">
                  <text:p text:style-name="P16"><text:span text:style-name="T19">fcalls</text:span></text:p>
                </table:table-cell>
              </table:table-row>
              <table:table-row table:style-name="ro11">
                <table:table-cell table:style-name="ce6">
                  <text:p text:style-name="P16"><text:span text:style-name="T19">input</text:span></text:p>
                </table:table-cell>
              </table:table-row>
              <table:table-row table:style-name="ro11">
                <table:table-cell table:style-name="ce6">
                  <text:p text:style-name="P16"><text:span text:style-name="T19">output</text:span></text:p>
                </table:table-cell>
              </table:table-row>
            </table:table>
            <draw:image xlink:href="Pictures/TablePreview9.svm" xlink:type="simple" xlink:show="embed" xlink:actuate="onLoad"/>
          </draw:frame>
          <draw:connector draw:style-name="gr3" draw:layer="layout" svg:x1="11.948cm" svg:y1="5.139cm" svg:x2="9.99cm" svg:y2="6.141cm" draw:start-shape="id45" draw:start-glue-point="2" draw:end-shape="id46" draw:end-glue-point="0" svg:d="M11948 5139v501h-1958v501">
            <text:p/>
          </draw:connector>
          <draw:frame draw:style-name="standard" xml:id="id47" draw:id="id47" draw:layer="layout" svg:width="1.94cm" svg:height="1.022cm" svg:x="11.905cm" svg:y="6.276cm">
            <table:table table:template-name="default" table:use-first-row-styles="true" table:use-banding-rows-styles="true">
              <table:table-column table:style-name="co6"/>
              <table:table-row table:style-name="ro12">
                <table:table-cell table:style-name="ce4">
                  <text:p text:style-name="P17"><text:span text:style-name="T18">Acquired</text:span></text:p>
                </table:table-cell>
              </table:table-row>
              <table:table-row table:style-name="ro11">
                <table:table-cell table:style-name="ce5">
                  <text:p text:style-name="P17"><text:span text:style-name="T19">data</text:span></text:p>
                </table:table-cell>
              </table:table-row>
            </table:table>
            <draw:image xlink:href="Pictures/TablePreview10.svm" xlink:type="simple" xlink:show="embed" xlink:actuate="onLoad"/>
          </draw:frame>
          <draw:connector draw:style-name="gr3" draw:layer="layout" svg:x1="11.948cm" svg:y1="5.139cm" svg:x2="12.875cm" svg:y2="6.276cm" draw:start-shape="id45" draw:start-glue-point="2" draw:end-shape="id47" draw:end-glue-point="0" svg:d="M11948 5139v569h927v568">
            <text:p/>
          </draw:connector>
          <draw:path draw:style-name="gr26" draw:layer="layout" svg:width="2.594cm" svg:height="3.993cm" svg:x="11.883cm" svg:y="5.15cm" svg:viewBox="0 0 2595 3994" svg:d="M2595 3994c-138-231-164-515-225-779-59-258-143-506-143-779 0-252 19-505-41-754-71-295-252-512-389-753-139-246-341-427-571-553-217-118-433-153-654-151h-204l-205-100-163-125">
            <text:p/>
          </draw:path>
          <draw:custom-shape draw:name="TextBox 1" draw:style-name="gr7" draw:text-style-name="P6" draw:layer="layout" svg:width="3.392cm" svg:height="1.487cm" svg:x="18.034cm" svg:y="2.493cm">
            <text:list text:style-name="L1">
              <text:list-header>
                <text:p text:style-name="P4"><text:span text:style-name="T11">Data Tree</text:span></text:p>
                <text:p text:style-name="P4"><text:span text:style-name="T6"/></text:p>
              </text:list-header>
            </text:list>
            <draw:enhanced-geometry svg:viewBox="0 0 21600 21600" draw:type="mso-spt202" draw:enhanced-path="M 0 0 L 21600 0 21600 21600 0 21600 0 0 Z N"/>
          </draw:custom-shape>
        </draw:g>
        <draw:ellipse draw:style-name="gr18" draw:text-style-name="P8" draw:layer="layout" svg:width="6.858cm" svg:height="5.588cm" svg:x="13.97cm" svg:y="12.954cm">
          <text:p text:style-name="P2"><text:span text:style-name="T1">MainGUI</text:span></text:p>
        </draw:ellipse>
        <draw:rect draw:style-name="gr3" draw:layer="layout" svg:width="9.258cm" svg:height="7.312cm" svg:x="0.14cm" svg:y="11.43cm">
          <text:p/>
        </draw:rect>
        <draw:ellipse draw:style-name="gr27" draw:text-style-name="P18" draw:layer="layout" svg:width="2.032cm" svg:height="1.27cm" svg:x="15.186cm" svg:y="16.702cm">
          <text:p text:style-name="P2"><text:span text:style-name="T20">Display</text:span></text:p>
        </draw:ellipse>
        <draw:line draw:style-name="gr2" draw:layer="layout" svg:x1="4.976cm" svg:y1="12.728cm" svg:x2="5.632cm" svg:y2="12.728cm">
          <text:p/>
        </draw:line>
        <draw:rect draw:style-name="gr4" draw:text-style-name="P11" draw:layer="layout" svg:width="2.964cm" svg:height="0.611cm" svg:x="6.18cm" svg:y="16.002cm">
          <text:p text:style-name="P2"><text:span text:style-name="T10">G</text:span><text:span text:style-name="T14">k+1</text:span><text:span text:style-name="T10">/S</text:span><text:span text:style-name="T14">j</text:span><text:span text:style-name="T10">/R</text:span><text:span text:style-name="T14">i.</text:span><text:span text:style-name="T15">snirf</text:span></text:p>
        </draw:rect>
        <draw:rect draw:style-name="gr4" draw:text-style-name="P11" draw:layer="layout" svg:width="1.104cm" svg:height="0.426cm" svg:x="0.685cm" svg:y="12.283cm">
          <text:p text:style-name="P2"><text:span text:style-name="T10">G</text:span><text:span text:style-name="T14">k</text:span></text:p>
        </draw:rect>
        <draw:line draw:style-name="gr2" draw:layer="layout" svg:x1="1.788cm" svg:y1="12.477cm" svg:x2="2.535cm" svg:y2="12.477cm">
          <text:p/>
        </draw:line>
        <draw:line draw:style-name="gr2" draw:layer="layout" svg:x1="2.546cm" svg:y1="12.477cm" svg:x2="2.546cm" svg:y2="15.199cm">
          <text:p/>
        </draw:line>
        <draw:rect draw:style-name="gr4" draw:text-style-name="P11" draw:layer="layout" svg:width="1.88cm" svg:height="0.425cm" svg:x="3.096cm" svg:y="14.607cm">
          <text:p text:style-name="P2"><text:span text:style-name="T10">G</text:span><text:span text:style-name="T14">k</text:span><text:span text:style-name="T10">/S</text:span><text:span text:style-name="T14">j+2</text:span></text:p>
        </draw:rect>
        <draw:rect draw:style-name="gr4" draw:text-style-name="P11" draw:layer="layout" svg:width="1.88cm" svg:height="0.426cm" svg:x="3.096cm" svg:y="13.505cm">
          <text:p text:style-name="P2"><text:span text:style-name="T10">G</text:span><text:span text:style-name="T14">k</text:span><text:span text:style-name="T10">/S</text:span><text:span text:style-name="T14">j+1</text:span></text:p>
        </draw:rect>
        <draw:line draw:style-name="gr2" draw:layer="layout" svg:x1="2.534cm" svg:y1="12.712cm" svg:x2="3.094cm" svg:y2="12.712cm">
          <text:p/>
        </draw:line>
        <draw:line draw:style-name="gr2" draw:text-style-name="P12" draw:layer="layout" svg:x1="2.534cm" svg:y1="13.718cm" svg:x2="3.094cm" svg:y2="13.718cm">
          <text:p/>
        </draw:line>
        <draw:line draw:style-name="gr2" draw:text-style-name="P12" draw:layer="layout" svg:x1="2.534cm" svg:y1="14.807cm" svg:x2="3.094cm" svg:y2="14.807cm">
          <text:p/>
        </draw:line>
        <draw:line draw:style-name="gr2" draw:layer="layout" svg:x1="5.62cm" svg:y1="13.005cm" svg:x2="6.18cm" svg:y2="13.005cm">
          <text:p/>
        </draw:line>
        <draw:line draw:style-name="gr2" draw:layer="layout" svg:x1="4.874cm" svg:y1="12.728cm" svg:x2="5.621cm" svg:y2="12.728cm">
          <text:p/>
        </draw:line>
        <draw:line draw:style-name="gr2" draw:layer="layout" svg:x1="5.62cm" svg:y1="13.005cm" svg:x2="6.18cm" svg:y2="13.005cm">
          <text:p/>
        </draw:line>
        <draw:line draw:style-name="gr2" draw:layer="layout" svg:x1="5.62cm" svg:y1="13.005cm" svg:x2="6.18cm" svg:y2="13.005cm">
          <text:p/>
        </draw:line>
        <draw:line draw:style-name="gr2" draw:layer="layout" svg:x1="5.632cm" svg:y1="14.831cm" svg:x2="6.18cm" svg:y2="14.831cm">
          <text:p/>
        </draw:line>
        <draw:line draw:style-name="gr2" draw:layer="layout" svg:x1="5.62cm" svg:y1="13.005cm" svg:x2="6.18cm" svg:y2="13.005cm">
          <text:p/>
        </draw:line>
        <draw:line draw:style-name="gr2" draw:layer="layout" svg:x1="5.62cm" svg:y1="13.005cm" svg:x2="6.18cm" svg:y2="13.005cm">
          <text:p/>
        </draw:line>
        <draw:rect draw:style-name="gr4" draw:text-style-name="P11" draw:layer="layout" svg:width="2.71cm" svg:height="0.425cm" svg:x="6.18cm" svg:y="12.793cm">
          <text:p text:style-name="P2"><text:span text:style-name="T10">G</text:span><text:span text:style-name="T14">k</text:span><text:span text:style-name="T10">/S</text:span><text:span text:style-name="T14">j</text:span><text:span text:style-name="T10">/R</text:span><text:span text:style-name="T14">i.</text:span><text:span text:style-name="T15">snirf</text:span></text:p>
        </draw:rect>
        <draw:line draw:style-name="gr2" draw:layer="layout" svg:x1="5.62cm" svg:y1="13.005cm" svg:x2="6.18cm" svg:y2="13.005cm">
          <text:p/>
        </draw:line>
        <draw:line draw:style-name="gr2" draw:layer="layout" svg:x1="5.62cm" svg:y1="13.634cm" svg:x2="6.18cm" svg:y2="13.634cm">
          <text:p/>
        </draw:line>
        <draw:line draw:style-name="gr2" draw:layer="layout" svg:x1="5.62cm" svg:y1="13.634cm" svg:x2="6.18cm" svg:y2="13.634cm">
          <text:p/>
        </draw:line>
        <draw:rect draw:style-name="gr5" draw:text-style-name="P11" draw:layer="layout" svg:width="2.71cm" svg:height="0.425cm" svg:x="6.18cm" svg:y="13.422cm">
          <text:p text:style-name="P2"><text:span text:style-name="T10">G</text:span><text:span text:style-name="T14">k</text:span><text:span text:style-name="T10">/S</text:span><text:span text:style-name="T14">j</text:span><text:span text:style-name="T10">/R</text:span><text:span text:style-name="T14">i+1.</text:span><text:span text:style-name="T15">snirf</text:span></text:p>
        </draw:rect>
        <draw:rect draw:style-name="gr4" draw:text-style-name="P11" draw:layer="layout" svg:width="2.71cm" svg:height="0.424cm" svg:x="6.18cm" svg:y="14.619cm">
          <text:p text:style-name="P2"><text:span text:style-name="T10">G</text:span><text:span text:style-name="T14">k</text:span><text:span text:style-name="T10">/S</text:span><text:span text:style-name="T14">j</text:span><text:span text:style-name="T10">/R</text:span><text:span text:style-name="T14">i+1.</text:span><text:span text:style-name="T15">snirf</text:span></text:p>
        </draw:rect>
        <draw:line draw:style-name="gr2" draw:layer="layout" svg:x1="0.343cm" svg:y1="12.179cm" svg:x2="0.343cm" svg:y2="17.692cm">
          <text:p/>
        </draw:line>
        <draw:line draw:style-name="gr2" draw:layer="layout" svg:x1="0.331cm" svg:y1="12.454cm" svg:x2="0.685cm" svg:y2="12.454cm">
          <text:p/>
        </draw:line>
        <draw:rect draw:style-name="gr4" draw:text-style-name="P11" draw:layer="layout" svg:width="1.104cm" svg:height="0.427cm" svg:x="0.685cm" svg:y="15.677cm">
          <text:p text:style-name="P2"><text:span text:style-name="T10">G</text:span><text:span text:style-name="T14">k+1</text:span></text:p>
        </draw:rect>
        <draw:line draw:style-name="gr2" draw:text-style-name="P12" draw:layer="layout" svg:x1="1.788cm" svg:y1="15.872cm" svg:x2="2.535cm" svg:y2="15.872cm">
          <text:p/>
        </draw:line>
        <draw:line draw:style-name="gr2" draw:layer="layout" svg:x1="2.546cm" svg:y1="15.872cm" svg:x2="2.546cm" svg:y2="18.481cm">
          <text:p/>
        </draw:line>
        <draw:rect draw:style-name="gr4" draw:text-style-name="P11" draw:layer="layout" svg:width="1.88cm" svg:height="0.426cm" svg:x="3.096cm" svg:y="15.893cm">
          <text:p text:style-name="P2"><text:span text:style-name="T10">G</text:span><text:span text:style-name="T14">k+1</text:span><text:span text:style-name="T10">/S</text:span><text:span text:style-name="T14">j</text:span></text:p>
        </draw:rect>
        <draw:rect draw:style-name="gr4" draw:text-style-name="P11" draw:layer="layout" svg:width="1.88cm" svg:height="0.426cm" svg:x="3.096cm" svg:y="17.947cm">
          <text:p text:style-name="P2"><text:span text:style-name="T10">G</text:span><text:span text:style-name="T14">k+1</text:span><text:span text:style-name="T10">/S</text:span><text:span text:style-name="T14">j+2</text:span></text:p>
        </draw:rect>
        <draw:rect draw:style-name="gr4" draw:text-style-name="P11" draw:layer="layout" svg:width="1.88cm" svg:height="0.425cm" svg:x="3.096cm" svg:y="16.9cm">
          <text:p text:style-name="P2"><text:span text:style-name="T10">G</text:span><text:span text:style-name="T14">k+1</text:span><text:span text:style-name="T10">/S</text:span><text:span text:style-name="T14">j+1</text:span></text:p>
        </draw:rect>
        <draw:line draw:style-name="gr2" draw:text-style-name="P12" draw:layer="layout" svg:x1="2.534cm" svg:y1="16.107cm" svg:x2="3.094cm" svg:y2="16.107cm">
          <text:p/>
        </draw:line>
        <draw:line draw:style-name="gr2" draw:text-style-name="P12" draw:layer="layout" svg:x1="2.534cm" svg:y1="17.113cm" svg:x2="3.094cm" svg:y2="17.113cm">
          <text:p/>
        </draw:line>
        <draw:line draw:style-name="gr2" draw:layer="layout" svg:x1="2.534cm" svg:y1="18.202cm" svg:x2="3.094cm" svg:y2="18.202cm">
          <text:p/>
        </draw:line>
        <draw:line draw:style-name="gr2" draw:layer="layout" svg:x1="5.62cm" svg:y1="16.4cm" svg:x2="6.18cm" svg:y2="16.4cm">
          <text:p/>
        </draw:line>
        <draw:line draw:style-name="gr2" draw:text-style-name="P12" draw:layer="layout" svg:x1="4.874cm" svg:y1="16.123cm" svg:x2="5.621cm" svg:y2="16.123cm">
          <text:p/>
        </draw:line>
        <draw:line draw:style-name="gr2" draw:layer="layout" svg:x1="5.632cm" svg:y1="16.123cm" svg:x2="5.632cm" svg:y2="17.892cm">
          <text:p/>
        </draw:line>
        <draw:line draw:style-name="gr2" draw:layer="layout" svg:x1="5.62cm" svg:y1="16.4cm" svg:x2="6.18cm" svg:y2="16.4cm">
          <text:p/>
        </draw:line>
        <draw:line draw:style-name="gr2" draw:layer="layout" svg:x1="5.62cm" svg:y1="16.4cm" svg:x2="6.18cm" svg:y2="16.4cm">
          <text:p/>
        </draw:line>
        <draw:line draw:style-name="gr2" draw:layer="layout" svg:x1="5.62cm" svg:y1="17.658cm" svg:x2="6.18cm" svg:y2="17.658cm">
          <text:p/>
        </draw:line>
        <draw:line draw:style-name="gr2" draw:layer="layout" svg:x1="5.62cm" svg:y1="16.4cm" svg:x2="6.18cm" svg:y2="16.4cm">
          <text:p/>
        </draw:line>
        <draw:line draw:style-name="gr2" draw:text-style-name="P12" draw:layer="layout" svg:x1="4.874cm" svg:y1="16.123cm" svg:x2="5.621cm" svg:y2="16.123cm">
          <text:p/>
        </draw:line>
        <draw:line draw:style-name="gr2" draw:layer="layout" svg:x1="5.62cm" svg:y1="16.4cm" svg:x2="6.18cm" svg:y2="16.4cm">
          <text:p/>
        </draw:line>
        <draw:line draw:style-name="gr2" draw:layer="layout" svg:x1="5.62cm" svg:y1="16.4cm" svg:x2="6.18cm" svg:y2="16.4cm">
          <text:p/>
        </draw:line>
        <draw:line draw:style-name="gr2" draw:layer="layout" svg:x1="5.62cm" svg:y1="17.029cm" svg:x2="6.18cm" svg:y2="17.029cm">
          <text:p/>
        </draw:line>
        <draw:line draw:style-name="gr2" draw:layer="layout" svg:x1="5.62cm" svg:y1="17.029cm" svg:x2="6.18cm" svg:y2="17.029cm">
          <text:p/>
        </draw:line>
        <draw:rect draw:style-name="gr4" draw:text-style-name="P11" draw:layer="layout" svg:width="2.964cm" svg:height="0.654cm" svg:x="6.18cm" svg:y="16.817cm">
          <text:p text:style-name="P2"><text:span text:style-name="T10">G</text:span><text:span text:style-name="T14">k+1</text:span><text:span text:style-name="T10">/S</text:span><text:span text:style-name="T14">j</text:span><text:span text:style-name="T10">/R</text:span><text:span text:style-name="T14">i+1.</text:span><text:span text:style-name="T15">snirf</text:span></text:p>
        </draw:rect>
        <draw:rect draw:style-name="gr4" draw:text-style-name="P11" draw:layer="layout" svg:width="2.964cm" svg:height="0.717cm" svg:x="6.18cm" svg:y="17.571cm">
          <text:p text:style-name="P2"><text:span text:style-name="T10">G</text:span><text:span text:style-name="T14">k+1</text:span><text:span text:style-name="T10">/S</text:span><text:span text:style-name="T14">j</text:span><text:span text:style-name="T10">/R</text:span><text:span text:style-name="T14">i+2.</text:span><text:span text:style-name="T15">snirf</text:span></text:p>
        </draw:rect>
        <draw:line draw:style-name="gr2" draw:layer="layout" svg:x1="0.331cm" svg:y1="15.913cm" svg:x2="0.685cm" svg:y2="15.913cm">
          <text:p/>
        </draw:line>
        <draw:custom-shape draw:name="TextBox 1" draw:style-name="gr7" draw:text-style-name="P6" draw:layer="layout" svg:width="3.392cm" svg:height="1.487cm" svg:x="3.264cm" svg:y="11.362cm">
          <text:list text:style-name="L1">
            <text:list-header>
              <text:p text:style-name="P4"><text:span text:style-name="T11">Folder / Files</text:span></text:p>
              <text:p text:style-name="P4"><text:span text:style-name="T6"/></text:p>
            </text:list-header>
          </text:list>
          <draw:enhanced-geometry svg:viewBox="0 0 21600 21600" draw:type="mso-spt202" draw:enhanced-path="M 0 0 L 21600 0 21600 21600 0 21600 0 0 Z N"/>
        </draw:custom-shape>
        <draw:rect draw:style-name="gr4" draw:text-style-name="P11" draw:layer="layout" svg:width="1.88cm" svg:height="0.426cm" svg:x="3.096cm" svg:y="12.499cm">
          <text:p text:style-name="P2"><text:span text:style-name="T10">G</text:span><text:span text:style-name="T14">k</text:span><text:span text:style-name="T10">/S</text:span><text:span text:style-name="T14">j</text:span></text:p>
        </draw:rect>
        <draw:line draw:style-name="gr8" draw:text-style-name="P1" draw:layer="layout" svg:x1="5.632cm" svg:y1="17.799cm" svg:x2="5.632cm" svg:y2="18.324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line draw:style-name="gr8" draw:text-style-name="P12" draw:layer="layout" svg:x1="2.548cm" svg:y1="15.06cm" svg:x2="2.548cm" svg:y2="15.585cm">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draw:line>
        <draw:line draw:style-name="gr8" draw:text-style-name="P1" draw:layer="layout" svg:x1="0.345cm" svg:y1="17.541cm" svg:x2="0.345cm" svg:y2="18.066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rect draw:style-name="gr5" draw:text-style-name="P14" draw:layer="layout" svg:width="2.71cm" svg:height="0.424cm" svg:x="6.18cm" svg:y="13.836cm">
          <text:p text:style-name="P2"><text:span text:style-name="T10">G</text:span><text:span text:style-name="T14">k</text:span><text:span text:style-name="T10">/S</text:span><text:span text:style-name="T14">j</text:span><text:span text:style-name="T10">/R</text:span><text:span text:style-name="T14">i+1.</text:span><text:span text:style-name="T15">mat</text:span></text:p>
        </draw:rect>
        <draw:line draw:style-name="gr2" draw:layer="layout" svg:x1="5.632cm" svg:y1="12.718cm" svg:x2="5.632cm" svg:y2="15.191cm">
          <text:p/>
        </draw:line>
        <draw:line draw:style-name="gr8" draw:text-style-name="P1" draw:layer="layout" svg:x1="5.632cm" svg:y1="15.015cm" svg:x2="5.632cm" svg:y2="15.54cm">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line>
        <draw:ellipse draw:style-name="gr28" draw:text-style-name="P19" draw:layer="layout" svg:width="3.556cm" svg:height="1.2cm" svg:x="8.382cm" svg:y="9.722cm">
          <text:p><text:span text:style-name="T3">LoadCurrElem</text:span></text:p>
        </draw:ellipse>
        <draw:path draw:style-name="gr29" draw:layer="layout" svg:width="1.101cm" svg:height="3.809cm" svg:x="8.804cm" svg:y="10.414cm" svg:viewBox="0 0 1102 3810" svg:d="M0 3810c172-194 367-41 541-335 172-289 337-560 469-884 110-270 90-608 90-915 0-306 0-610 0-913v-306-305-152">
          <text:p/>
        </draw:path>
        <draw:ellipse draw:style-name="gr27" draw:text-style-name="P19" draw:layer="layout" svg:width="2.986cm" svg:height="1.2cm" svg:x="12.6cm" svg:y="8.852cm">
          <text:p><text:span text:style-name="T3">SetCurrElem</text:span></text:p>
        </draw:ellipse>
        <draw:ellipse draw:style-name="gr27" draw:text-style-name="P18" draw:layer="layout" svg:width="5.944cm" svg:height="1.9cm" svg:x="14.478cm" svg:y="14.102cm">
          <text:p text:style-name="P2"><text:span text:style-name="T20">listboxGroupTree_Callback</text:span></text:p>
        </draw:ellipse>
        <draw:path draw:style-name="gr30" draw:layer="layout" svg:width="6.488cm" svg:height="5.529cm" svg:x="15.355cm" svg:y="9.093cm" svg:viewBox="0 0 6489 5530" svg:d="M3998 5530c309-283 703-433 1024-709 264-227 613-359 853-614 205-217 333-498 414-780 82-286 231-560 195-874-31-266-24-538 0-803 23-255-48-513-195-709-203-270-471-503-780-661-286-146-585-284-902-331-273-40-552-54-829-47-250 7-504 0-755 0-268 0-537 0-805 0-252 0-504 0-755 0-253 0-504 0-756 0h-267-245-195">
          <text:p/>
        </draw:path>
        <draw:frame draw:style-name="gr31" draw:text-style-name="P13" draw:layer="layout" svg:width="5.842cm" svg:height="16.764cm" svg:x="27.432cm" svg:y="0.254cm">
          <draw:text-box>
            <text:p text:style-name="P2"><text:span text:style-name="T12">Displaying Current Processing Element</text:span></text:p>
            <text:p text:style-name="P2"><text:span text:style-name="T21"/></text:p>
            <text:list text:style-name="L3">
              <text:list-header>
                <text:p text:style-name="P2"><text:span text:style-name="T22">Steps involved:</text:span></text:p>
                <text:p text:style-name="P2"><text:span text:style-name="T22">============</text:span></text:p>
                <text:p text:style-name="P2"><text:span text:style-name="T22"/></text:p>
                <text:p text:style-name="P20"><text:span text:style-name="T23">1. Select current processing element</text:span></text:p>
                <text:p text:style-name="P20"><text:span text:style-name="T23">Load</text:span><text:span text:style-name="T24"> </text:span></text:p>
                <text:p text:style-name="P20"><text:span text:style-name="T13"/></text:p>
                <text:p text:style-name="P20"><text:span text:style-name="T25">2. Load derived data <text:s/>associated with current processing element</text:span></text:p>
                <text:p text:style-name="P20"><text:span text:style-name="T25"/></text:p>
                <text:p text:style-name="P20"><text:span text:style-name="T26">3. Load acquired data <text:s/>associated with current processing element</text:span></text:p>
                <text:p text:style-name="P20"><text:span text:style-name="T27"/></text:p>
              </text:list-header>
            </text:list>
          </draw:text-box>
        </draw:frame>
        <draw:path draw:style-name="gr29" draw:layer="layout" svg:width="0.153cm" svg:height="1.747cm" svg:x="9.871cm" svg:y="8.197cm" svg:viewBox="0 0 154 1748" svg:d="M4 1748c-31-267 151-495 141-756-11-245 60-504-71-732l-47-236 24-24">
          <text:p/>
        </draw:path>
        <draw:path draw:style-name="gr32" draw:layer="layout" svg:width="1.651cm" svg:height="3.023cm" svg:x="11.176cm" svg:y="7.016cm" svg:viewBox="0 0 1652 3024" svg:d="M0 3024c181-209 405-226 609-378 187-139 265-392 369-614 110-234 156-508 257-756 93-232 189-458 256-709l65-260 80-260 16-47">
          <text:p/>
        </draw:path>
        <draw:path draw:style-name="gr32" draw:layer="layout" svg:width="2.495cm" svg:height="3.577cm" svg:x="8.68cm" svg:y="10.16cm" svg:viewBox="0 0 2496 3578" svg:d="M0 3578c389-182 832-39 1226-315 388-271 763-526 1062-830 250-253 205-571 205-859 0-287 0-573 0-858v-287-286-143">
          <text:p/>
        </draw:path>
        <presentation:notes draw:style-name="dp2">
          <draw:page-thumbnail draw:style-name="gr12" draw:layer="layout" svg:width="17.203cm" svg:height="9.68cm" svg:x="1.132cm" svg:y="1.962cm" draw:page-number="5" presentation:class="page"/>
          <draw:frame presentation:style-name="pr1" draw:text-style-name="P9" draw:layer="layout" svg:width="15.575cm" svg:height="11.616cm" svg:x="1.948cm" svg:y="12.2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4" draw:display-name="Dash 4"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111111" draw:marker-start-width="0.2cm" draw:marker-start-center="false" draw:marker-end-width="0.2cm" draw:marker-end-center="false" draw:fill="solid" draw:fill-color="#cfe7f5" draw:opacity="20%" draw:textarea-horizontal-align="justify" fo:padding-top="0.125cm" fo:padding-bottom="0.125cm" fo:padding-left="0.25cm" fo:padding-right="0.25cm" draw:shadow="hidden" draw:shadow-offset-x="0.2cm" draw:shadow-offset-y="0.2cm" draw:shadow-color="#808080" draw:shadow-opacity="2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icrosoft YaHei'" style:font-family-generic-asian="swiss" style:font-pitch-asian="variable" style:font-size-asian="18pt" style:font-style-asian="normal" style:font-weight-asian="normal" style:font-family-complex="'Microsoft YaHei'"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font-family-asian="'Microsoft YaHei'"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top" fo:padding-top="0.125cm" fo:padding-bottom="0.125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Microsoft YaHei'" style:font-family-generic-asian="swiss" style:font-pitch-asian="variable" style:font-size-asian="18pt" style:font-style-asian="normal" style:font-weight-asian="normal" style:font-family-complex="'Microsoft YaHei'"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2%"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alibri" style:font-family-generic="swiss" style:font-pitch="variable" fo:font-size="28pt" fo:font-style="normal" fo:text-shadow="none" style:text-underline-style="none" fo:font-weight="normal" style:font-family-asian="'Microsoft YaHei'" style:font-family-generic-asian="swiss" style:font-pitch-asian="variable" style:font-size-asian="28pt" style:font-style-asian="normal" style:font-weight-asian="normal" style:font-family-complex="'Microsoft YaHei'"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2%"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icrosoft YaHei'" style:font-family-generic-asian="swiss" style:font-pitch-asian="variable" style:font-size-asian="20pt" style:font-style-asian="normal" style:font-weight-asian="normal" style:font-family-complex="'Microsoft YaHei'" style:font-family-generic-complex="swiss"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2%"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wiss" style:font-pitch-asian="variable" style:font-size-asian="18pt" style:font-style-asian="normal" style:font-weight-asian="normal" style:font-family-complex="'Microsoft YaHei'" style:font-family-generic-complex="swiss"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2%"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wiss" style:font-pitch-asian="variable" style:font-size-asian="18pt" style:font-style-asian="normal" style:font-weight-asian="normal" style:font-family-complex="'Microsoft YaHei'" style:font-family-generic-complex="swiss" style:font-pitch-complex="variable"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2%"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icrosoft YaHei'" style:font-family-generic-asian="swiss" style:font-pitch-asian="variable" style:font-size-asian="20pt" style:font-style-asian="normal" style:font-weight-asian="normal" style:font-family-complex="'Microsoft YaHei'"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2%"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icrosoft YaHei'" style:font-family-generic-asian="swiss" style:font-pitch-asian="variable" style:font-size-asian="20pt" style:font-style-asian="normal" style:font-weight-asian="normal" style:font-family-complex="'Microsoft YaHei'"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2%"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icrosoft YaHei'" style:font-family-generic-asian="swiss" style:font-pitch-asian="variable" style:font-size-asian="20pt" style:font-style-asian="normal" style:font-weight-asian="normal" style:font-family-complex="'Microsoft YaHei'"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2%"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icrosoft YaHei'" style:font-family-generic-asian="swiss" style:font-pitch-asian="variable" style:font-size-asian="20pt" style:font-style-asian="normal" style:font-weight-asian="normal" style:font-family-complex="'Microsoft YaHei'"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2%"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icrosoft YaHei'" style:font-family-generic-asian="swiss" style:font-pitch-asian="variable" style:font-size-asian="20pt" style:font-style-asian="normal" style:font-weight-asian="normal" style:font-family-complex="'Microsoft YaHei'"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2%"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28pt" fo:font-style="normal" fo:text-shadow="none" style:text-underline-style="none" fo:font-weight="normal" style:font-family-asian="'Microsoft YaHei'" style:font-family-generic-asian="swiss" style:font-pitch-asian="variable" style:font-size-asian="28pt" style:font-style-asian="normal" style:font-weight-asian="normal" style:font-family-complex="'Microsoft YaHei'"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bottom" fo:padding-top="0.125cm" fo:padding-bottom="0.125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4%"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Microsoft YaHei'" style:font-family-generic-asian="swiss" style:font-pitch-asian="variable" style:font-size-asian="44pt" style:font-style-asian="normal" style:font-weight-asian="normal" style:font-family-complex="'Microsoft YaHei'"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list-style-name="ML1">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gr5" style:family="graphic" style:parent-style-name="standard" style:list-style-name="ML1">
      <style:graphic-properties draw:stroke="none" draw:fill="none" draw:fill-color="#ffffff" draw:textarea-horizontal-align="left" draw:textarea-vertical-align="top" draw:auto-grow-height="false" draw:auto-grow-width="false" fo:min-height="1.289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right" draw:textarea-vertical-align="top" draw:auto-grow-height="false" draw:auto-grow-width="false" fo:min-height="1.289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left" draw:textarea-vertical-align="bottom" draw:auto-grow-height="false" draw:auto-grow-width="false" fo:min-height="1.289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89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0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3%" fo:text-indent="0cm" style:line-break="strict"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95%" fo:text-indent="0cm" style:line-break="strict" style:writing-mode="lr-tb" style:font-independent-line-spacing="true"/>
    </style:style>
    <style:style style:name="MP6" style:family="paragraph">
      <style:paragraph-properties fo:margin-left="0cm" fo:margin-right="0cm" fo:line-height="95%" fo:text-align="end" fo:text-indent="0cm" style:line-break="strict" style:writing-mode="lr-tb" style:font-independent-line-spacing="true"/>
    </style:style>
    <style:style style:name="MP7" style:family="paragraph">
      <style:paragraph-properties fo:margin-left="0cm" fo:margin-right="0cm" fo:line-height="95%"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000000" fo:font-family="'Times New Roman'" style:font-family-generic="roman" style:font-pitch="variable" fo:font-size="13pt" fo:language="en" fo:country="US" style:font-family-asian="'Lucida Sans Unicode'" style:font-family-generic-asian="swiss" style:font-pitch-asian="variable" style:font-size-asian="13pt" style:language-asian="en" style:country-asian="US" style:font-family-complex="'Lucida Sans Unicode'" style:font-family-generic-complex="swiss" style:font-pitch-complex="variable" style:font-size-complex="13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234cm" svg:height="4.63cm" svg:x="1cm" svg:y="3.181cm"/>
      <draw:page-thumbnail draw:layer="backgroundobjects" svg:width="8.234cm" svg:height="4.63cm" svg:x="1cm" svg:y="10.593cm"/>
      <draw:page-thumbnail draw:layer="backgroundobjects" svg:width="8.234cm" svg:height="4.63cm" svg:x="1cm" svg:y="18.005cm"/>
      <draw:page-thumbnail draw:layer="backgroundobjects" svg:width="8.234cm" svg:height="4.63cm" svg:x="10.235cm" svg:y="3.181cm"/>
      <draw:page-thumbnail draw:layer="backgroundobjects" svg:width="8.234cm" svg:height="4.63cm" svg:x="10.235cm" svg:y="10.593cm"/>
      <draw:page-thumbnail draw:layer="backgroundobjects" svg:width="8.234cm" svg:height="4.63cm" svg:x="10.235cm" svg:y="18.005cm"/>
      <draw:frame draw:style-name="Mgr1" draw:text-style-name="MP1" draw:layer="backgroundobjects" svg:width="8.448cm" svg:height="1.29cm" svg:x="0cm" svg:y="0cm" presentation:class="header">
        <draw:text-box>
          <text:p text:style-name="MP1"><text:span text:style-name="MT1"><presentation:header/></text:span></text:p>
        </draw:text-box>
      </draw:frame>
      <draw:frame draw:style-name="Mgr1" draw:text-style-name="MP2" draw:layer="backgroundobjects" svg:width="8.448cm" svg:height="1.29cm" svg:x="11.021cm" svg:y="0cm" presentation:class="date-time">
        <draw:text-box>
          <text:p text:style-name="MP2"><text:span text:style-name="MT1"><presentation:date-time/></text:span></text:p>
        </draw:text-box>
      </draw:frame>
      <draw:frame draw:style-name="Mgr2" draw:text-style-name="MP1" draw:layer="backgroundobjects" svg:width="8.448cm" svg:height="1.29cm" svg:x="0cm" svg:y="24.529cm" presentation:class="footer">
        <draw:text-box>
          <text:p text:style-name="MP1"><text:span text:style-name="MT1"><presentation:footer/></text:span></text:p>
        </draw:text-box>
      </draw:frame>
      <draw:frame draw:style-name="Mgr2" draw:text-style-name="MP2" draw:layer="backgroundobjects" svg:width="8.448cm" svg:height="1.29cm" svg:x="11.021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396cm" svg:height="6.627cm" svg:x="4.233cm" svg:y="3.117cm" presentation:class="title" presentation:placeholder="true">
        <draw:text-box/>
      </draw:frame>
      <draw:frame presentation:style-name="Mpr1" draw:layer="backgroundobjects" svg:width="7.616cm" svg:height="1.009cm" svg:x="2.328cm" svg:y="17.656cm" presentation:class="date-time">
        <draw:text-box>
          <text:list text:style-name="ML1">
            <text:list-header>
              <text:p><text:span text:style-name="MT2">1/18/19</text:span></text:p>
            </text:list-header>
          </text:list>
        </draw:text-box>
      </draw:frame>
      <draw:custom-shape draw:name="Text Box 3" draw:style-name="Mgr3" draw:text-style-name="MP3" draw:layer="backgroundobjects" svg:width="11.43cm" svg:height="1.014cm" svg:x="11.218cm" svg:y="17.657cm">
        <text:p/>
        <draw:enhanced-geometry svg:viewBox="0 0 21600 21600" draw:type="mso-spt202" draw:enhanced-path="M 0 0 L 21600 0 21600 21600 0 21600 0 0 Z N"/>
      </draw:custom-shape>
      <draw:frame presentation:style-name="Mpr1" draw:layer="backgroundobjects" svg:width="7.616cm" svg:height="1.009cm" svg:x="23.918cm" svg:y="17.656cm" presentation:class="page-number">
        <draw:text-box>
          <text:list text:style-name="ML1">
            <text:list-header>
              <text:p><text:span text:style-name="MT2"><text:page-number>&lt;number&gt;</text:page-number></text:span></text:p>
            </text:list-header>
          </text:list>
        </draw:text-box>
      </draw:frame>
      <draw:frame presentation:style-name="Default-outline1" draw:layer="backgroundobjects" svg:width="30.476cm" svg:height="12.568cm" svg:x="1.693cm" svg:y="4.458cm" presentation:class="outline" presentation:placeholder="true">
        <draw:text-box/>
      </draw:frame>
      <presentation:notes style:page-layout-name="PM0">
        <draw:rect draw:style-name="Mgr4" draw:text-style-name="MP4" draw:layer="backgroundobjects" svg:width="19.47cm" svg:height="25.82cm" svg:x="0cm" svg:y="0cm">
          <text:p/>
        </draw:rect>
        <draw:page-thumbnail presentation:style-name="Default-title" draw:layer="backgroundobjects" svg:width="17.203cm" svg:height="9.68cm" svg:x="1.132cm" svg:y="1.962cm" presentation:class="page"/>
        <draw:frame presentation:style-name="Default-notes" draw:layer="backgroundobjects" svg:width="15.575cm" svg:height="11.616cm" svg:x="1.948cm" svg:y="12.263cm" presentation:class="notes" presentation:placeholder="true">
          <draw:text-box/>
        </draw:frame>
        <draw:frame draw:style-name="Mgr5" draw:text-style-name="MP5" draw:layer="backgroundobjects" svg:width="8.449cm" svg:height="1.288cm" svg:x="-0.001cm" svg:y="0cm" presentation:class="header">
          <draw:text-box>
            <text:p/>
          </draw:text-box>
        </draw:frame>
        <draw:frame draw:style-name="Mgr6" draw:text-style-name="MP6" draw:layer="backgroundobjects" svg:width="8.449cm" svg:height="1.288cm" svg:x="11.019cm" svg:y="0cm" presentation:class="date-time">
          <draw:text-box>
            <text:p/>
          </draw:text-box>
        </draw:frame>
        <draw:frame draw:style-name="Mgr7" draw:text-style-name="MP5" draw:layer="backgroundobjects" svg:width="8.449cm" svg:height="1.288cm" svg:x="-0.001cm" svg:y="24.531cm" presentation:class="footer">
          <draw:text-box>
            <text:p/>
          </draw:text-box>
        </draw:frame>
        <draw:frame draw:style-name="Mgr8" draw:text-style-name="MP6" draw:layer="backgroundobjects" svg:width="8.449cm" svg:height="1.288cm" svg:x="11.019cm" svg:y="24.531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meta:initial-creator>Dubb, Jay</meta:initial-creator>
    <dc:creator>Jay D</dc:creator>
    <dc:date>2021-04-28T11:43:19.35</dc:date>
    <meta:print-date>2019-01-22T23:50:29</meta:print-date>
    <meta:editing-cycles>294</meta:editing-cycles>
    <meta:editing-duration>P3DT18H15M17S</meta:editing-duration>
    <meta:generator>OpenOffice/4.1.7$Win32 OpenOffice.org_project/417m1$Build-9800</meta:generator>
    <meta:document-statistic meta:object-count="493"/>
  </office:meta>
</office:document-meta>
</file>